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Temperature Data Since 1880" draw:style-name="gr1" draw:text-style-name="P1" svg:width="7.0134in" svg:height="3.639in" svg:x="23.8374in" svg:y="20.6327in">
            <draw:object draw:notify-on-update-of-ranges="Sheet1.G9:Sheet1.G144 Sheet1.H9:Sheet1.H14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678in" svg:height="3.522in" svg:x="10.7008in" svg:y="28.078in">
            <draw:object draw:notify-on-update-of-ranges="Sheet1.J9:Sheet1.J162 Sheet1.K9:Sheet1.K162 Sheet1.L9:Sheet1.L16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 table:number-rows-repeated="7">
          <table:table-cell table:number-columns-repeated="30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Adj X</text:p>
          </table:table-cell>
          <table:table-cell office:value-type="string" calcext:value-type="string">
            <text:p>May cpy</text:p>
          </table:table-cell>
          <table:table-cell office:value-type="string" calcext:value-type="string">
            <text:p>deg Celcius</text:p>
          </table:table-cell>
          <table:table-cell office:value-type="string" calcext:value-type="string">
            <text:p>deg Far</text:p>
          </table:table-cell>
          <table:table-cell office:value-type="string" calcext:value-type="string">
            <text:p>Adj X</text:p>
          </table:table-cell>
          <table:table-cell office:value-type="string" calcext:value-type="string">
            <text:p>deg Far</text:p>
          </table:table-cell>
          <table:table-cell office:value-type="string" calcext:value-type="string">
            <text:p>from prog</text:p>
          </table:table-cell>
          <table:table-cell table:number-columns-repeated="21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14" calcext:value-type="float">
            <text:p>-14</text:p>
          </table:table-cell>
          <table:table-cell table:formula="of:=[.A9]-1880" office:value-type="float" office:value="0" calcext:value-type="float">
            <text:p>0</text:p>
          </table:table-cell>
          <table:table-cell table:formula="of:=[.B9]" office:value-type="float" office:value="-14" calcext:value-type="float">
            <text:p>-14</text:p>
          </table:table-cell>
          <table:table-cell table:formula="of:=[.D9]/100 + 14" office:value-type="float" office:value="13.86" calcext:value-type="float">
            <text:p>13.86</text:p>
          </table:table-cell>
          <table:table-cell table:formula="of:=[.E9]*9/5+32" office:value-type="float" office:value="56.948" calcext:value-type="float">
            <text:p>56.9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.948" calcext:value-type="float">
            <text:p>56.948</text:p>
          </table:table-cell>
          <table:table-cell office:value-type="float" office:value="0" calcext:value-type="float">
            <text:p>0</text:p>
          </table:table-cell>
          <table:table-cell office:value-type="float" office:value="56.357" calcext:value-type="float">
            <text:p>56.357</text:p>
          </table:table-cell>
          <table:table-cell office:value-type="float" office:value="56.948" calcext:value-type="float">
            <text:p>56.948</text:p>
          </table:table-cell>
          <table:table-cell table:number-columns-repeated="18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4" calcext:value-type="float">
            <text:p>-4</text:p>
          </table:table-cell>
          <table:table-cell table:formula="of:=[.A10]-1880" office:value-type="float" office:value="1" calcext:value-type="float">
            <text:p>1</text:p>
          </table:table-cell>
          <table:table-cell table:formula="of:=[.B10]" office:value-type="float" office:value="-4" calcext:value-type="float">
            <text:p>-4</text:p>
          </table:table-cell>
          <table:table-cell table:formula="of:=[.D10]/100 + 14" office:value-type="float" office:value="13.96" calcext:value-type="float">
            <text:p>13.96</text:p>
          </table:table-cell>
          <table:table-cell table:formula="of:=[.E10]*9/5+32" office:value-type="float" office:value="57.128" calcext:value-type="float">
            <text:p>57.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.128" calcext:value-type="float">
            <text:p>57.128</text:p>
          </table:table-cell>
          <table:table-cell office:value-type="float" office:value="1" calcext:value-type="float">
            <text:p>1</text:p>
          </table:table-cell>
          <table:table-cell office:value-type="float" office:value="56.3697" calcext:value-type="float">
            <text:p>56.3697</text:p>
          </table:table-cell>
          <table:table-cell office:value-type="float" office:value="57.128" calcext:value-type="float">
            <text:p>57.128</text:p>
          </table:table-cell>
          <table:table-cell table:number-columns-repeated="18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-17" calcext:value-type="float">
            <text:p>-17</text:p>
          </table:table-cell>
          <table:table-cell table:formula="of:=[.A11]-1880" office:value-type="float" office:value="2" calcext:value-type="float">
            <text:p>2</text:p>
          </table:table-cell>
          <table:table-cell table:formula="of:=[.B11]" office:value-type="float" office:value="-17" calcext:value-type="float">
            <text:p>-17</text:p>
          </table:table-cell>
          <table:table-cell table:formula="of:=[.D11]/100 + 14" office:value-type="float" office:value="13.83" calcext:value-type="float">
            <text:p>13.83</text:p>
          </table:table-cell>
          <table:table-cell table:formula="of:=[.E11]*9/5+32" office:value-type="float" office:value="56.894" calcext:value-type="float">
            <text:p>56.8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6.894" calcext:value-type="float">
            <text:p>56.894</text:p>
          </table:table-cell>
          <table:table-cell office:value-type="float" office:value="2" calcext:value-type="float">
            <text:p>2</text:p>
          </table:table-cell>
          <table:table-cell office:value-type="float" office:value="56.3824" calcext:value-type="float">
            <text:p>56.3824</text:p>
          </table:table-cell>
          <table:table-cell office:value-type="float" office:value="56.894" calcext:value-type="float">
            <text:p>56.894</text:p>
          </table:table-cell>
          <table:table-cell table:number-columns-repeated="18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25" calcext:value-type="float">
            <text:p>-25</text:p>
          </table:table-cell>
          <table:table-cell table:formula="of:=[.A12]-1880" office:value-type="float" office:value="3" calcext:value-type="float">
            <text:p>3</text:p>
          </table:table-cell>
          <table:table-cell table:formula="of:=[.B12]" office:value-type="float" office:value="-25" calcext:value-type="float">
            <text:p>-25</text:p>
          </table:table-cell>
          <table:table-cell table:formula="of:=[.D12]/100 + 14" office:value-type="float" office:value="13.75" calcext:value-type="float">
            <text:p>13.75</text:p>
          </table:table-cell>
          <table:table-cell table:formula="of:=[.E12]*9/5+32" office:value-type="float" office:value="56.75" calcext:value-type="float">
            <text:p>56.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6.75" calcext:value-type="float">
            <text:p>56.75</text:p>
          </table:table-cell>
          <table:table-cell office:value-type="float" office:value="3" calcext:value-type="float">
            <text:p>3</text:p>
          </table:table-cell>
          <table:table-cell office:value-type="float" office:value="56.3951" calcext:value-type="float">
            <text:p>56.3951</text:p>
          </table:table-cell>
          <table:table-cell office:value-type="float" office:value="56.75" calcext:value-type="float">
            <text:p>56.75</text:p>
          </table:table-cell>
          <table:table-cell table:number-columns-repeated="18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-31" calcext:value-type="float">
            <text:p>-31</text:p>
          </table:table-cell>
          <table:table-cell table:formula="of:=[.A13]-1880" office:value-type="float" office:value="4" calcext:value-type="float">
            <text:p>4</text:p>
          </table:table-cell>
          <table:table-cell table:formula="of:=[.B13]" office:value-type="float" office:value="-31" calcext:value-type="float">
            <text:p>-31</text:p>
          </table:table-cell>
          <table:table-cell table:formula="of:=[.D13]/100 + 14" office:value-type="float" office:value="13.69" calcext:value-type="float">
            <text:p>13.69</text:p>
          </table:table-cell>
          <table:table-cell table:formula="of:=[.E13]*9/5+32" office:value-type="float" office:value="56.642" calcext:value-type="float">
            <text:p>56.6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6.642" calcext:value-type="float">
            <text:p>56.642</text:p>
          </table:table-cell>
          <table:table-cell office:value-type="float" office:value="4" calcext:value-type="float">
            <text:p>4</text:p>
          </table:table-cell>
          <table:table-cell office:value-type="float" office:value="56.4077" calcext:value-type="float">
            <text:p>56.4077</text:p>
          </table:table-cell>
          <table:table-cell office:value-type="float" office:value="56.642" calcext:value-type="float">
            <text:p>56.642</text:p>
          </table:table-cell>
          <table:table-cell table:number-columns-repeated="18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41" calcext:value-type="float">
            <text:p>-41</text:p>
          </table:table-cell>
          <table:table-cell table:formula="of:=[.A14]-1880" office:value-type="float" office:value="5" calcext:value-type="float">
            <text:p>5</text:p>
          </table:table-cell>
          <table:table-cell table:formula="of:=[.B14]" office:value-type="float" office:value="-41" calcext:value-type="float">
            <text:p>-41</text:p>
          </table:table-cell>
          <table:table-cell table:formula="of:=[.D14]/100 + 14" office:value-type="float" office:value="13.59" calcext:value-type="float">
            <text:p>13.59</text:p>
          </table:table-cell>
          <table:table-cell table:formula="of:=[.E14]*9/5+32" office:value-type="float" office:value="56.462" calcext:value-type="float">
            <text:p>56.4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6.462" calcext:value-type="float">
            <text:p>56.462</text:p>
          </table:table-cell>
          <table:table-cell office:value-type="float" office:value="5" calcext:value-type="float">
            <text:p>5</text:p>
          </table:table-cell>
          <table:table-cell office:value-type="float" office:value="56.4204" calcext:value-type="float">
            <text:p>56.4204</text:p>
          </table:table-cell>
          <table:table-cell office:value-type="float" office:value="56.462" calcext:value-type="float">
            <text:p>56.462</text:p>
          </table:table-cell>
          <table:table-cell table:number-columns-repeated="18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27" calcext:value-type="float">
            <text:p>-27</text:p>
          </table:table-cell>
          <table:table-cell table:formula="of:=[.A15]-1880" office:value-type="float" office:value="6" calcext:value-type="float">
            <text:p>6</text:p>
          </table:table-cell>
          <table:table-cell table:formula="of:=[.B15]" office:value-type="float" office:value="-27" calcext:value-type="float">
            <text:p>-27</text:p>
          </table:table-cell>
          <table:table-cell table:formula="of:=[.D15]/100 + 14" office:value-type="float" office:value="13.73" calcext:value-type="float">
            <text:p>13.73</text:p>
          </table:table-cell>
          <table:table-cell table:formula="of:=[.E15]*9/5+32" office:value-type="float" office:value="56.714" calcext:value-type="float">
            <text:p>56.7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6.714" calcext:value-type="float">
            <text:p>56.714</text:p>
          </table:table-cell>
          <table:table-cell office:value-type="float" office:value="6" calcext:value-type="float">
            <text:p>6</text:p>
          </table:table-cell>
          <table:table-cell office:value-type="float" office:value="56.4331" calcext:value-type="float">
            <text:p>56.4331</text:p>
          </table:table-cell>
          <table:table-cell office:value-type="float" office:value="56.714" calcext:value-type="float">
            <text:p>56.714</text:p>
          </table:table-cell>
          <table:table-cell table:number-columns-repeated="18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33" calcext:value-type="float">
            <text:p>-33</text:p>
          </table:table-cell>
          <table:table-cell table:formula="of:=[.A16]-1880" office:value-type="float" office:value="7" calcext:value-type="float">
            <text:p>7</text:p>
          </table:table-cell>
          <table:table-cell table:formula="of:=[.B16]" office:value-type="float" office:value="-33" calcext:value-type="float">
            <text:p>-33</text:p>
          </table:table-cell>
          <table:table-cell table:formula="of:=[.D16]/100 + 14" office:value-type="float" office:value="13.67" calcext:value-type="float">
            <text:p>13.67</text:p>
          </table:table-cell>
          <table:table-cell table:formula="of:=[.E16]*9/5+32" office:value-type="float" office:value="56.606" calcext:value-type="float">
            <text:p>56.60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.606" calcext:value-type="float">
            <text:p>56.606</text:p>
          </table:table-cell>
          <table:table-cell office:value-type="float" office:value="7" calcext:value-type="float">
            <text:p>7</text:p>
          </table:table-cell>
          <table:table-cell office:value-type="float" office:value="56.4458" calcext:value-type="float">
            <text:p>56.4458</text:p>
          </table:table-cell>
          <table:table-cell office:value-type="float" office:value="56.606" calcext:value-type="float">
            <text:p>56.606</text:p>
          </table:table-cell>
          <table:table-cell table:number-columns-repeated="18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22" calcext:value-type="float">
            <text:p>-22</text:p>
          </table:table-cell>
          <table:table-cell table:formula="of:=[.A17]-1880" office:value-type="float" office:value="8" calcext:value-type="float">
            <text:p>8</text:p>
          </table:table-cell>
          <table:table-cell table:formula="of:=[.B17]" office:value-type="float" office:value="-22" calcext:value-type="float">
            <text:p>-22</text:p>
          </table:table-cell>
          <table:table-cell table:formula="of:=[.D17]/100 + 14" office:value-type="float" office:value="13.78" calcext:value-type="float">
            <text:p>13.78</text:p>
          </table:table-cell>
          <table:table-cell table:formula="of:=[.E17]*9/5+32" office:value-type="float" office:value="56.804" calcext:value-type="float">
            <text:p>56.8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6.804" calcext:value-type="float">
            <text:p>56.804</text:p>
          </table:table-cell>
          <table:table-cell office:value-type="float" office:value="8" calcext:value-type="float">
            <text:p>8</text:p>
          </table:table-cell>
          <table:table-cell office:value-type="float" office:value="56.4584" calcext:value-type="float">
            <text:p>56.4584</text:p>
          </table:table-cell>
          <table:table-cell office:value-type="float" office:value="56.804" calcext:value-type="float">
            <text:p>56.804</text:p>
          </table:table-cell>
          <table:table-cell table:number-columns-repeated="18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2" calcext:value-type="float">
            <text:p>-2</text:p>
          </table:table-cell>
          <table:table-cell table:formula="of:=[.A18]-1880" office:value-type="float" office:value="9" calcext:value-type="float">
            <text:p>9</text:p>
          </table:table-cell>
          <table:table-cell table:formula="of:=[.B18]" office:value-type="float" office:value="-2" calcext:value-type="float">
            <text:p>-2</text:p>
          </table:table-cell>
          <table:table-cell table:formula="of:=[.D18]/100 + 14" office:value-type="float" office:value="13.98" calcext:value-type="float">
            <text:p>13.98</text:p>
          </table:table-cell>
          <table:table-cell table:formula="of:=[.E18]*9/5+32" office:value-type="float" office:value="57.164" calcext:value-type="float">
            <text:p>57.16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7.164" calcext:value-type="float">
            <text:p>57.164</text:p>
          </table:table-cell>
          <table:table-cell office:value-type="float" office:value="9" calcext:value-type="float">
            <text:p>9</text:p>
          </table:table-cell>
          <table:table-cell office:value-type="float" office:value="56.4711" calcext:value-type="float">
            <text:p>56.4711</text:p>
          </table:table-cell>
          <table:table-cell office:value-type="float" office:value="57.164" calcext:value-type="float">
            <text:p>57.164</text:p>
          </table:table-cell>
          <table:table-cell table:number-columns-repeated="18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-47" calcext:value-type="float">
            <text:p>-47</text:p>
          </table:table-cell>
          <table:table-cell table:formula="of:=[.A19]-1880" office:value-type="float" office:value="10" calcext:value-type="float">
            <text:p>10</text:p>
          </table:table-cell>
          <table:table-cell table:formula="of:=[.B19]" office:value-type="float" office:value="-47" calcext:value-type="float">
            <text:p>-47</text:p>
          </table:table-cell>
          <table:table-cell table:formula="of:=[.D19]/100 + 14" office:value-type="float" office:value="13.53" calcext:value-type="float">
            <text:p>13.53</text:p>
          </table:table-cell>
          <table:table-cell table:formula="of:=[.E19]*9/5+32" office:value-type="float" office:value="56.354" calcext:value-type="float">
            <text:p>56.35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6.354" calcext:value-type="float">
            <text:p>56.354</text:p>
          </table:table-cell>
          <table:table-cell office:value-type="float" office:value="10" calcext:value-type="float">
            <text:p>10</text:p>
          </table:table-cell>
          <table:table-cell office:value-type="float" office:value="56.4838" calcext:value-type="float">
            <text:p>56.4838</text:p>
          </table:table-cell>
          <table:table-cell office:value-type="float" office:value="56.354" calcext:value-type="float">
            <text:p>56.354</text:p>
          </table:table-cell>
          <table:table-cell table:number-columns-repeated="18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6" calcext:value-type="float">
            <text:p>-16</text:p>
          </table:table-cell>
          <table:table-cell table:formula="of:=[.A20]-1880" office:value-type="float" office:value="11" calcext:value-type="float">
            <text:p>11</text:p>
          </table:table-cell>
          <table:table-cell table:formula="of:=[.B20]" office:value-type="float" office:value="-16" calcext:value-type="float">
            <text:p>-16</text:p>
          </table:table-cell>
          <table:table-cell table:formula="of:=[.D20]/100 + 14" office:value-type="float" office:value="13.84" calcext:value-type="float">
            <text:p>13.84</text:p>
          </table:table-cell>
          <table:table-cell table:formula="of:=[.E20]*9/5+32" office:value-type="float" office:value="56.912" calcext:value-type="float">
            <text:p>56.9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6.912" calcext:value-type="float">
            <text:p>56.912</text:p>
          </table:table-cell>
          <table:table-cell office:value-type="float" office:value="11" calcext:value-type="float">
            <text:p>11</text:p>
          </table:table-cell>
          <table:table-cell office:value-type="float" office:value="56.4965" calcext:value-type="float">
            <text:p>56.4965</text:p>
          </table:table-cell>
          <table:table-cell office:value-type="float" office:value="56.912" calcext:value-type="float">
            <text:p>56.912</text:p>
          </table:table-cell>
          <table:table-cell table:number-columns-repeated="18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24" calcext:value-type="float">
            <text:p>-24</text:p>
          </table:table-cell>
          <table:table-cell table:formula="of:=[.A21]-1880" office:value-type="float" office:value="12" calcext:value-type="float">
            <text:p>12</text:p>
          </table:table-cell>
          <table:table-cell table:formula="of:=[.B21]" office:value-type="float" office:value="-24" calcext:value-type="float">
            <text:p>-24</text:p>
          </table:table-cell>
          <table:table-cell table:formula="of:=[.D21]/100 + 14" office:value-type="float" office:value="13.76" calcext:value-type="float">
            <text:p>13.76</text:p>
          </table:table-cell>
          <table:table-cell table:formula="of:=[.E21]*9/5+32" office:value-type="float" office:value="56.768" calcext:value-type="float">
            <text:p>56.7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6.768" calcext:value-type="float">
            <text:p>56.768</text:p>
          </table:table-cell>
          <table:table-cell office:value-type="float" office:value="12" calcext:value-type="float">
            <text:p>12</text:p>
          </table:table-cell>
          <table:table-cell office:value-type="float" office:value="56.5092" calcext:value-type="float">
            <text:p>56.5092</text:p>
          </table:table-cell>
          <table:table-cell office:value-type="float" office:value="56.768" calcext:value-type="float">
            <text:p>56.768</text:p>
          </table:table-cell>
          <table:table-cell table:number-columns-repeated="18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34" calcext:value-type="float">
            <text:p>-34</text:p>
          </table:table-cell>
          <table:table-cell table:formula="of:=[.A22]-1880" office:value-type="float" office:value="13" calcext:value-type="float">
            <text:p>13</text:p>
          </table:table-cell>
          <table:table-cell table:formula="of:=[.B22]" office:value-type="float" office:value="-34" calcext:value-type="float">
            <text:p>-34</text:p>
          </table:table-cell>
          <table:table-cell table:formula="of:=[.D22]/100 + 14" office:value-type="float" office:value="13.66" calcext:value-type="float">
            <text:p>13.66</text:p>
          </table:table-cell>
          <table:table-cell table:formula="of:=[.E22]*9/5+32" office:value-type="float" office:value="56.588" calcext:value-type="float">
            <text:p>56.58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6.588" calcext:value-type="float">
            <text:p>56.588</text:p>
          </table:table-cell>
          <table:table-cell office:value-type="float" office:value="13" calcext:value-type="float">
            <text:p>13</text:p>
          </table:table-cell>
          <table:table-cell office:value-type="float" office:value="56.5218" calcext:value-type="float">
            <text:p>56.5218</text:p>
          </table:table-cell>
          <table:table-cell office:value-type="float" office:value="56.588" calcext:value-type="float">
            <text:p>56.588</text:p>
          </table:table-cell>
          <table:table-cell table:number-columns-repeated="18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29" calcext:value-type="float">
            <text:p>-29</text:p>
          </table:table-cell>
          <table:table-cell table:formula="of:=[.A23]-1880" office:value-type="float" office:value="14" calcext:value-type="float">
            <text:p>14</text:p>
          </table:table-cell>
          <table:table-cell table:formula="of:=[.B23]" office:value-type="float" office:value="-29" calcext:value-type="float">
            <text:p>-29</text:p>
          </table:table-cell>
          <table:table-cell table:formula="of:=[.D23]/100 + 14" office:value-type="float" office:value="13.71" calcext:value-type="float">
            <text:p>13.71</text:p>
          </table:table-cell>
          <table:table-cell table:formula="of:=[.E23]*9/5+32" office:value-type="float" office:value="56.678" calcext:value-type="float">
            <text:p>56.67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6.678" calcext:value-type="float">
            <text:p>56.678</text:p>
          </table:table-cell>
          <table:table-cell office:value-type="float" office:value="14" calcext:value-type="float">
            <text:p>14</text:p>
          </table:table-cell>
          <table:table-cell office:value-type="float" office:value="56.5345" calcext:value-type="float">
            <text:p>56.5345</text:p>
          </table:table-cell>
          <table:table-cell office:value-type="float" office:value="56.678" calcext:value-type="float">
            <text:p>56.678</text:p>
          </table:table-cell>
          <table:table-cell table:number-columns-repeated="18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22" calcext:value-type="float">
            <text:p>-22</text:p>
          </table:table-cell>
          <table:table-cell table:formula="of:=[.A24]-1880" office:value-type="float" office:value="15" calcext:value-type="float">
            <text:p>15</text:p>
          </table:table-cell>
          <table:table-cell table:formula="of:=[.B24]" office:value-type="float" office:value="-22" calcext:value-type="float">
            <text:p>-22</text:p>
          </table:table-cell>
          <table:table-cell table:formula="of:=[.D24]/100 + 14" office:value-type="float" office:value="13.78" calcext:value-type="float">
            <text:p>13.78</text:p>
          </table:table-cell>
          <table:table-cell table:formula="of:=[.E24]*9/5+32" office:value-type="float" office:value="56.804" calcext:value-type="float">
            <text:p>56.80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6.804" calcext:value-type="float">
            <text:p>56.804</text:p>
          </table:table-cell>
          <table:table-cell office:value-type="float" office:value="15" calcext:value-type="float">
            <text:p>15</text:p>
          </table:table-cell>
          <table:table-cell office:value-type="float" office:value="56.5472" calcext:value-type="float">
            <text:p>56.5472</text:p>
          </table:table-cell>
          <table:table-cell office:value-type="float" office:value="56.804" calcext:value-type="float">
            <text:p>56.804</text:p>
          </table:table-cell>
          <table:table-cell table:number-columns-repeated="18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-19" calcext:value-type="float">
            <text:p>-19</text:p>
          </table:table-cell>
          <table:table-cell table:formula="of:=[.A25]-1880" office:value-type="float" office:value="16" calcext:value-type="float">
            <text:p>16</text:p>
          </table:table-cell>
          <table:table-cell table:formula="of:=[.B25]" office:value-type="float" office:value="-19" calcext:value-type="float">
            <text:p>-19</text:p>
          </table:table-cell>
          <table:table-cell table:formula="of:=[.D25]/100 + 14" office:value-type="float" office:value="13.81" calcext:value-type="float">
            <text:p>13.81</text:p>
          </table:table-cell>
          <table:table-cell table:formula="of:=[.E25]*9/5+32" office:value-type="float" office:value="56.858" calcext:value-type="float">
            <text:p>56.85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6.858" calcext:value-type="float">
            <text:p>56.858</text:p>
          </table:table-cell>
          <table:table-cell office:value-type="float" office:value="16" calcext:value-type="float">
            <text:p>16</text:p>
          </table:table-cell>
          <table:table-cell office:value-type="float" office:value="56.5599" calcext:value-type="float">
            <text:p>56.5599</text:p>
          </table:table-cell>
          <table:table-cell office:value-type="float" office:value="56.858" calcext:value-type="float">
            <text:p>56.858</text:p>
          </table:table-cell>
          <table:table-cell table:number-columns-repeated="18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  <table:table-cell table:formula="of:=[.A26]-1880" office:value-type="float" office:value="17" calcext:value-type="float">
            <text:p>17</text:p>
          </table:table-cell>
          <table:table-cell table:formula="of:=[.B26]" office:value-type="float" office:value="0" calcext:value-type="float">
            <text:p>0</text:p>
          </table:table-cell>
          <table:table-cell table:formula="of:=[.D26]/100 + 14" office:value-type="float" office:value="14" calcext:value-type="float">
            <text:p>14</text:p>
          </table:table-cell>
          <table:table-cell table:formula="of:=[.E26]*9/5+32" office:value-type="float" office:value="57.2" calcext:value-type="float">
            <text:p>57.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7.2" calcext:value-type="float">
            <text:p>57.2</text:p>
          </table:table-cell>
          <table:table-cell office:value-type="float" office:value="17" calcext:value-type="float">
            <text:p>17</text:p>
          </table:table-cell>
          <table:table-cell office:value-type="float" office:value="56.5725" calcext:value-type="float">
            <text:p>56.5725</text:p>
          </table:table-cell>
          <table:table-cell office:value-type="float" office:value="57.2" calcext:value-type="float">
            <text:p>57.2</text:p>
          </table:table-cell>
          <table:table-cell table:number-columns-repeated="18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-36" calcext:value-type="float">
            <text:p>-36</text:p>
          </table:table-cell>
          <table:table-cell table:formula="of:=[.A27]-1880" office:value-type="float" office:value="18" calcext:value-type="float">
            <text:p>18</text:p>
          </table:table-cell>
          <table:table-cell table:formula="of:=[.B27]" office:value-type="float" office:value="-36" calcext:value-type="float">
            <text:p>-36</text:p>
          </table:table-cell>
          <table:table-cell table:formula="of:=[.D27]/100 + 14" office:value-type="float" office:value="13.64" calcext:value-type="float">
            <text:p>13.64</text:p>
          </table:table-cell>
          <table:table-cell table:formula="of:=[.E27]*9/5+32" office:value-type="float" office:value="56.552" calcext:value-type="float">
            <text:p>56.55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6.552" calcext:value-type="float">
            <text:p>56.552</text:p>
          </table:table-cell>
          <table:table-cell office:value-type="float" office:value="18" calcext:value-type="float">
            <text:p>18</text:p>
          </table:table-cell>
          <table:table-cell office:value-type="float" office:value="56.5852" calcext:value-type="float">
            <text:p>56.5852</text:p>
          </table:table-cell>
          <table:table-cell office:value-type="float" office:value="56.552" calcext:value-type="float">
            <text:p>56.552</text:p>
          </table:table-cell>
          <table:table-cell table:number-columns-repeated="18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20" calcext:value-type="float">
            <text:p>-20</text:p>
          </table:table-cell>
          <table:table-cell table:formula="of:=[.A28]-1880" office:value-type="float" office:value="19" calcext:value-type="float">
            <text:p>19</text:p>
          </table:table-cell>
          <table:table-cell table:formula="of:=[.B28]" office:value-type="float" office:value="-20" calcext:value-type="float">
            <text:p>-20</text:p>
          </table:table-cell>
          <table:table-cell table:formula="of:=[.D28]/100 + 14" office:value-type="float" office:value="13.8" calcext:value-type="float">
            <text:p>13.8</text:p>
          </table:table-cell>
          <table:table-cell table:formula="of:=[.E28]*9/5+32" office:value-type="float" office:value="56.84" calcext:value-type="float">
            <text:p>56.8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6.84" calcext:value-type="float">
            <text:p>56.84</text:p>
          </table:table-cell>
          <table:table-cell office:value-type="float" office:value="19" calcext:value-type="float">
            <text:p>19</text:p>
          </table:table-cell>
          <table:table-cell office:value-type="float" office:value="56.5979" calcext:value-type="float">
            <text:p>56.5979</text:p>
          </table:table-cell>
          <table:table-cell office:value-type="float" office:value="56.84" calcext:value-type="float">
            <text:p>56.84</text:p>
          </table:table-cell>
          <table:table-cell table:number-columns-repeated="18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5" calcext:value-type="float">
            <text:p>-5</text:p>
          </table:table-cell>
          <table:table-cell table:formula="of:=[.A29]-1880" office:value-type="float" office:value="20" calcext:value-type="float">
            <text:p>20</text:p>
          </table:table-cell>
          <table:table-cell table:formula="of:=[.B29]" office:value-type="float" office:value="-5" calcext:value-type="float">
            <text:p>-5</text:p>
          </table:table-cell>
          <table:table-cell table:formula="of:=[.D29]/100 + 14" office:value-type="float" office:value="13.95" calcext:value-type="float">
            <text:p>13.95</text:p>
          </table:table-cell>
          <table:table-cell table:formula="of:=[.E29]*9/5+32" office:value-type="float" office:value="57.11" calcext:value-type="float">
            <text:p>57.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7.11" calcext:value-type="float">
            <text:p>57.11</text:p>
          </table:table-cell>
          <table:table-cell office:value-type="float" office:value="20" calcext:value-type="float">
            <text:p>20</text:p>
          </table:table-cell>
          <table:table-cell office:value-type="float" office:value="56.6106" calcext:value-type="float">
            <text:p>56.6106</text:p>
          </table:table-cell>
          <table:table-cell office:value-type="float" office:value="57.11" calcext:value-type="float">
            <text:p>57.11</text:p>
          </table:table-cell>
          <table:table-cell table:number-columns-repeated="18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8" calcext:value-type="float">
            <text:p>-18</text:p>
          </table:table-cell>
          <table:table-cell table:formula="of:=[.A30]-1880" office:value-type="float" office:value="21" calcext:value-type="float">
            <text:p>21</text:p>
          </table:table-cell>
          <table:table-cell table:formula="of:=[.B30]" office:value-type="float" office:value="-18" calcext:value-type="float">
            <text:p>-18</text:p>
          </table:table-cell>
          <table:table-cell table:formula="of:=[.D30]/100 + 14" office:value-type="float" office:value="13.82" calcext:value-type="float">
            <text:p>13.82</text:p>
          </table:table-cell>
          <table:table-cell table:formula="of:=[.E30]*9/5+32" office:value-type="float" office:value="56.876" calcext:value-type="float">
            <text:p>56.87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6.876" calcext:value-type="float">
            <text:p>56.876</text:p>
          </table:table-cell>
          <table:table-cell office:value-type="float" office:value="21" calcext:value-type="float">
            <text:p>21</text:p>
          </table:table-cell>
          <table:table-cell office:value-type="float" office:value="56.6232" calcext:value-type="float">
            <text:p>56.6232</text:p>
          </table:table-cell>
          <table:table-cell office:value-type="float" office:value="56.876" calcext:value-type="float">
            <text:p>56.876</text:p>
          </table:table-cell>
          <table:table-cell table:number-columns-repeated="18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-31" calcext:value-type="float">
            <text:p>-31</text:p>
          </table:table-cell>
          <table:table-cell table:formula="of:=[.A31]-1880" office:value-type="float" office:value="22" calcext:value-type="float">
            <text:p>22</text:p>
          </table:table-cell>
          <table:table-cell table:formula="of:=[.B31]" office:value-type="float" office:value="-31" calcext:value-type="float">
            <text:p>-31</text:p>
          </table:table-cell>
          <table:table-cell table:formula="of:=[.D31]/100 + 14" office:value-type="float" office:value="13.69" calcext:value-type="float">
            <text:p>13.69</text:p>
          </table:table-cell>
          <table:table-cell table:formula="of:=[.E31]*9/5+32" office:value-type="float" office:value="56.642" calcext:value-type="float">
            <text:p>56.64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6.642" calcext:value-type="float">
            <text:p>56.642</text:p>
          </table:table-cell>
          <table:table-cell office:value-type="float" office:value="22" calcext:value-type="float">
            <text:p>22</text:p>
          </table:table-cell>
          <table:table-cell office:value-type="float" office:value="56.6359" calcext:value-type="float">
            <text:p>56.6359</text:p>
          </table:table-cell>
          <table:table-cell office:value-type="float" office:value="56.642" calcext:value-type="float">
            <text:p>56.642</text:p>
          </table:table-cell>
          <table:table-cell table:number-columns-repeated="18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42" calcext:value-type="float">
            <text:p>-42</text:p>
          </table:table-cell>
          <table:table-cell table:formula="of:=[.A32]-1880" office:value-type="float" office:value="23" calcext:value-type="float">
            <text:p>23</text:p>
          </table:table-cell>
          <table:table-cell table:formula="of:=[.B32]" office:value-type="float" office:value="-42" calcext:value-type="float">
            <text:p>-42</text:p>
          </table:table-cell>
          <table:table-cell table:formula="of:=[.D32]/100 + 14" office:value-type="float" office:value="13.58" calcext:value-type="float">
            <text:p>13.58</text:p>
          </table:table-cell>
          <table:table-cell table:formula="of:=[.E32]*9/5+32" office:value-type="float" office:value="56.444" calcext:value-type="float">
            <text:p>56.44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6.444" calcext:value-type="float">
            <text:p>56.444</text:p>
          </table:table-cell>
          <table:table-cell office:value-type="float" office:value="23" calcext:value-type="float">
            <text:p>23</text:p>
          </table:table-cell>
          <table:table-cell office:value-type="float" office:value="56.6486" calcext:value-type="float">
            <text:p>56.6486</text:p>
          </table:table-cell>
          <table:table-cell office:value-type="float" office:value="56.444" calcext:value-type="float">
            <text:p>56.444</text:p>
          </table:table-cell>
          <table:table-cell table:number-columns-repeated="18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50" calcext:value-type="float">
            <text:p>-50</text:p>
          </table:table-cell>
          <table:table-cell table:formula="of:=[.A33]-1880" office:value-type="float" office:value="24" calcext:value-type="float">
            <text:p>24</text:p>
          </table:table-cell>
          <table:table-cell table:formula="of:=[.B33]" office:value-type="float" office:value="-50" calcext:value-type="float">
            <text:p>-50</text:p>
          </table:table-cell>
          <table:table-cell table:formula="of:=[.D33]/100 + 14" office:value-type="float" office:value="13.5" calcext:value-type="float">
            <text:p>13.5</text:p>
          </table:table-cell>
          <table:table-cell table:formula="of:=[.E33]*9/5+32" office:value-type="float" office:value="56.3" calcext:value-type="float">
            <text:p>56.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6.3" calcext:value-type="float">
            <text:p>56.3</text:p>
          </table:table-cell>
          <table:table-cell office:value-type="float" office:value="24" calcext:value-type="float">
            <text:p>24</text:p>
          </table:table-cell>
          <table:table-cell office:value-type="float" office:value="56.6613" calcext:value-type="float">
            <text:p>56.6613</text:p>
          </table:table-cell>
          <table:table-cell office:value-type="float" office:value="56.3" calcext:value-type="float">
            <text:p>56.3</text:p>
          </table:table-cell>
          <table:table-cell table:number-columns-repeated="18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33" calcext:value-type="float">
            <text:p>-33</text:p>
          </table:table-cell>
          <table:table-cell table:formula="of:=[.A34]-1880" office:value-type="float" office:value="25" calcext:value-type="float">
            <text:p>25</text:p>
          </table:table-cell>
          <table:table-cell table:formula="of:=[.B34]" office:value-type="float" office:value="-33" calcext:value-type="float">
            <text:p>-33</text:p>
          </table:table-cell>
          <table:table-cell table:formula="of:=[.D34]/100 + 14" office:value-type="float" office:value="13.67" calcext:value-type="float">
            <text:p>13.67</text:p>
          </table:table-cell>
          <table:table-cell table:formula="of:=[.E34]*9/5+32" office:value-type="float" office:value="56.606" calcext:value-type="float">
            <text:p>56.60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6.606" calcext:value-type="float">
            <text:p>56.606</text:p>
          </table:table-cell>
          <table:table-cell office:value-type="float" office:value="25" calcext:value-type="float">
            <text:p>25</text:p>
          </table:table-cell>
          <table:table-cell office:value-type="float" office:value="56.674" calcext:value-type="float">
            <text:p>56.674</text:p>
          </table:table-cell>
          <table:table-cell office:value-type="float" office:value="56.606" calcext:value-type="float">
            <text:p>56.606</text:p>
          </table:table-cell>
          <table:table-cell table:number-columns-repeated="18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-20" calcext:value-type="float">
            <text:p>-20</text:p>
          </table:table-cell>
          <table:table-cell table:formula="of:=[.A35]-1880" office:value-type="float" office:value="26" calcext:value-type="float">
            <text:p>26</text:p>
          </table:table-cell>
          <table:table-cell table:formula="of:=[.B35]" office:value-type="float" office:value="-20" calcext:value-type="float">
            <text:p>-20</text:p>
          </table:table-cell>
          <table:table-cell table:formula="of:=[.D35]/100 + 14" office:value-type="float" office:value="13.8" calcext:value-type="float">
            <text:p>13.8</text:p>
          </table:table-cell>
          <table:table-cell table:formula="of:=[.E35]*9/5+32" office:value-type="float" office:value="56.84" calcext:value-type="float">
            <text:p>56.8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6.84" calcext:value-type="float">
            <text:p>56.84</text:p>
          </table:table-cell>
          <table:table-cell office:value-type="float" office:value="26" calcext:value-type="float">
            <text:p>26</text:p>
          </table:table-cell>
          <table:table-cell office:value-type="float" office:value="56.6866" calcext:value-type="float">
            <text:p>56.6866</text:p>
          </table:table-cell>
          <table:table-cell office:value-type="float" office:value="56.84" calcext:value-type="float">
            <text:p>56.84</text:p>
          </table:table-cell>
          <table:table-cell table:number-columns-repeated="18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46" calcext:value-type="float">
            <text:p>-46</text:p>
          </table:table-cell>
          <table:table-cell table:formula="of:=[.A36]-1880" office:value-type="float" office:value="27" calcext:value-type="float">
            <text:p>27</text:p>
          </table:table-cell>
          <table:table-cell table:formula="of:=[.B36]" office:value-type="float" office:value="-46" calcext:value-type="float">
            <text:p>-46</text:p>
          </table:table-cell>
          <table:table-cell table:formula="of:=[.D36]/100 + 14" office:value-type="float" office:value="13.54" calcext:value-type="float">
            <text:p>13.54</text:p>
          </table:table-cell>
          <table:table-cell table:formula="of:=[.E36]*9/5+32" office:value-type="float" office:value="56.372" calcext:value-type="float">
            <text:p>56.37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6.372" calcext:value-type="float">
            <text:p>56.372</text:p>
          </table:table-cell>
          <table:table-cell office:value-type="float" office:value="27" calcext:value-type="float">
            <text:p>27</text:p>
          </table:table-cell>
          <table:table-cell office:value-type="float" office:value="56.6993" calcext:value-type="float">
            <text:p>56.6993</text:p>
          </table:table-cell>
          <table:table-cell office:value-type="float" office:value="56.372" calcext:value-type="float">
            <text:p>56.372</text:p>
          </table:table-cell>
          <table:table-cell table:number-columns-repeated="18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40" calcext:value-type="float">
            <text:p>-40</text:p>
          </table:table-cell>
          <table:table-cell table:formula="of:=[.A37]-1880" office:value-type="float" office:value="28" calcext:value-type="float">
            <text:p>28</text:p>
          </table:table-cell>
          <table:table-cell table:formula="of:=[.B37]" office:value-type="float" office:value="-40" calcext:value-type="float">
            <text:p>-40</text:p>
          </table:table-cell>
          <table:table-cell table:formula="of:=[.D37]/100 + 14" office:value-type="float" office:value="13.6" calcext:value-type="float">
            <text:p>13.6</text:p>
          </table:table-cell>
          <table:table-cell table:formula="of:=[.E37]*9/5+32" office:value-type="float" office:value="56.48" calcext:value-type="float">
            <text:p>56.4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6.48" calcext:value-type="float">
            <text:p>56.48</text:p>
          </table:table-cell>
          <table:table-cell office:value-type="float" office:value="28" calcext:value-type="float">
            <text:p>28</text:p>
          </table:table-cell>
          <table:table-cell office:value-type="float" office:value="56.712" calcext:value-type="float">
            <text:p>56.712</text:p>
          </table:table-cell>
          <table:table-cell office:value-type="float" office:value="56.48" calcext:value-type="float">
            <text:p>56.48</text:p>
          </table:table-cell>
          <table:table-cell table:number-columns-repeated="18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53" calcext:value-type="float">
            <text:p>-53</text:p>
          </table:table-cell>
          <table:table-cell table:formula="of:=[.A38]-1880" office:value-type="float" office:value="29" calcext:value-type="float">
            <text:p>29</text:p>
          </table:table-cell>
          <table:table-cell table:formula="of:=[.B38]" office:value-type="float" office:value="-53" calcext:value-type="float">
            <text:p>-53</text:p>
          </table:table-cell>
          <table:table-cell table:formula="of:=[.D38]/100 + 14" office:value-type="float" office:value="13.47" calcext:value-type="float">
            <text:p>13.47</text:p>
          </table:table-cell>
          <table:table-cell table:formula="of:=[.E38]*9/5+32" office:value-type="float" office:value="56.246" calcext:value-type="float">
            <text:p>56.24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6.246" calcext:value-type="float">
            <text:p>56.246</text:p>
          </table:table-cell>
          <table:table-cell office:value-type="float" office:value="29" calcext:value-type="float">
            <text:p>29</text:p>
          </table:table-cell>
          <table:table-cell office:value-type="float" office:value="56.7247" calcext:value-type="float">
            <text:p>56.7247</text:p>
          </table:table-cell>
          <table:table-cell office:value-type="float" office:value="56.246" calcext:value-type="float">
            <text:p>56.246</text:p>
          </table:table-cell>
          <table:table-cell table:number-columns-repeated="18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-34" calcext:value-type="float">
            <text:p>-34</text:p>
          </table:table-cell>
          <table:table-cell table:formula="of:=[.A39]-1880" office:value-type="float" office:value="30" calcext:value-type="float">
            <text:p>30</text:p>
          </table:table-cell>
          <table:table-cell table:formula="of:=[.B39]" office:value-type="float" office:value="-34" calcext:value-type="float">
            <text:p>-34</text:p>
          </table:table-cell>
          <table:table-cell table:formula="of:=[.D39]/100 + 14" office:value-type="float" office:value="13.66" calcext:value-type="float">
            <text:p>13.66</text:p>
          </table:table-cell>
          <table:table-cell table:formula="of:=[.E39]*9/5+32" office:value-type="float" office:value="56.588" calcext:value-type="float">
            <text:p>56.58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6.588" calcext:value-type="float">
            <text:p>56.588</text:p>
          </table:table-cell>
          <table:table-cell office:value-type="float" office:value="30" calcext:value-type="float">
            <text:p>30</text:p>
          </table:table-cell>
          <table:table-cell office:value-type="float" office:value="56.7373" calcext:value-type="float">
            <text:p>56.7373</text:p>
          </table:table-cell>
          <table:table-cell office:value-type="float" office:value="56.588" calcext:value-type="float">
            <text:p>56.588</text:p>
          </table:table-cell>
          <table:table-cell table:number-columns-repeated="18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52" calcext:value-type="float">
            <text:p>-52</text:p>
          </table:table-cell>
          <table:table-cell table:formula="of:=[.A40]-1880" office:value-type="float" office:value="31" calcext:value-type="float">
            <text:p>31</text:p>
          </table:table-cell>
          <table:table-cell table:formula="of:=[.B40]" office:value-type="float" office:value="-52" calcext:value-type="float">
            <text:p>-52</text:p>
          </table:table-cell>
          <table:table-cell table:formula="of:=[.D40]/100 + 14" office:value-type="float" office:value="13.48" calcext:value-type="float">
            <text:p>13.48</text:p>
          </table:table-cell>
          <table:table-cell table:formula="of:=[.E40]*9/5+32" office:value-type="float" office:value="56.264" calcext:value-type="float">
            <text:p>56.26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6.264" calcext:value-type="float">
            <text:p>56.264</text:p>
          </table:table-cell>
          <table:table-cell office:value-type="float" office:value="31" calcext:value-type="float">
            <text:p>31</text:p>
          </table:table-cell>
          <table:table-cell office:value-type="float" office:value="56.75" calcext:value-type="float">
            <text:p>56.75</text:p>
          </table:table-cell>
          <table:table-cell office:value-type="float" office:value="56.264" calcext:value-type="float">
            <text:p>56.264</text:p>
          </table:table-cell>
          <table:table-cell table:number-columns-repeated="18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-19" calcext:value-type="float">
            <text:p>-19</text:p>
          </table:table-cell>
          <table:table-cell table:formula="of:=[.A41]-1880" office:value-type="float" office:value="32" calcext:value-type="float">
            <text:p>32</text:p>
          </table:table-cell>
          <table:table-cell table:formula="of:=[.B41]" office:value-type="float" office:value="-19" calcext:value-type="float">
            <text:p>-19</text:p>
          </table:table-cell>
          <table:table-cell table:formula="of:=[.D41]/100 + 14" office:value-type="float" office:value="13.81" calcext:value-type="float">
            <text:p>13.81</text:p>
          </table:table-cell>
          <table:table-cell table:formula="of:=[.E41]*9/5+32" office:value-type="float" office:value="56.858" calcext:value-type="float">
            <text:p>56.85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6.858" calcext:value-type="float">
            <text:p>56.858</text:p>
          </table:table-cell>
          <table:table-cell office:value-type="float" office:value="32" calcext:value-type="float">
            <text:p>32</text:p>
          </table:table-cell>
          <table:table-cell office:value-type="float" office:value="56.7627" calcext:value-type="float">
            <text:p>56.7627</text:p>
          </table:table-cell>
          <table:table-cell office:value-type="float" office:value="56.858" calcext:value-type="float">
            <text:p>56.858</text:p>
          </table:table-cell>
          <table:table-cell table:number-columns-repeated="18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45" calcext:value-type="float">
            <text:p>-45</text:p>
          </table:table-cell>
          <table:table-cell table:formula="of:=[.A42]-1880" office:value-type="float" office:value="33" calcext:value-type="float">
            <text:p>33</text:p>
          </table:table-cell>
          <table:table-cell table:formula="of:=[.B42]" office:value-type="float" office:value="-45" calcext:value-type="float">
            <text:p>-45</text:p>
          </table:table-cell>
          <table:table-cell table:formula="of:=[.D42]/100 + 14" office:value-type="float" office:value="13.55" calcext:value-type="float">
            <text:p>13.55</text:p>
          </table:table-cell>
          <table:table-cell table:formula="of:=[.E42]*9/5+32" office:value-type="float" office:value="56.39" calcext:value-type="float">
            <text:p>56.3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6.39" calcext:value-type="float">
            <text:p>56.39</text:p>
          </table:table-cell>
          <table:table-cell office:value-type="float" office:value="33" calcext:value-type="float">
            <text:p>33</text:p>
          </table:table-cell>
          <table:table-cell office:value-type="float" office:value="56.7754" calcext:value-type="float">
            <text:p>56.7754</text:p>
          </table:table-cell>
          <table:table-cell office:value-type="float" office:value="56.39" calcext:value-type="float">
            <text:p>56.39</text:p>
          </table:table-cell>
          <table:table-cell table:number-columns-repeated="18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-19" calcext:value-type="float">
            <text:p>-19</text:p>
          </table:table-cell>
          <table:table-cell table:formula="of:=[.A43]-1880" office:value-type="float" office:value="34" calcext:value-type="float">
            <text:p>34</text:p>
          </table:table-cell>
          <table:table-cell table:formula="of:=[.B43]" office:value-type="float" office:value="-19" calcext:value-type="float">
            <text:p>-19</text:p>
          </table:table-cell>
          <table:table-cell table:formula="of:=[.D43]/100 + 14" office:value-type="float" office:value="13.81" calcext:value-type="float">
            <text:p>13.81</text:p>
          </table:table-cell>
          <table:table-cell table:formula="of:=[.E43]*9/5+32" office:value-type="float" office:value="56.858" calcext:value-type="float">
            <text:p>56.85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6.858" calcext:value-type="float">
            <text:p>56.858</text:p>
          </table:table-cell>
          <table:table-cell office:value-type="float" office:value="34" calcext:value-type="float">
            <text:p>34</text:p>
          </table:table-cell>
          <table:table-cell office:value-type="float" office:value="56.788" calcext:value-type="float">
            <text:p>56.788</text:p>
          </table:table-cell>
          <table:table-cell office:value-type="float" office:value="56.858" calcext:value-type="float">
            <text:p>56.858</text:p>
          </table:table-cell>
          <table:table-cell table:number-columns-repeated="18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" calcext:value-type="float">
            <text:p>-1</text:p>
          </table:table-cell>
          <table:table-cell table:formula="of:=[.A44]-1880" office:value-type="float" office:value="35" calcext:value-type="float">
            <text:p>35</text:p>
          </table:table-cell>
          <table:table-cell table:formula="of:=[.B44]" office:value-type="float" office:value="-1" calcext:value-type="float">
            <text:p>-1</text:p>
          </table:table-cell>
          <table:table-cell table:formula="of:=[.D44]/100 + 14" office:value-type="float" office:value="13.99" calcext:value-type="float">
            <text:p>13.99</text:p>
          </table:table-cell>
          <table:table-cell table:formula="of:=[.E44]*9/5+32" office:value-type="float" office:value="57.182" calcext:value-type="float">
            <text:p>57.18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7.182" calcext:value-type="float">
            <text:p>57.182</text:p>
          </table:table-cell>
          <table:table-cell office:value-type="float" office:value="35" calcext:value-type="float">
            <text:p>35</text:p>
          </table:table-cell>
          <table:table-cell office:value-type="float" office:value="56.8007" calcext:value-type="float">
            <text:p>56.8007</text:p>
          </table:table-cell>
          <table:table-cell office:value-type="float" office:value="57.182" calcext:value-type="float">
            <text:p>57.182</text:p>
          </table:table-cell>
          <table:table-cell table:number-columns-repeated="18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-26" calcext:value-type="float">
            <text:p>-26</text:p>
          </table:table-cell>
          <table:table-cell table:formula="of:=[.A45]-1880" office:value-type="float" office:value="36" calcext:value-type="float">
            <text:p>36</text:p>
          </table:table-cell>
          <table:table-cell table:formula="of:=[.B45]" office:value-type="float" office:value="-26" calcext:value-type="float">
            <text:p>-26</text:p>
          </table:table-cell>
          <table:table-cell table:formula="of:=[.D45]/100 + 14" office:value-type="float" office:value="13.74" calcext:value-type="float">
            <text:p>13.74</text:p>
          </table:table-cell>
          <table:table-cell table:formula="of:=[.E45]*9/5+32" office:value-type="float" office:value="56.732" calcext:value-type="float">
            <text:p>56.73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6.732" calcext:value-type="float">
            <text:p>56.732</text:p>
          </table:table-cell>
          <table:table-cell office:value-type="float" office:value="36" calcext:value-type="float">
            <text:p>36</text:p>
          </table:table-cell>
          <table:table-cell office:value-type="float" office:value="56.8134" calcext:value-type="float">
            <text:p>56.8134</text:p>
          </table:table-cell>
          <table:table-cell office:value-type="float" office:value="56.732" calcext:value-type="float">
            <text:p>56.732</text:p>
          </table:table-cell>
          <table:table-cell table:number-columns-repeated="18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48" calcext:value-type="float">
            <text:p>-48</text:p>
          </table:table-cell>
          <table:table-cell table:formula="of:=[.A46]-1880" office:value-type="float" office:value="37" calcext:value-type="float">
            <text:p>37</text:p>
          </table:table-cell>
          <table:table-cell table:formula="of:=[.B46]" office:value-type="float" office:value="-48" calcext:value-type="float">
            <text:p>-48</text:p>
          </table:table-cell>
          <table:table-cell table:formula="of:=[.D46]/100 + 14" office:value-type="float" office:value="13.52" calcext:value-type="float">
            <text:p>13.52</text:p>
          </table:table-cell>
          <table:table-cell table:formula="of:=[.E46]*9/5+32" office:value-type="float" office:value="56.336" calcext:value-type="float">
            <text:p>56.3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6.336" calcext:value-type="float">
            <text:p>56.336</text:p>
          </table:table-cell>
          <table:table-cell office:value-type="float" office:value="37" calcext:value-type="float">
            <text:p>37</text:p>
          </table:table-cell>
          <table:table-cell office:value-type="float" office:value="56.8261" calcext:value-type="float">
            <text:p>56.8261</text:p>
          </table:table-cell>
          <table:table-cell office:value-type="float" office:value="56.336" calcext:value-type="float">
            <text:p>56.336</text:p>
          </table:table-cell>
          <table:table-cell table:number-columns-repeated="18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-36" calcext:value-type="float">
            <text:p>-36</text:p>
          </table:table-cell>
          <table:table-cell table:formula="of:=[.A47]-1880" office:value-type="float" office:value="38" calcext:value-type="float">
            <text:p>38</text:p>
          </table:table-cell>
          <table:table-cell table:formula="of:=[.B47]" office:value-type="float" office:value="-36" calcext:value-type="float">
            <text:p>-36</text:p>
          </table:table-cell>
          <table:table-cell table:formula="of:=[.D47]/100 + 14" office:value-type="float" office:value="13.64" calcext:value-type="float">
            <text:p>13.64</text:p>
          </table:table-cell>
          <table:table-cell table:formula="of:=[.E47]*9/5+32" office:value-type="float" office:value="56.552" calcext:value-type="float">
            <text:p>56.55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6.552" calcext:value-type="float">
            <text:p>56.552</text:p>
          </table:table-cell>
          <table:table-cell office:value-type="float" office:value="38" calcext:value-type="float">
            <text:p>38</text:p>
          </table:table-cell>
          <table:table-cell office:value-type="float" office:value="56.8387" calcext:value-type="float">
            <text:p>56.8387</text:p>
          </table:table-cell>
          <table:table-cell office:value-type="float" office:value="56.552" calcext:value-type="float">
            <text:p>56.552</text:p>
          </table:table-cell>
          <table:table-cell table:number-columns-repeated="18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9" calcext:value-type="float">
            <text:p>-19</text:p>
          </table:table-cell>
          <table:table-cell table:formula="of:=[.A48]-1880" office:value-type="float" office:value="39" calcext:value-type="float">
            <text:p>39</text:p>
          </table:table-cell>
          <table:table-cell table:formula="of:=[.B48]" office:value-type="float" office:value="-19" calcext:value-type="float">
            <text:p>-19</text:p>
          </table:table-cell>
          <table:table-cell table:formula="of:=[.D48]/100 + 14" office:value-type="float" office:value="13.81" calcext:value-type="float">
            <text:p>13.81</text:p>
          </table:table-cell>
          <table:table-cell table:formula="of:=[.E48]*9/5+32" office:value-type="float" office:value="56.858" calcext:value-type="float">
            <text:p>56.85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6.858" calcext:value-type="float">
            <text:p>56.858</text:p>
          </table:table-cell>
          <table:table-cell office:value-type="float" office:value="39" calcext:value-type="float">
            <text:p>39</text:p>
          </table:table-cell>
          <table:table-cell office:value-type="float" office:value="56.8514" calcext:value-type="float">
            <text:p>56.8514</text:p>
          </table:table-cell>
          <table:table-cell office:value-type="float" office:value="56.858" calcext:value-type="float">
            <text:p>56.858</text:p>
          </table:table-cell>
          <table:table-cell table:number-columns-repeated="18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25" calcext:value-type="float">
            <text:p>-25</text:p>
          </table:table-cell>
          <table:table-cell table:formula="of:=[.A49]-1880" office:value-type="float" office:value="40" calcext:value-type="float">
            <text:p>40</text:p>
          </table:table-cell>
          <table:table-cell table:formula="of:=[.B49]" office:value-type="float" office:value="-25" calcext:value-type="float">
            <text:p>-25</text:p>
          </table:table-cell>
          <table:table-cell table:formula="of:=[.D49]/100 + 14" office:value-type="float" office:value="13.75" calcext:value-type="float">
            <text:p>13.75</text:p>
          </table:table-cell>
          <table:table-cell table:formula="of:=[.E49]*9/5+32" office:value-type="float" office:value="56.75" calcext:value-type="float">
            <text:p>56.7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.75" calcext:value-type="float">
            <text:p>56.75</text:p>
          </table:table-cell>
          <table:table-cell office:value-type="float" office:value="40" calcext:value-type="float">
            <text:p>40</text:p>
          </table:table-cell>
          <table:table-cell office:value-type="float" office:value="56.8641" calcext:value-type="float">
            <text:p>56.8641</text:p>
          </table:table-cell>
          <table:table-cell office:value-type="float" office:value="56.75" calcext:value-type="float">
            <text:p>56.75</text:p>
          </table:table-cell>
          <table:table-cell table:number-columns-repeated="18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35" calcext:value-type="float">
            <text:p>-35</text:p>
          </table:table-cell>
          <table:table-cell table:formula="of:=[.A50]-1880" office:value-type="float" office:value="41" calcext:value-type="float">
            <text:p>41</text:p>
          </table:table-cell>
          <table:table-cell table:formula="of:=[.B50]" office:value-type="float" office:value="-35" calcext:value-type="float">
            <text:p>-35</text:p>
          </table:table-cell>
          <table:table-cell table:formula="of:=[.D50]/100 + 14" office:value-type="float" office:value="13.65" calcext:value-type="float">
            <text:p>13.65</text:p>
          </table:table-cell>
          <table:table-cell table:formula="of:=[.E50]*9/5+32" office:value-type="float" office:value="56.57" calcext:value-type="float">
            <text:p>56.5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6.57" calcext:value-type="float">
            <text:p>56.57</text:p>
          </table:table-cell>
          <table:table-cell office:value-type="float" office:value="41" calcext:value-type="float">
            <text:p>41</text:p>
          </table:table-cell>
          <table:table-cell office:value-type="float" office:value="56.8768" calcext:value-type="float">
            <text:p>56.8768</text:p>
          </table:table-cell>
          <table:table-cell office:value-type="float" office:value="56.57" calcext:value-type="float">
            <text:p>56.57</text:p>
          </table:table-cell>
          <table:table-cell table:number-columns-repeated="18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-34" calcext:value-type="float">
            <text:p>-34</text:p>
          </table:table-cell>
          <table:table-cell table:formula="of:=[.A51]-1880" office:value-type="float" office:value="42" calcext:value-type="float">
            <text:p>42</text:p>
          </table:table-cell>
          <table:table-cell table:formula="of:=[.B51]" office:value-type="float" office:value="-34" calcext:value-type="float">
            <text:p>-34</text:p>
          </table:table-cell>
          <table:table-cell table:formula="of:=[.D51]/100 + 14" office:value-type="float" office:value="13.66" calcext:value-type="float">
            <text:p>13.66</text:p>
          </table:table-cell>
          <table:table-cell table:formula="of:=[.E51]*9/5+32" office:value-type="float" office:value="56.588" calcext:value-type="float">
            <text:p>56.58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6.588" calcext:value-type="float">
            <text:p>56.588</text:p>
          </table:table-cell>
          <table:table-cell office:value-type="float" office:value="42" calcext:value-type="float">
            <text:p>42</text:p>
          </table:table-cell>
          <table:table-cell office:value-type="float" office:value="56.8895" calcext:value-type="float">
            <text:p>56.8895</text:p>
          </table:table-cell>
          <table:table-cell office:value-type="float" office:value="56.588" calcext:value-type="float">
            <text:p>56.588</text:p>
          </table:table-cell>
          <table:table-cell table:number-columns-repeated="18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32" calcext:value-type="float">
            <text:p>-32</text:p>
          </table:table-cell>
          <table:table-cell table:formula="of:=[.A52]-1880" office:value-type="float" office:value="43" calcext:value-type="float">
            <text:p>43</text:p>
          </table:table-cell>
          <table:table-cell table:formula="of:=[.B52]" office:value-type="float" office:value="-32" calcext:value-type="float">
            <text:p>-32</text:p>
          </table:table-cell>
          <table:table-cell table:formula="of:=[.D52]/100 + 14" office:value-type="float" office:value="13.68" calcext:value-type="float">
            <text:p>13.68</text:p>
          </table:table-cell>
          <table:table-cell table:formula="of:=[.E52]*9/5+32" office:value-type="float" office:value="56.624" calcext:value-type="float">
            <text:p>56.6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6.624" calcext:value-type="float">
            <text:p>56.624</text:p>
          </table:table-cell>
          <table:table-cell office:value-type="float" office:value="43" calcext:value-type="float">
            <text:p>43</text:p>
          </table:table-cell>
          <table:table-cell office:value-type="float" office:value="56.9021" calcext:value-type="float">
            <text:p>56.9021</text:p>
          </table:table-cell>
          <table:table-cell office:value-type="float" office:value="56.624" calcext:value-type="float">
            <text:p>56.624</text:p>
          </table:table-cell>
          <table:table-cell table:number-columns-repeated="18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-18" calcext:value-type="float">
            <text:p>-18</text:p>
          </table:table-cell>
          <table:table-cell table:formula="of:=[.A53]-1880" office:value-type="float" office:value="44" calcext:value-type="float">
            <text:p>44</text:p>
          </table:table-cell>
          <table:table-cell table:formula="of:=[.B53]" office:value-type="float" office:value="-18" calcext:value-type="float">
            <text:p>-18</text:p>
          </table:table-cell>
          <table:table-cell table:formula="of:=[.D53]/100 + 14" office:value-type="float" office:value="13.82" calcext:value-type="float">
            <text:p>13.82</text:p>
          </table:table-cell>
          <table:table-cell table:formula="of:=[.E53]*9/5+32" office:value-type="float" office:value="56.876" calcext:value-type="float">
            <text:p>56.87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6.876" calcext:value-type="float">
            <text:p>56.876</text:p>
          </table:table-cell>
          <table:table-cell office:value-type="float" office:value="44" calcext:value-type="float">
            <text:p>44</text:p>
          </table:table-cell>
          <table:table-cell office:value-type="float" office:value="56.9148" calcext:value-type="float">
            <text:p>56.9148</text:p>
          </table:table-cell>
          <table:table-cell office:value-type="float" office:value="56.876" calcext:value-type="float">
            <text:p>56.876</text:p>
          </table:table-cell>
          <table:table-cell table:number-columns-repeated="18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29" calcext:value-type="float">
            <text:p>-29</text:p>
          </table:table-cell>
          <table:table-cell table:formula="of:=[.A54]-1880" office:value-type="float" office:value="45" calcext:value-type="float">
            <text:p>45</text:p>
          </table:table-cell>
          <table:table-cell table:formula="of:=[.B54]" office:value-type="float" office:value="-29" calcext:value-type="float">
            <text:p>-29</text:p>
          </table:table-cell>
          <table:table-cell table:formula="of:=[.D54]/100 + 14" office:value-type="float" office:value="13.71" calcext:value-type="float">
            <text:p>13.71</text:p>
          </table:table-cell>
          <table:table-cell table:formula="of:=[.E54]*9/5+32" office:value-type="float" office:value="56.678" calcext:value-type="float">
            <text:p>56.67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6.678" calcext:value-type="float">
            <text:p>56.678</text:p>
          </table:table-cell>
          <table:table-cell office:value-type="float" office:value="45" calcext:value-type="float">
            <text:p>45</text:p>
          </table:table-cell>
          <table:table-cell office:value-type="float" office:value="56.9275" calcext:value-type="float">
            <text:p>56.9275</text:p>
          </table:table-cell>
          <table:table-cell office:value-type="float" office:value="56.678" calcext:value-type="float">
            <text:p>56.678</text:p>
          </table:table-cell>
          <table:table-cell table:number-columns-repeated="18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-24" calcext:value-type="float">
            <text:p>-24</text:p>
          </table:table-cell>
          <table:table-cell table:formula="of:=[.A55]-1880" office:value-type="float" office:value="46" calcext:value-type="float">
            <text:p>46</text:p>
          </table:table-cell>
          <table:table-cell table:formula="of:=[.B55]" office:value-type="float" office:value="-24" calcext:value-type="float">
            <text:p>-24</text:p>
          </table:table-cell>
          <table:table-cell table:formula="of:=[.D55]/100 + 14" office:value-type="float" office:value="13.76" calcext:value-type="float">
            <text:p>13.76</text:p>
          </table:table-cell>
          <table:table-cell table:formula="of:=[.E55]*9/5+32" office:value-type="float" office:value="56.768" calcext:value-type="float">
            <text:p>56.76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6.768" calcext:value-type="float">
            <text:p>56.768</text:p>
          </table:table-cell>
          <table:table-cell office:value-type="float" office:value="46" calcext:value-type="float">
            <text:p>46</text:p>
          </table:table-cell>
          <table:table-cell office:value-type="float" office:value="56.9402" calcext:value-type="float">
            <text:p>56.9402</text:p>
          </table:table-cell>
          <table:table-cell office:value-type="float" office:value="56.768" calcext:value-type="float">
            <text:p>56.768</text:p>
          </table:table-cell>
          <table:table-cell table:number-columns-repeated="18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24" calcext:value-type="float">
            <text:p>-24</text:p>
          </table:table-cell>
          <table:table-cell table:formula="of:=[.A56]-1880" office:value-type="float" office:value="47" calcext:value-type="float">
            <text:p>47</text:p>
          </table:table-cell>
          <table:table-cell table:formula="of:=[.B56]" office:value-type="float" office:value="-24" calcext:value-type="float">
            <text:p>-24</text:p>
          </table:table-cell>
          <table:table-cell table:formula="of:=[.D56]/100 + 14" office:value-type="float" office:value="13.76" calcext:value-type="float">
            <text:p>13.76</text:p>
          </table:table-cell>
          <table:table-cell table:formula="of:=[.E56]*9/5+32" office:value-type="float" office:value="56.768" calcext:value-type="float">
            <text:p>56.76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6.768" calcext:value-type="float">
            <text:p>56.768</text:p>
          </table:table-cell>
          <table:table-cell office:value-type="float" office:value="47" calcext:value-type="float">
            <text:p>47</text:p>
          </table:table-cell>
          <table:table-cell office:value-type="float" office:value="56.9528" calcext:value-type="float">
            <text:p>56.9528</text:p>
          </table:table-cell>
          <table:table-cell office:value-type="float" office:value="56.768" calcext:value-type="float">
            <text:p>56.768</text:p>
          </table:table-cell>
          <table:table-cell table:number-columns-repeated="18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29" calcext:value-type="float">
            <text:p>-29</text:p>
          </table:table-cell>
          <table:table-cell table:formula="of:=[.A57]-1880" office:value-type="float" office:value="48" calcext:value-type="float">
            <text:p>48</text:p>
          </table:table-cell>
          <table:table-cell table:formula="of:=[.B57]" office:value-type="float" office:value="-29" calcext:value-type="float">
            <text:p>-29</text:p>
          </table:table-cell>
          <table:table-cell table:formula="of:=[.D57]/100 + 14" office:value-type="float" office:value="13.71" calcext:value-type="float">
            <text:p>13.71</text:p>
          </table:table-cell>
          <table:table-cell table:formula="of:=[.E57]*9/5+32" office:value-type="float" office:value="56.678" calcext:value-type="float">
            <text:p>56.67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.678" calcext:value-type="float">
            <text:p>56.678</text:p>
          </table:table-cell>
          <table:table-cell office:value-type="float" office:value="48" calcext:value-type="float">
            <text:p>48</text:p>
          </table:table-cell>
          <table:table-cell office:value-type="float" office:value="56.9655" calcext:value-type="float">
            <text:p>56.9655</text:p>
          </table:table-cell>
          <table:table-cell office:value-type="float" office:value="56.678" calcext:value-type="float">
            <text:p>56.678</text:p>
          </table:table-cell>
          <table:table-cell table:number-columns-repeated="18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38" calcext:value-type="float">
            <text:p>-38</text:p>
          </table:table-cell>
          <table:table-cell table:formula="of:=[.A58]-1880" office:value-type="float" office:value="49" calcext:value-type="float">
            <text:p>49</text:p>
          </table:table-cell>
          <table:table-cell table:formula="of:=[.B58]" office:value-type="float" office:value="-38" calcext:value-type="float">
            <text:p>-38</text:p>
          </table:table-cell>
          <table:table-cell table:formula="of:=[.D58]/100 + 14" office:value-type="float" office:value="13.62" calcext:value-type="float">
            <text:p>13.62</text:p>
          </table:table-cell>
          <table:table-cell table:formula="of:=[.E58]*9/5+32" office:value-type="float" office:value="56.516" calcext:value-type="float">
            <text:p>56.51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6.516" calcext:value-type="float">
            <text:p>56.516</text:p>
          </table:table-cell>
          <table:table-cell office:value-type="float" office:value="49" calcext:value-type="float">
            <text:p>49</text:p>
          </table:table-cell>
          <table:table-cell office:value-type="float" office:value="56.9782" calcext:value-type="float">
            <text:p>56.9782</text:p>
          </table:table-cell>
          <table:table-cell office:value-type="float" office:value="56.516" calcext:value-type="float">
            <text:p>56.516</text:p>
          </table:table-cell>
          <table:table-cell table:number-columns-repeated="18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-24" calcext:value-type="float">
            <text:p>-24</text:p>
          </table:table-cell>
          <table:table-cell table:formula="of:=[.A59]-1880" office:value-type="float" office:value="50" calcext:value-type="float">
            <text:p>50</text:p>
          </table:table-cell>
          <table:table-cell table:formula="of:=[.B59]" office:value-type="float" office:value="-24" calcext:value-type="float">
            <text:p>-24</text:p>
          </table:table-cell>
          <table:table-cell table:formula="of:=[.D59]/100 + 14" office:value-type="float" office:value="13.76" calcext:value-type="float">
            <text:p>13.76</text:p>
          </table:table-cell>
          <table:table-cell table:formula="of:=[.E59]*9/5+32" office:value-type="float" office:value="56.768" calcext:value-type="float">
            <text:p>56.76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6.768" calcext:value-type="float">
            <text:p>56.768</text:p>
          </table:table-cell>
          <table:table-cell office:value-type="float" office:value="50" calcext:value-type="float">
            <text:p>50</text:p>
          </table:table-cell>
          <table:table-cell office:value-type="float" office:value="56.9909" calcext:value-type="float">
            <text:p>56.9909</text:p>
          </table:table-cell>
          <table:table-cell office:value-type="float" office:value="56.768" calcext:value-type="float">
            <text:p>56.768</text:p>
          </table:table-cell>
          <table:table-cell table:number-columns-repeated="18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22" calcext:value-type="float">
            <text:p>-22</text:p>
          </table:table-cell>
          <table:table-cell table:formula="of:=[.A60]-1880" office:value-type="float" office:value="51" calcext:value-type="float">
            <text:p>51</text:p>
          </table:table-cell>
          <table:table-cell table:formula="of:=[.B60]" office:value-type="float" office:value="-22" calcext:value-type="float">
            <text:p>-22</text:p>
          </table:table-cell>
          <table:table-cell table:formula="of:=[.D60]/100 + 14" office:value-type="float" office:value="13.78" calcext:value-type="float">
            <text:p>13.78</text:p>
          </table:table-cell>
          <table:table-cell table:formula="of:=[.E60]*9/5+32" office:value-type="float" office:value="56.804" calcext:value-type="float">
            <text:p>56.80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6.804" calcext:value-type="float">
            <text:p>56.804</text:p>
          </table:table-cell>
          <table:table-cell office:value-type="float" office:value="51" calcext:value-type="float">
            <text:p>51</text:p>
          </table:table-cell>
          <table:table-cell office:value-type="float" office:value="57.0035" calcext:value-type="float">
            <text:p>57.0035</text:p>
          </table:table-cell>
          <table:table-cell office:value-type="float" office:value="56.804" calcext:value-type="float">
            <text:p>56.804</text:p>
          </table:table-cell>
          <table:table-cell table:number-columns-repeated="18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-22" calcext:value-type="float">
            <text:p>-22</text:p>
          </table:table-cell>
          <table:table-cell table:formula="of:=[.A61]-1880" office:value-type="float" office:value="52" calcext:value-type="float">
            <text:p>52</text:p>
          </table:table-cell>
          <table:table-cell table:formula="of:=[.B61]" office:value-type="float" office:value="-22" calcext:value-type="float">
            <text:p>-22</text:p>
          </table:table-cell>
          <table:table-cell table:formula="of:=[.D61]/100 + 14" office:value-type="float" office:value="13.78" calcext:value-type="float">
            <text:p>13.78</text:p>
          </table:table-cell>
          <table:table-cell table:formula="of:=[.E61]*9/5+32" office:value-type="float" office:value="56.804" calcext:value-type="float">
            <text:p>56.80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6.804" calcext:value-type="float">
            <text:p>56.804</text:p>
          </table:table-cell>
          <table:table-cell office:value-type="float" office:value="52" calcext:value-type="float">
            <text:p>52</text:p>
          </table:table-cell>
          <table:table-cell office:value-type="float" office:value="57.0162" calcext:value-type="float">
            <text:p>57.0162</text:p>
          </table:table-cell>
          <table:table-cell office:value-type="float" office:value="56.804" calcext:value-type="float">
            <text:p>56.804</text:p>
          </table:table-cell>
          <table:table-cell table:number-columns-repeated="18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25" calcext:value-type="float">
            <text:p>-25</text:p>
          </table:table-cell>
          <table:table-cell table:formula="of:=[.A62]-1880" office:value-type="float" office:value="53" calcext:value-type="float">
            <text:p>53</text:p>
          </table:table-cell>
          <table:table-cell table:formula="of:=[.B62]" office:value-type="float" office:value="-25" calcext:value-type="float">
            <text:p>-25</text:p>
          </table:table-cell>
          <table:table-cell table:formula="of:=[.D62]/100 + 14" office:value-type="float" office:value="13.75" calcext:value-type="float">
            <text:p>13.75</text:p>
          </table:table-cell>
          <table:table-cell table:formula="of:=[.E62]*9/5+32" office:value-type="float" office:value="56.75" calcext:value-type="float">
            <text:p>56.7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6.75" calcext:value-type="float">
            <text:p>56.75</text:p>
          </table:table-cell>
          <table:table-cell office:value-type="float" office:value="53" calcext:value-type="float">
            <text:p>53</text:p>
          </table:table-cell>
          <table:table-cell office:value-type="float" office:value="57.0289" calcext:value-type="float">
            <text:p>57.0289</text:p>
          </table:table-cell>
          <table:table-cell office:value-type="float" office:value="56.75" calcext:value-type="float">
            <text:p>56.75</text:p>
          </table:table-cell>
          <table:table-cell table:number-columns-repeated="18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-10" calcext:value-type="float">
            <text:p>-10</text:p>
          </table:table-cell>
          <table:table-cell table:formula="of:=[.A63]-1880" office:value-type="float" office:value="54" calcext:value-type="float">
            <text:p>54</text:p>
          </table:table-cell>
          <table:table-cell table:formula="of:=[.B63]" office:value-type="float" office:value="-10" calcext:value-type="float">
            <text:p>-10</text:p>
          </table:table-cell>
          <table:table-cell table:formula="of:=[.D63]/100 + 14" office:value-type="float" office:value="13.9" calcext:value-type="float">
            <text:p>13.9</text:p>
          </table:table-cell>
          <table:table-cell table:formula="of:=[.E63]*9/5+32" office:value-type="float" office:value="57.02" calcext:value-type="float">
            <text:p>57.0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7.02" calcext:value-type="float">
            <text:p>57.02</text:p>
          </table:table-cell>
          <table:table-cell office:value-type="float" office:value="54" calcext:value-type="float">
            <text:p>54</text:p>
          </table:table-cell>
          <table:table-cell office:value-type="float" office:value="57.0416" calcext:value-type="float">
            <text:p>57.0416</text:p>
          </table:table-cell>
          <table:table-cell office:value-type="float" office:value="57.02" calcext:value-type="float">
            <text:p>57.02</text:p>
          </table:table-cell>
          <table:table-cell table:number-columns-repeated="18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25" calcext:value-type="float">
            <text:p>-25</text:p>
          </table:table-cell>
          <table:table-cell table:formula="of:=[.A64]-1880" office:value-type="float" office:value="55" calcext:value-type="float">
            <text:p>55</text:p>
          </table:table-cell>
          <table:table-cell table:formula="of:=[.B64]" office:value-type="float" office:value="-25" calcext:value-type="float">
            <text:p>-25</text:p>
          </table:table-cell>
          <table:table-cell table:formula="of:=[.D64]/100 + 14" office:value-type="float" office:value="13.75" calcext:value-type="float">
            <text:p>13.75</text:p>
          </table:table-cell>
          <table:table-cell table:formula="of:=[.E64]*9/5+32" office:value-type="float" office:value="56.75" calcext:value-type="float">
            <text:p>56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.75" calcext:value-type="float">
            <text:p>56.75</text:p>
          </table:table-cell>
          <table:table-cell office:value-type="float" office:value="55" calcext:value-type="float">
            <text:p>55</text:p>
          </table:table-cell>
          <table:table-cell office:value-type="float" office:value="57.0542" calcext:value-type="float">
            <text:p>57.0542</text:p>
          </table:table-cell>
          <table:table-cell office:value-type="float" office:value="56.75" calcext:value-type="float">
            <text:p>56.75</text:p>
          </table:table-cell>
          <table:table-cell table:number-columns-repeated="18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-15" calcext:value-type="float">
            <text:p>-15</text:p>
          </table:table-cell>
          <table:table-cell table:formula="of:=[.A65]-1880" office:value-type="float" office:value="56" calcext:value-type="float">
            <text:p>56</text:p>
          </table:table-cell>
          <table:table-cell table:formula="of:=[.B65]" office:value-type="float" office:value="-15" calcext:value-type="float">
            <text:p>-15</text:p>
          </table:table-cell>
          <table:table-cell table:formula="of:=[.D65]/100 + 14" office:value-type="float" office:value="13.85" calcext:value-type="float">
            <text:p>13.85</text:p>
          </table:table-cell>
          <table:table-cell table:formula="of:=[.E65]*9/5+32" office:value-type="float" office:value="56.93" calcext:value-type="float">
            <text:p>56.9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6.93" calcext:value-type="float">
            <text:p>56.93</text:p>
          </table:table-cell>
          <table:table-cell office:value-type="float" office:value="56" calcext:value-type="float">
            <text:p>56</text:p>
          </table:table-cell>
          <table:table-cell office:value-type="float" office:value="57.0669" calcext:value-type="float">
            <text:p>57.0669</text:p>
          </table:table-cell>
          <table:table-cell office:value-type="float" office:value="56.93" calcext:value-type="float">
            <text:p>56.93</text:p>
          </table:table-cell>
          <table:table-cell table:number-columns-repeated="18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6" calcext:value-type="float">
            <text:p>-6</text:p>
          </table:table-cell>
          <table:table-cell table:formula="of:=[.A66]-1880" office:value-type="float" office:value="57" calcext:value-type="float">
            <text:p>57</text:p>
          </table:table-cell>
          <table:table-cell table:formula="of:=[.B66]" office:value-type="float" office:value="-6" calcext:value-type="float">
            <text:p>-6</text:p>
          </table:table-cell>
          <table:table-cell table:formula="of:=[.D66]/100 + 14" office:value-type="float" office:value="13.94" calcext:value-type="float">
            <text:p>13.94</text:p>
          </table:table-cell>
          <table:table-cell table:formula="of:=[.E66]*9/5+32" office:value-type="float" office:value="57.092" calcext:value-type="float">
            <text:p>57.09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7.092" calcext:value-type="float">
            <text:p>57.092</text:p>
          </table:table-cell>
          <table:table-cell office:value-type="float" office:value="57" calcext:value-type="float">
            <text:p>57</text:p>
          </table:table-cell>
          <table:table-cell office:value-type="float" office:value="57.0796" calcext:value-type="float">
            <text:p>57.0796</text:p>
          </table:table-cell>
          <table:table-cell office:value-type="float" office:value="57.092" calcext:value-type="float">
            <text:p>57.092</text:p>
          </table:table-cell>
          <table:table-cell table:number-columns-repeated="18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-7" calcext:value-type="float">
            <text:p>-7</text:p>
          </table:table-cell>
          <table:table-cell table:formula="of:=[.A67]-1880" office:value-type="float" office:value="58" calcext:value-type="float">
            <text:p>58</text:p>
          </table:table-cell>
          <table:table-cell table:formula="of:=[.B67]" office:value-type="float" office:value="-7" calcext:value-type="float">
            <text:p>-7</text:p>
          </table:table-cell>
          <table:table-cell table:formula="of:=[.D67]/100 + 14" office:value-type="float" office:value="13.93" calcext:value-type="float">
            <text:p>13.93</text:p>
          </table:table-cell>
          <table:table-cell table:formula="of:=[.E67]*9/5+32" office:value-type="float" office:value="57.074" calcext:value-type="float">
            <text:p>57.07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7.074" calcext:value-type="float">
            <text:p>57.074</text:p>
          </table:table-cell>
          <table:table-cell office:value-type="float" office:value="58" calcext:value-type="float">
            <text:p>58</text:p>
          </table:table-cell>
          <table:table-cell office:value-type="float" office:value="57.0923" calcext:value-type="float">
            <text:p>57.0923</text:p>
          </table:table-cell>
          <table:table-cell office:value-type="float" office:value="57.074" calcext:value-type="float">
            <text:p>57.074</text:p>
          </table:table-cell>
          <table:table-cell table:number-columns-repeated="18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7" calcext:value-type="float">
            <text:p>-7</text:p>
          </table:table-cell>
          <table:table-cell table:formula="of:=[.A68]-1880" office:value-type="float" office:value="59" calcext:value-type="float">
            <text:p>59</text:p>
          </table:table-cell>
          <table:table-cell table:formula="of:=[.B68]" office:value-type="float" office:value="-7" calcext:value-type="float">
            <text:p>-7</text:p>
          </table:table-cell>
          <table:table-cell table:formula="of:=[.D68]/100 + 14" office:value-type="float" office:value="13.93" calcext:value-type="float">
            <text:p>13.93</text:p>
          </table:table-cell>
          <table:table-cell table:formula="of:=[.E68]*9/5+32" office:value-type="float" office:value="57.074" calcext:value-type="float">
            <text:p>57.07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7.074" calcext:value-type="float">
            <text:p>57.074</text:p>
          </table:table-cell>
          <table:table-cell office:value-type="float" office:value="59" calcext:value-type="float">
            <text:p>59</text:p>
          </table:table-cell>
          <table:table-cell office:value-type="float" office:value="57.105" calcext:value-type="float">
            <text:p>57.105</text:p>
          </table:table-cell>
          <table:table-cell office:value-type="float" office:value="57.074" calcext:value-type="float">
            <text:p>57.074</text:p>
          </table:table-cell>
          <table:table-cell table:number-columns-repeated="18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" calcext:value-type="float">
            <text:p>6</text:p>
          </table:table-cell>
          <table:table-cell table:formula="of:=[.A69]-1880" office:value-type="float" office:value="60" calcext:value-type="float">
            <text:p>60</text:p>
          </table:table-cell>
          <table:table-cell table:formula="of:=[.B69]" office:value-type="float" office:value="6" calcext:value-type="float">
            <text:p>6</text:p>
          </table:table-cell>
          <table:table-cell table:formula="of:=[.D69]/100 + 14" office:value-type="float" office:value="14.06" calcext:value-type="float">
            <text:p>14.06</text:p>
          </table:table-cell>
          <table:table-cell table:formula="of:=[.E69]*9/5+32" office:value-type="float" office:value="57.308" calcext:value-type="float">
            <text:p>57.30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7.308" calcext:value-type="float">
            <text:p>57.308</text:p>
          </table:table-cell>
          <table:table-cell office:value-type="float" office:value="60" calcext:value-type="float">
            <text:p>60</text:p>
          </table:table-cell>
          <table:table-cell office:value-type="float" office:value="57.1176" calcext:value-type="float">
            <text:p>57.1176</text:p>
          </table:table-cell>
          <table:table-cell office:value-type="float" office:value="57.308" calcext:value-type="float">
            <text:p>57.308</text:p>
          </table:table-cell>
          <table:table-cell table:number-columns-repeated="18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0" calcext:value-type="float">
            <text:p>10</text:p>
          </table:table-cell>
          <table:table-cell table:formula="of:=[.A70]-1880" office:value-type="float" office:value="61" calcext:value-type="float">
            <text:p>61</text:p>
          </table:table-cell>
          <table:table-cell table:formula="of:=[.B70]" office:value-type="float" office:value="10" calcext:value-type="float">
            <text:p>10</text:p>
          </table:table-cell>
          <table:table-cell table:formula="of:=[.D70]/100 + 14" office:value-type="float" office:value="14.1" calcext:value-type="float">
            <text:p>14.1</text:p>
          </table:table-cell>
          <table:table-cell table:formula="of:=[.E70]*9/5+32" office:value-type="float" office:value="57.38" calcext:value-type="float">
            <text:p>57.3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7.38" calcext:value-type="float">
            <text:p>57.38</text:p>
          </table:table-cell>
          <table:table-cell office:value-type="float" office:value="61" calcext:value-type="float">
            <text:p>61</text:p>
          </table:table-cell>
          <table:table-cell office:value-type="float" office:value="57.1303" calcext:value-type="float">
            <text:p>57.1303</text:p>
          </table:table-cell>
          <table:table-cell office:value-type="float" office:value="57.38" calcext:value-type="float">
            <text:p>57.38</text:p>
          </table:table-cell>
          <table:table-cell table:number-columns-repeated="18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4" calcext:value-type="float">
            <text:p>14</text:p>
          </table:table-cell>
          <table:table-cell table:formula="of:=[.A71]-1880" office:value-type="float" office:value="62" calcext:value-type="float">
            <text:p>62</text:p>
          </table:table-cell>
          <table:table-cell table:formula="of:=[.B71]" office:value-type="float" office:value="14" calcext:value-type="float">
            <text:p>14</text:p>
          </table:table-cell>
          <table:table-cell table:formula="of:=[.D71]/100 + 14" office:value-type="float" office:value="14.14" calcext:value-type="float">
            <text:p>14.14</text:p>
          </table:table-cell>
          <table:table-cell table:formula="of:=[.E71]*9/5+32" office:value-type="float" office:value="57.452" calcext:value-type="float">
            <text:p>57.45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7.452" calcext:value-type="float">
            <text:p>57.452</text:p>
          </table:table-cell>
          <table:table-cell office:value-type="float" office:value="62" calcext:value-type="float">
            <text:p>62</text:p>
          </table:table-cell>
          <table:table-cell office:value-type="float" office:value="57.143" calcext:value-type="float">
            <text:p>57.143</text:p>
          </table:table-cell>
          <table:table-cell office:value-type="float" office:value="57.452" calcext:value-type="float">
            <text:p>57.452</text:p>
          </table:table-cell>
          <table:table-cell table:number-columns-repeated="18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0" calcext:value-type="float">
            <text:p>10</text:p>
          </table:table-cell>
          <table:table-cell table:formula="of:=[.A72]-1880" office:value-type="float" office:value="63" calcext:value-type="float">
            <text:p>63</text:p>
          </table:table-cell>
          <table:table-cell table:formula="of:=[.B72]" office:value-type="float" office:value="10" calcext:value-type="float">
            <text:p>10</text:p>
          </table:table-cell>
          <table:table-cell table:formula="of:=[.D72]/100 + 14" office:value-type="float" office:value="14.1" calcext:value-type="float">
            <text:p>14.1</text:p>
          </table:table-cell>
          <table:table-cell table:formula="of:=[.E72]*9/5+32" office:value-type="float" office:value="57.38" calcext:value-type="float">
            <text:p>57.3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7.38" calcext:value-type="float">
            <text:p>57.38</text:p>
          </table:table-cell>
          <table:table-cell office:value-type="float" office:value="63" calcext:value-type="float">
            <text:p>63</text:p>
          </table:table-cell>
          <table:table-cell office:value-type="float" office:value="57.1557" calcext:value-type="float">
            <text:p>57.1557</text:p>
          </table:table-cell>
          <table:table-cell office:value-type="float" office:value="57.38" calcext:value-type="float">
            <text:p>57.38</text:p>
          </table:table-cell>
          <table:table-cell table:number-columns-repeated="18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6" calcext:value-type="float">
            <text:p>26</text:p>
          </table:table-cell>
          <table:table-cell table:formula="of:=[.A73]-1880" office:value-type="float" office:value="64" calcext:value-type="float">
            <text:p>64</text:p>
          </table:table-cell>
          <table:table-cell table:formula="of:=[.B73]" office:value-type="float" office:value="26" calcext:value-type="float">
            <text:p>26</text:p>
          </table:table-cell>
          <table:table-cell table:formula="of:=[.D73]/100 + 14" office:value-type="float" office:value="14.26" calcext:value-type="float">
            <text:p>14.26</text:p>
          </table:table-cell>
          <table:table-cell table:formula="of:=[.E73]*9/5+32" office:value-type="float" office:value="57.668" calcext:value-type="float">
            <text:p>57.66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7.668" calcext:value-type="float">
            <text:p>57.668</text:p>
          </table:table-cell>
          <table:table-cell office:value-type="float" office:value="64" calcext:value-type="float">
            <text:p>64</text:p>
          </table:table-cell>
          <table:table-cell office:value-type="float" office:value="57.1683" calcext:value-type="float">
            <text:p>57.1683</text:p>
          </table:table-cell>
          <table:table-cell office:value-type="float" office:value="57.668" calcext:value-type="float">
            <text:p>57.668</text:p>
          </table:table-cell>
          <table:table-cell table:number-columns-repeated="18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0" calcext:value-type="float">
            <text:p>10</text:p>
          </table:table-cell>
          <table:table-cell table:formula="of:=[.A74]-1880" office:value-type="float" office:value="65" calcext:value-type="float">
            <text:p>65</text:p>
          </table:table-cell>
          <table:table-cell table:formula="of:=[.B74]" office:value-type="float" office:value="10" calcext:value-type="float">
            <text:p>10</text:p>
          </table:table-cell>
          <table:table-cell table:formula="of:=[.D74]/100 + 14" office:value-type="float" office:value="14.1" calcext:value-type="float">
            <text:p>14.1</text:p>
          </table:table-cell>
          <table:table-cell table:formula="of:=[.E74]*9/5+32" office:value-type="float" office:value="57.38" calcext:value-type="float">
            <text:p>57.3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7.38" calcext:value-type="float">
            <text:p>57.38</text:p>
          </table:table-cell>
          <table:table-cell office:value-type="float" office:value="65" calcext:value-type="float">
            <text:p>65</text:p>
          </table:table-cell>
          <table:table-cell office:value-type="float" office:value="57.181" calcext:value-type="float">
            <text:p>57.181</text:p>
          </table:table-cell>
          <table:table-cell office:value-type="float" office:value="57.38" calcext:value-type="float">
            <text:p>57.38</text:p>
          </table:table-cell>
          <table:table-cell table:number-columns-repeated="18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-3" calcext:value-type="float">
            <text:p>-3</text:p>
          </table:table-cell>
          <table:table-cell table:formula="of:=[.A75]-1880" office:value-type="float" office:value="66" calcext:value-type="float">
            <text:p>66</text:p>
          </table:table-cell>
          <table:table-cell table:formula="of:=[.B75]" office:value-type="float" office:value="-3" calcext:value-type="float">
            <text:p>-3</text:p>
          </table:table-cell>
          <table:table-cell table:formula="of:=[.D75]/100 + 14" office:value-type="float" office:value="13.97" calcext:value-type="float">
            <text:p>13.97</text:p>
          </table:table-cell>
          <table:table-cell table:formula="of:=[.E75]*9/5+32" office:value-type="float" office:value="57.146" calcext:value-type="float">
            <text:p>57.14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7.146" calcext:value-type="float">
            <text:p>57.146</text:p>
          </table:table-cell>
          <table:table-cell office:value-type="float" office:value="66" calcext:value-type="float">
            <text:p>66</text:p>
          </table:table-cell>
          <table:table-cell office:value-type="float" office:value="57.1937" calcext:value-type="float">
            <text:p>57.1937</text:p>
          </table:table-cell>
          <table:table-cell office:value-type="float" office:value="57.146" calcext:value-type="float">
            <text:p>57.146</text:p>
          </table:table-cell>
          <table:table-cell table:number-columns-repeated="18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6" calcext:value-type="float">
            <text:p>-6</text:p>
          </table:table-cell>
          <table:table-cell table:formula="of:=[.A76]-1880" office:value-type="float" office:value="67" calcext:value-type="float">
            <text:p>67</text:p>
          </table:table-cell>
          <table:table-cell table:formula="of:=[.B76]" office:value-type="float" office:value="-6" calcext:value-type="float">
            <text:p>-6</text:p>
          </table:table-cell>
          <table:table-cell table:formula="of:=[.D76]/100 + 14" office:value-type="float" office:value="13.94" calcext:value-type="float">
            <text:p>13.94</text:p>
          </table:table-cell>
          <table:table-cell table:formula="of:=[.E76]*9/5+32" office:value-type="float" office:value="57.092" calcext:value-type="float">
            <text:p>57.09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7.092" calcext:value-type="float">
            <text:p>57.092</text:p>
          </table:table-cell>
          <table:table-cell office:value-type="float" office:value="67" calcext:value-type="float">
            <text:p>67</text:p>
          </table:table-cell>
          <table:table-cell office:value-type="float" office:value="57.2064" calcext:value-type="float">
            <text:p>57.2064</text:p>
          </table:table-cell>
          <table:table-cell office:value-type="float" office:value="57.092" calcext:value-type="float">
            <text:p>57.092</text:p>
          </table:table-cell>
          <table:table-cell table:number-columns-repeated="18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" calcext:value-type="float">
            <text:p>6</text:p>
          </table:table-cell>
          <table:table-cell table:formula="of:=[.A77]-1880" office:value-type="float" office:value="68" calcext:value-type="float">
            <text:p>68</text:p>
          </table:table-cell>
          <table:table-cell table:formula="of:=[.B77]" office:value-type="float" office:value="6" calcext:value-type="float">
            <text:p>6</text:p>
          </table:table-cell>
          <table:table-cell table:formula="of:=[.D77]/100 + 14" office:value-type="float" office:value="14.06" calcext:value-type="float">
            <text:p>14.06</text:p>
          </table:table-cell>
          <table:table-cell table:formula="of:=[.E77]*9/5+32" office:value-type="float" office:value="57.308" calcext:value-type="float">
            <text:p>57.30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7.308" calcext:value-type="float">
            <text:p>57.308</text:p>
          </table:table-cell>
          <table:table-cell office:value-type="float" office:value="68" calcext:value-type="float">
            <text:p>68</text:p>
          </table:table-cell>
          <table:table-cell office:value-type="float" office:value="57.219" calcext:value-type="float">
            <text:p>57.219</text:p>
          </table:table-cell>
          <table:table-cell office:value-type="float" office:value="57.308" calcext:value-type="float">
            <text:p>57.308</text:p>
          </table:table-cell>
          <table:table-cell table:number-columns-repeated="18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1" calcext:value-type="float">
            <text:p>-11</text:p>
          </table:table-cell>
          <table:table-cell table:formula="of:=[.A78]-1880" office:value-type="float" office:value="69" calcext:value-type="float">
            <text:p>69</text:p>
          </table:table-cell>
          <table:table-cell table:formula="of:=[.B78]" office:value-type="float" office:value="-11" calcext:value-type="float">
            <text:p>-11</text:p>
          </table:table-cell>
          <table:table-cell table:formula="of:=[.D78]/100 + 14" office:value-type="float" office:value="13.89" calcext:value-type="float">
            <text:p>13.89</text:p>
          </table:table-cell>
          <table:table-cell table:formula="of:=[.E78]*9/5+32" office:value-type="float" office:value="57.002" calcext:value-type="float">
            <text:p>57.00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7.002" calcext:value-type="float">
            <text:p>57.002</text:p>
          </table:table-cell>
          <table:table-cell office:value-type="float" office:value="69" calcext:value-type="float">
            <text:p>69</text:p>
          </table:table-cell>
          <table:table-cell office:value-type="float" office:value="57.2317" calcext:value-type="float">
            <text:p>57.2317</text:p>
          </table:table-cell>
          <table:table-cell office:value-type="float" office:value="57.002" calcext:value-type="float">
            <text:p>57.002</text:p>
          </table:table-cell>
          <table:table-cell table:number-columns-repeated="18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-12" calcext:value-type="float">
            <text:p>-12</text:p>
          </table:table-cell>
          <table:table-cell table:formula="of:=[.A79]-1880" office:value-type="float" office:value="70" calcext:value-type="float">
            <text:p>70</text:p>
          </table:table-cell>
          <table:table-cell table:formula="of:=[.B79]" office:value-type="float" office:value="-12" calcext:value-type="float">
            <text:p>-12</text:p>
          </table:table-cell>
          <table:table-cell table:formula="of:=[.D79]/100 + 14" office:value-type="float" office:value="13.88" calcext:value-type="float">
            <text:p>13.88</text:p>
          </table:table-cell>
          <table:table-cell table:formula="of:=[.E79]*9/5+32" office:value-type="float" office:value="56.984" calcext:value-type="float">
            <text:p>56.98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6.984" calcext:value-type="float">
            <text:p>56.984</text:p>
          </table:table-cell>
          <table:table-cell office:value-type="float" office:value="70" calcext:value-type="float">
            <text:p>70</text:p>
          </table:table-cell>
          <table:table-cell office:value-type="float" office:value="57.2444" calcext:value-type="float">
            <text:p>57.2444</text:p>
          </table:table-cell>
          <table:table-cell office:value-type="float" office:value="56.984" calcext:value-type="float">
            <text:p>56.984</text:p>
          </table:table-cell>
          <table:table-cell table:number-columns-repeated="18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2" calcext:value-type="float">
            <text:p>-2</text:p>
          </table:table-cell>
          <table:table-cell table:formula="of:=[.A80]-1880" office:value-type="float" office:value="71" calcext:value-type="float">
            <text:p>71</text:p>
          </table:table-cell>
          <table:table-cell table:formula="of:=[.B80]" office:value-type="float" office:value="-2" calcext:value-type="float">
            <text:p>-2</text:p>
          </table:table-cell>
          <table:table-cell table:formula="of:=[.D80]/100 + 14" office:value-type="float" office:value="13.98" calcext:value-type="float">
            <text:p>13.98</text:p>
          </table:table-cell>
          <table:table-cell table:formula="of:=[.E80]*9/5+32" office:value-type="float" office:value="57.164" calcext:value-type="float">
            <text:p>57.16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57.164" calcext:value-type="float">
            <text:p>57.164</text:p>
          </table:table-cell>
          <table:table-cell office:value-type="float" office:value="71" calcext:value-type="float">
            <text:p>71</text:p>
          </table:table-cell>
          <table:table-cell office:value-type="float" office:value="57.2571" calcext:value-type="float">
            <text:p>57.2571</text:p>
          </table:table-cell>
          <table:table-cell office:value-type="float" office:value="57.164" calcext:value-type="float">
            <text:p>57.164</text:p>
          </table:table-cell>
          <table:table-cell table:number-columns-repeated="18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-5" calcext:value-type="float">
            <text:p>-5</text:p>
          </table:table-cell>
          <table:table-cell table:formula="of:=[.A81]-1880" office:value-type="float" office:value="72" calcext:value-type="float">
            <text:p>72</text:p>
          </table:table-cell>
          <table:table-cell table:formula="of:=[.B81]" office:value-type="float" office:value="-5" calcext:value-type="float">
            <text:p>-5</text:p>
          </table:table-cell>
          <table:table-cell table:formula="of:=[.D81]/100 + 14" office:value-type="float" office:value="13.95" calcext:value-type="float">
            <text:p>13.95</text:p>
          </table:table-cell>
          <table:table-cell table:formula="of:=[.E81]*9/5+32" office:value-type="float" office:value="57.11" calcext:value-type="float">
            <text:p>57.1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7.11" calcext:value-type="float">
            <text:p>57.11</text:p>
          </table:table-cell>
          <table:table-cell office:value-type="float" office:value="72" calcext:value-type="float">
            <text:p>72</text:p>
          </table:table-cell>
          <table:table-cell office:value-type="float" office:value="57.2698" calcext:value-type="float">
            <text:p>57.2698</text:p>
          </table:table-cell>
          <table:table-cell office:value-type="float" office:value="57.11" calcext:value-type="float">
            <text:p>57.11</text:p>
          </table:table-cell>
          <table:table-cell table:number-columns-repeated="18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9" calcext:value-type="float">
            <text:p>9</text:p>
          </table:table-cell>
          <table:table-cell table:formula="of:=[.A82]-1880" office:value-type="float" office:value="73" calcext:value-type="float">
            <text:p>73</text:p>
          </table:table-cell>
          <table:table-cell table:formula="of:=[.B82]" office:value-type="float" office:value="9" calcext:value-type="float">
            <text:p>9</text:p>
          </table:table-cell>
          <table:table-cell table:formula="of:=[.D82]/100 + 14" office:value-type="float" office:value="14.09" calcext:value-type="float">
            <text:p>14.09</text:p>
          </table:table-cell>
          <table:table-cell table:formula="of:=[.E82]*9/5+32" office:value-type="float" office:value="57.362" calcext:value-type="float">
            <text:p>57.36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7.362" calcext:value-type="float">
            <text:p>57.362</text:p>
          </table:table-cell>
          <table:table-cell office:value-type="float" office:value="73" calcext:value-type="float">
            <text:p>73</text:p>
          </table:table-cell>
          <table:table-cell office:value-type="float" office:value="57.2824" calcext:value-type="float">
            <text:p>57.2824</text:p>
          </table:table-cell>
          <table:table-cell office:value-type="float" office:value="57.362" calcext:value-type="float">
            <text:p>57.362</text:p>
          </table:table-cell>
          <table:table-cell table:number-columns-repeated="18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-20" calcext:value-type="float">
            <text:p>-20</text:p>
          </table:table-cell>
          <table:table-cell table:formula="of:=[.A83]-1880" office:value-type="float" office:value="74" calcext:value-type="float">
            <text:p>74</text:p>
          </table:table-cell>
          <table:table-cell table:formula="of:=[.B83]" office:value-type="float" office:value="-20" calcext:value-type="float">
            <text:p>-20</text:p>
          </table:table-cell>
          <table:table-cell table:formula="of:=[.D83]/100 + 14" office:value-type="float" office:value="13.8" calcext:value-type="float">
            <text:p>13.8</text:p>
          </table:table-cell>
          <table:table-cell table:formula="of:=[.E83]*9/5+32" office:value-type="float" office:value="56.84" calcext:value-type="float">
            <text:p>56.8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6.84" calcext:value-type="float">
            <text:p>56.84</text:p>
          </table:table-cell>
          <table:table-cell office:value-type="float" office:value="74" calcext:value-type="float">
            <text:p>74</text:p>
          </table:table-cell>
          <table:table-cell office:value-type="float" office:value="57.2951" calcext:value-type="float">
            <text:p>57.2951</text:p>
          </table:table-cell>
          <table:table-cell office:value-type="float" office:value="56.84" calcext:value-type="float">
            <text:p>56.84</text:p>
          </table:table-cell>
          <table:table-cell table:number-columns-repeated="18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20" calcext:value-type="float">
            <text:p>-20</text:p>
          </table:table-cell>
          <table:table-cell table:formula="of:=[.A84]-1880" office:value-type="float" office:value="75" calcext:value-type="float">
            <text:p>75</text:p>
          </table:table-cell>
          <table:table-cell table:formula="of:=[.B84]" office:value-type="float" office:value="-20" calcext:value-type="float">
            <text:p>-20</text:p>
          </table:table-cell>
          <table:table-cell table:formula="of:=[.D84]/100 + 14" office:value-type="float" office:value="13.8" calcext:value-type="float">
            <text:p>13.8</text:p>
          </table:table-cell>
          <table:table-cell table:formula="of:=[.E84]*9/5+32" office:value-type="float" office:value="56.84" calcext:value-type="float">
            <text:p>56.8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6.84" calcext:value-type="float">
            <text:p>56.84</text:p>
          </table:table-cell>
          <table:table-cell office:value-type="float" office:value="75" calcext:value-type="float">
            <text:p>75</text:p>
          </table:table-cell>
          <table:table-cell office:value-type="float" office:value="57.3078" calcext:value-type="float">
            <text:p>57.3078</text:p>
          </table:table-cell>
          <table:table-cell office:value-type="float" office:value="56.84" calcext:value-type="float">
            <text:p>56.84</text:p>
          </table:table-cell>
          <table:table-cell table:number-columns-repeated="18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27" calcext:value-type="float">
            <text:p>-27</text:p>
          </table:table-cell>
          <table:table-cell table:formula="of:=[.A85]-1880" office:value-type="float" office:value="76" calcext:value-type="float">
            <text:p>76</text:p>
          </table:table-cell>
          <table:table-cell table:formula="of:=[.B85]" office:value-type="float" office:value="-27" calcext:value-type="float">
            <text:p>-27</text:p>
          </table:table-cell>
          <table:table-cell table:formula="of:=[.D85]/100 + 14" office:value-type="float" office:value="13.73" calcext:value-type="float">
            <text:p>13.73</text:p>
          </table:table-cell>
          <table:table-cell table:formula="of:=[.E85]*9/5+32" office:value-type="float" office:value="56.714" calcext:value-type="float">
            <text:p>56.71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6.714" calcext:value-type="float">
            <text:p>56.714</text:p>
          </table:table-cell>
          <table:table-cell office:value-type="float" office:value="76" calcext:value-type="float">
            <text:p>76</text:p>
          </table:table-cell>
          <table:table-cell office:value-type="float" office:value="57.3205" calcext:value-type="float">
            <text:p>57.3205</text:p>
          </table:table-cell>
          <table:table-cell office:value-type="float" office:value="56.714" calcext:value-type="float">
            <text:p>56.714</text:p>
          </table:table-cell>
          <table:table-cell table:number-columns-repeated="18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7" calcext:value-type="float">
            <text:p>7</text:p>
          </table:table-cell>
          <table:table-cell table:formula="of:=[.A86]-1880" office:value-type="float" office:value="77" calcext:value-type="float">
            <text:p>77</text:p>
          </table:table-cell>
          <table:table-cell table:formula="of:=[.B86]" office:value-type="float" office:value="7" calcext:value-type="float">
            <text:p>7</text:p>
          </table:table-cell>
          <table:table-cell table:formula="of:=[.D86]/100 + 14" office:value-type="float" office:value="14.07" calcext:value-type="float">
            <text:p>14.07</text:p>
          </table:table-cell>
          <table:table-cell table:formula="of:=[.E86]*9/5+32" office:value-type="float" office:value="57.326" calcext:value-type="float">
            <text:p>57.32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57.326" calcext:value-type="float">
            <text:p>57.326</text:p>
          </table:table-cell>
          <table:table-cell office:value-type="float" office:value="77" calcext:value-type="float">
            <text:p>77</text:p>
          </table:table-cell>
          <table:table-cell office:value-type="float" office:value="57.3331" calcext:value-type="float">
            <text:p>57.3331</text:p>
          </table:table-cell>
          <table:table-cell office:value-type="float" office:value="57.326" calcext:value-type="float">
            <text:p>57.326</text:p>
          </table:table-cell>
          <table:table-cell table:number-columns-repeated="18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7" calcext:value-type="float">
            <text:p>7</text:p>
          </table:table-cell>
          <table:table-cell table:formula="of:=[.A87]-1880" office:value-type="float" office:value="78" calcext:value-type="float">
            <text:p>78</text:p>
          </table:table-cell>
          <table:table-cell table:formula="of:=[.B87]" office:value-type="float" office:value="7" calcext:value-type="float">
            <text:p>7</text:p>
          </table:table-cell>
          <table:table-cell table:formula="of:=[.D87]/100 + 14" office:value-type="float" office:value="14.07" calcext:value-type="float">
            <text:p>14.07</text:p>
          </table:table-cell>
          <table:table-cell table:formula="of:=[.E87]*9/5+32" office:value-type="float" office:value="57.326" calcext:value-type="float">
            <text:p>57.32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57.326" calcext:value-type="float">
            <text:p>57.326</text:p>
          </table:table-cell>
          <table:table-cell office:value-type="float" office:value="78" calcext:value-type="float">
            <text:p>78</text:p>
          </table:table-cell>
          <table:table-cell office:value-type="float" office:value="57.3458" calcext:value-type="float">
            <text:p>57.3458</text:p>
          </table:table-cell>
          <table:table-cell office:value-type="float" office:value="57.326" calcext:value-type="float">
            <text:p>57.326</text:p>
          </table:table-cell>
          <table:table-cell table:number-columns-repeated="18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5" calcext:value-type="float">
            <text:p>5</text:p>
          </table:table-cell>
          <table:table-cell table:formula="of:=[.A88]-1880" office:value-type="float" office:value="79" calcext:value-type="float">
            <text:p>79</text:p>
          </table:table-cell>
          <table:table-cell table:formula="of:=[.B88]" office:value-type="float" office:value="5" calcext:value-type="float">
            <text:p>5</text:p>
          </table:table-cell>
          <table:table-cell table:formula="of:=[.D88]/100 + 14" office:value-type="float" office:value="14.05" calcext:value-type="float">
            <text:p>14.05</text:p>
          </table:table-cell>
          <table:table-cell table:formula="of:=[.E88]*9/5+32" office:value-type="float" office:value="57.29" calcext:value-type="float">
            <text:p>57.2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57.29" calcext:value-type="float">
            <text:p>57.29</text:p>
          </table:table-cell>
          <table:table-cell office:value-type="float" office:value="79" calcext:value-type="float">
            <text:p>79</text:p>
          </table:table-cell>
          <table:table-cell office:value-type="float" office:value="57.3585" calcext:value-type="float">
            <text:p>57.3585</text:p>
          </table:table-cell>
          <table:table-cell office:value-type="float" office:value="57.29" calcext:value-type="float">
            <text:p>57.29</text:p>
          </table:table-cell>
          <table:table-cell table:number-columns-repeated="18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9" calcext:value-type="float">
            <text:p>-9</text:p>
          </table:table-cell>
          <table:table-cell table:formula="of:=[.A89]-1880" office:value-type="float" office:value="80" calcext:value-type="float">
            <text:p>80</text:p>
          </table:table-cell>
          <table:table-cell table:formula="of:=[.B89]" office:value-type="float" office:value="-9" calcext:value-type="float">
            <text:p>-9</text:p>
          </table:table-cell>
          <table:table-cell table:formula="of:=[.D89]/100 + 14" office:value-type="float" office:value="13.91" calcext:value-type="float">
            <text:p>13.91</text:p>
          </table:table-cell>
          <table:table-cell table:formula="of:=[.E89]*9/5+32" office:value-type="float" office:value="57.038" calcext:value-type="float">
            <text:p>57.03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7.038" calcext:value-type="float">
            <text:p>57.038</text:p>
          </table:table-cell>
          <table:table-cell office:value-type="float" office:value="80" calcext:value-type="float">
            <text:p>80</text:p>
          </table:table-cell>
          <table:table-cell office:value-type="float" office:value="57.3712" calcext:value-type="float">
            <text:p>57.3712</text:p>
          </table:table-cell>
          <table:table-cell office:value-type="float" office:value="57.038" calcext:value-type="float">
            <text:p>57.038</text:p>
          </table:table-cell>
          <table:table-cell table:number-columns-repeated="18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4" calcext:value-type="float">
            <text:p>14</text:p>
          </table:table-cell>
          <table:table-cell table:formula="of:=[.A90]-1880" office:value-type="float" office:value="81" calcext:value-type="float">
            <text:p>81</text:p>
          </table:table-cell>
          <table:table-cell table:formula="of:=[.B90]" office:value-type="float" office:value="14" calcext:value-type="float">
            <text:p>14</text:p>
          </table:table-cell>
          <table:table-cell table:formula="of:=[.D90]/100 + 14" office:value-type="float" office:value="14.14" calcext:value-type="float">
            <text:p>14.14</text:p>
          </table:table-cell>
          <table:table-cell table:formula="of:=[.E90]*9/5+32" office:value-type="float" office:value="57.452" calcext:value-type="float">
            <text:p>57.45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7.452" calcext:value-type="float">
            <text:p>57.452</text:p>
          </table:table-cell>
          <table:table-cell office:value-type="float" office:value="81" calcext:value-type="float">
            <text:p>81</text:p>
          </table:table-cell>
          <table:table-cell office:value-type="float" office:value="57.3838" calcext:value-type="float">
            <text:p>57.3838</text:p>
          </table:table-cell>
          <table:table-cell office:value-type="float" office:value="57.452" calcext:value-type="float">
            <text:p>57.452</text:p>
          </table:table-cell>
          <table:table-cell table:number-columns-repeated="18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-6" calcext:value-type="float">
            <text:p>-6</text:p>
          </table:table-cell>
          <table:table-cell table:formula="of:=[.A91]-1880" office:value-type="float" office:value="82" calcext:value-type="float">
            <text:p>82</text:p>
          </table:table-cell>
          <table:table-cell table:formula="of:=[.B91]" office:value-type="float" office:value="-6" calcext:value-type="float">
            <text:p>-6</text:p>
          </table:table-cell>
          <table:table-cell table:formula="of:=[.D91]/100 + 14" office:value-type="float" office:value="13.94" calcext:value-type="float">
            <text:p>13.94</text:p>
          </table:table-cell>
          <table:table-cell table:formula="of:=[.E91]*9/5+32" office:value-type="float" office:value="57.092" calcext:value-type="float">
            <text:p>57.09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7.092" calcext:value-type="float">
            <text:p>57.092</text:p>
          </table:table-cell>
          <table:table-cell office:value-type="float" office:value="82" calcext:value-type="float">
            <text:p>82</text:p>
          </table:table-cell>
          <table:table-cell office:value-type="float" office:value="57.3965" calcext:value-type="float">
            <text:p>57.3965</text:p>
          </table:table-cell>
          <table:table-cell office:value-type="float" office:value="57.092" calcext:value-type="float">
            <text:p>57.092</text:p>
          </table:table-cell>
          <table:table-cell table:number-columns-repeated="18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0" calcext:value-type="float">
            <text:p>-10</text:p>
          </table:table-cell>
          <table:table-cell table:formula="of:=[.A92]-1880" office:value-type="float" office:value="83" calcext:value-type="float">
            <text:p>83</text:p>
          </table:table-cell>
          <table:table-cell table:formula="of:=[.B92]" office:value-type="float" office:value="-10" calcext:value-type="float">
            <text:p>-10</text:p>
          </table:table-cell>
          <table:table-cell table:formula="of:=[.D92]/100 + 14" office:value-type="float" office:value="13.9" calcext:value-type="float">
            <text:p>13.9</text:p>
          </table:table-cell>
          <table:table-cell table:formula="of:=[.E92]*9/5+32" office:value-type="float" office:value="57.02" calcext:value-type="float">
            <text:p>57.0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7.02" calcext:value-type="float">
            <text:p>57.02</text:p>
          </table:table-cell>
          <table:table-cell office:value-type="float" office:value="83" calcext:value-type="float">
            <text:p>83</text:p>
          </table:table-cell>
          <table:table-cell office:value-type="float" office:value="57.4092" calcext:value-type="float">
            <text:p>57.4092</text:p>
          </table:table-cell>
          <table:table-cell office:value-type="float" office:value="57.02" calcext:value-type="float">
            <text:p>57.02</text:p>
          </table:table-cell>
          <table:table-cell table:number-columns-repeated="18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26" calcext:value-type="float">
            <text:p>-26</text:p>
          </table:table-cell>
          <table:table-cell table:formula="of:=[.A93]-1880" office:value-type="float" office:value="84" calcext:value-type="float">
            <text:p>84</text:p>
          </table:table-cell>
          <table:table-cell table:formula="of:=[.B93]" office:value-type="float" office:value="-26" calcext:value-type="float">
            <text:p>-26</text:p>
          </table:table-cell>
          <table:table-cell table:formula="of:=[.D93]/100 + 14" office:value-type="float" office:value="13.74" calcext:value-type="float">
            <text:p>13.74</text:p>
          </table:table-cell>
          <table:table-cell table:formula="of:=[.E93]*9/5+32" office:value-type="float" office:value="56.732" calcext:value-type="float">
            <text:p>56.73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56.732" calcext:value-type="float">
            <text:p>56.732</text:p>
          </table:table-cell>
          <table:table-cell office:value-type="float" office:value="84" calcext:value-type="float">
            <text:p>84</text:p>
          </table:table-cell>
          <table:table-cell office:value-type="float" office:value="57.4219" calcext:value-type="float">
            <text:p>57.4219</text:p>
          </table:table-cell>
          <table:table-cell office:value-type="float" office:value="56.732" calcext:value-type="float">
            <text:p>56.732</text:p>
          </table:table-cell>
          <table:table-cell table:number-columns-repeated="18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4" calcext:value-type="float">
            <text:p>-14</text:p>
          </table:table-cell>
          <table:table-cell table:formula="of:=[.A94]-1880" office:value-type="float" office:value="85" calcext:value-type="float">
            <text:p>85</text:p>
          </table:table-cell>
          <table:table-cell table:formula="of:=[.B94]" office:value-type="float" office:value="-14" calcext:value-type="float">
            <text:p>-14</text:p>
          </table:table-cell>
          <table:table-cell table:formula="of:=[.D94]/100 + 14" office:value-type="float" office:value="13.86" calcext:value-type="float">
            <text:p>13.86</text:p>
          </table:table-cell>
          <table:table-cell table:formula="of:=[.E94]*9/5+32" office:value-type="float" office:value="56.948" calcext:value-type="float">
            <text:p>56.94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6.948" calcext:value-type="float">
            <text:p>56.948</text:p>
          </table:table-cell>
          <table:table-cell office:value-type="float" office:value="85" calcext:value-type="float">
            <text:p>85</text:p>
          </table:table-cell>
          <table:table-cell office:value-type="float" office:value="57.4345" calcext:value-type="float">
            <text:p>57.4345</text:p>
          </table:table-cell>
          <table:table-cell office:value-type="float" office:value="56.948" calcext:value-type="float">
            <text:p>56.948</text:p>
          </table:table-cell>
          <table:table-cell table:number-columns-repeated="18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9" calcext:value-type="float">
            <text:p>-9</text:p>
          </table:table-cell>
          <table:table-cell table:formula="of:=[.A95]-1880" office:value-type="float" office:value="86" calcext:value-type="float">
            <text:p>86</text:p>
          </table:table-cell>
          <table:table-cell table:formula="of:=[.B95]" office:value-type="float" office:value="-9" calcext:value-type="float">
            <text:p>-9</text:p>
          </table:table-cell>
          <table:table-cell table:formula="of:=[.D95]/100 + 14" office:value-type="float" office:value="13.91" calcext:value-type="float">
            <text:p>13.91</text:p>
          </table:table-cell>
          <table:table-cell table:formula="of:=[.E95]*9/5+32" office:value-type="float" office:value="57.038" calcext:value-type="float">
            <text:p>57.03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57.038" calcext:value-type="float">
            <text:p>57.038</text:p>
          </table:table-cell>
          <table:table-cell office:value-type="float" office:value="86" calcext:value-type="float">
            <text:p>86</text:p>
          </table:table-cell>
          <table:table-cell office:value-type="float" office:value="57.4472" calcext:value-type="float">
            <text:p>57.4472</text:p>
          </table:table-cell>
          <table:table-cell office:value-type="float" office:value="57.038" calcext:value-type="float">
            <text:p>57.038</text:p>
          </table:table-cell>
          <table:table-cell table:number-columns-repeated="18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2" calcext:value-type="float">
            <text:p>12</text:p>
          </table:table-cell>
          <table:table-cell table:formula="of:=[.A96]-1880" office:value-type="float" office:value="87" calcext:value-type="float">
            <text:p>87</text:p>
          </table:table-cell>
          <table:table-cell table:formula="of:=[.B96]" office:value-type="float" office:value="12" calcext:value-type="float">
            <text:p>12</text:p>
          </table:table-cell>
          <table:table-cell table:formula="of:=[.D96]/100 + 14" office:value-type="float" office:value="14.12" calcext:value-type="float">
            <text:p>14.12</text:p>
          </table:table-cell>
          <table:table-cell table:formula="of:=[.E96]*9/5+32" office:value-type="float" office:value="57.416" calcext:value-type="float">
            <text:p>57.4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57.416" calcext:value-type="float">
            <text:p>57.416</text:p>
          </table:table-cell>
          <table:table-cell office:value-type="float" office:value="87" calcext:value-type="float">
            <text:p>87</text:p>
          </table:table-cell>
          <table:table-cell office:value-type="float" office:value="57.4599" calcext:value-type="float">
            <text:p>57.4599</text:p>
          </table:table-cell>
          <table:table-cell office:value-type="float" office:value="57.416" calcext:value-type="float">
            <text:p>57.416</text:p>
          </table:table-cell>
          <table:table-cell table:number-columns-repeated="18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10" calcext:value-type="float">
            <text:p>-10</text:p>
          </table:table-cell>
          <table:table-cell table:formula="of:=[.A97]-1880" office:value-type="float" office:value="88" calcext:value-type="float">
            <text:p>88</text:p>
          </table:table-cell>
          <table:table-cell table:formula="of:=[.B97]" office:value-type="float" office:value="-10" calcext:value-type="float">
            <text:p>-10</text:p>
          </table:table-cell>
          <table:table-cell table:formula="of:=[.D97]/100 + 14" office:value-type="float" office:value="13.9" calcext:value-type="float">
            <text:p>13.9</text:p>
          </table:table-cell>
          <table:table-cell table:formula="of:=[.E97]*9/5+32" office:value-type="float" office:value="57.02" calcext:value-type="float">
            <text:p>57.0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57.02" calcext:value-type="float">
            <text:p>57.02</text:p>
          </table:table-cell>
          <table:table-cell office:value-type="float" office:value="88" calcext:value-type="float">
            <text:p>88</text:p>
          </table:table-cell>
          <table:table-cell office:value-type="float" office:value="57.4726" calcext:value-type="float">
            <text:p>57.4726</text:p>
          </table:table-cell>
          <table:table-cell office:value-type="float" office:value="57.02" calcext:value-type="float">
            <text:p>57.02</text:p>
          </table:table-cell>
          <table:table-cell table:number-columns-repeated="18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9" calcext:value-type="float">
            <text:p>19</text:p>
          </table:table-cell>
          <table:table-cell table:formula="of:=[.A98]-1880" office:value-type="float" office:value="89" calcext:value-type="float">
            <text:p>89</text:p>
          </table:table-cell>
          <table:table-cell table:formula="of:=[.B98]" office:value-type="float" office:value="19" calcext:value-type="float">
            <text:p>19</text:p>
          </table:table-cell>
          <table:table-cell table:formula="of:=[.D98]/100 + 14" office:value-type="float" office:value="14.19" calcext:value-type="float">
            <text:p>14.19</text:p>
          </table:table-cell>
          <table:table-cell table:formula="of:=[.E98]*9/5+32" office:value-type="float" office:value="57.542" calcext:value-type="float">
            <text:p>57.542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57.542" calcext:value-type="float">
            <text:p>57.542</text:p>
          </table:table-cell>
          <table:table-cell office:value-type="float" office:value="89" calcext:value-type="float">
            <text:p>89</text:p>
          </table:table-cell>
          <table:table-cell office:value-type="float" office:value="57.4853" calcext:value-type="float">
            <text:p>57.4853</text:p>
          </table:table-cell>
          <table:table-cell office:value-type="float" office:value="57.542" calcext:value-type="float">
            <text:p>57.542</text:p>
          </table:table-cell>
          <table:table-cell table:number-columns-repeated="18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-5" calcext:value-type="float">
            <text:p>-5</text:p>
          </table:table-cell>
          <table:table-cell table:formula="of:=[.A99]-1880" office:value-type="float" office:value="90" calcext:value-type="float">
            <text:p>90</text:p>
          </table:table-cell>
          <table:table-cell table:formula="of:=[.B99]" office:value-type="float" office:value="-5" calcext:value-type="float">
            <text:p>-5</text:p>
          </table:table-cell>
          <table:table-cell table:formula="of:=[.D99]/100 + 14" office:value-type="float" office:value="13.95" calcext:value-type="float">
            <text:p>13.95</text:p>
          </table:table-cell>
          <table:table-cell table:formula="of:=[.E99]*9/5+32" office:value-type="float" office:value="57.11" calcext:value-type="float">
            <text:p>57.1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7.11" calcext:value-type="float">
            <text:p>57.11</text:p>
          </table:table-cell>
          <table:table-cell office:value-type="float" office:value="90" calcext:value-type="float">
            <text:p>90</text:p>
          </table:table-cell>
          <table:table-cell office:value-type="float" office:value="57.4979" calcext:value-type="float">
            <text:p>57.4979</text:p>
          </table:table-cell>
          <table:table-cell office:value-type="float" office:value="57.11" calcext:value-type="float">
            <text:p>57.11</text:p>
          </table:table-cell>
          <table:table-cell table:number-columns-repeated="1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7" calcext:value-type="float">
            <text:p>-7</text:p>
          </table:table-cell>
          <table:table-cell table:formula="of:=[.A100]-1880" office:value-type="float" office:value="91" calcext:value-type="float">
            <text:p>91</text:p>
          </table:table-cell>
          <table:table-cell table:formula="of:=[.B100]" office:value-type="float" office:value="-7" calcext:value-type="float">
            <text:p>-7</text:p>
          </table:table-cell>
          <table:table-cell table:formula="of:=[.D100]/100 + 14" office:value-type="float" office:value="13.93" calcext:value-type="float">
            <text:p>13.93</text:p>
          </table:table-cell>
          <table:table-cell table:formula="of:=[.E100]*9/5+32" office:value-type="float" office:value="57.074" calcext:value-type="float">
            <text:p>57.07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57.074" calcext:value-type="float">
            <text:p>57.074</text:p>
          </table:table-cell>
          <table:table-cell office:value-type="float" office:value="91" calcext:value-type="float">
            <text:p>91</text:p>
          </table:table-cell>
          <table:table-cell office:value-type="float" office:value="57.5106" calcext:value-type="float">
            <text:p>57.5106</text:p>
          </table:table-cell>
          <table:table-cell office:value-type="float" office:value="57.074" calcext:value-type="float">
            <text:p>57.074</text:p>
          </table:table-cell>
          <table:table-cell table:number-columns-repeated="18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-1" calcext:value-type="float">
            <text:p>-1</text:p>
          </table:table-cell>
          <table:table-cell table:formula="of:=[.A101]-1880" office:value-type="float" office:value="92" calcext:value-type="float">
            <text:p>92</text:p>
          </table:table-cell>
          <table:table-cell table:formula="of:=[.B101]" office:value-type="float" office:value="-1" calcext:value-type="float">
            <text:p>-1</text:p>
          </table:table-cell>
          <table:table-cell table:formula="of:=[.D101]/100 + 14" office:value-type="float" office:value="13.99" calcext:value-type="float">
            <text:p>13.99</text:p>
          </table:table-cell>
          <table:table-cell table:formula="of:=[.E101]*9/5+32" office:value-type="float" office:value="57.182" calcext:value-type="float">
            <text:p>57.18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57.182" calcext:value-type="float">
            <text:p>57.182</text:p>
          </table:table-cell>
          <table:table-cell office:value-type="float" office:value="92" calcext:value-type="float">
            <text:p>92</text:p>
          </table:table-cell>
          <table:table-cell office:value-type="float" office:value="57.5233" calcext:value-type="float">
            <text:p>57.5233</text:p>
          </table:table-cell>
          <table:table-cell office:value-type="float" office:value="57.182" calcext:value-type="float">
            <text:p>57.182</text:p>
          </table:table-cell>
          <table:table-cell table:number-columns-repeated="18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6" calcext:value-type="float">
            <text:p>26</text:p>
          </table:table-cell>
          <table:table-cell table:formula="of:=[.A102]-1880" office:value-type="float" office:value="93" calcext:value-type="float">
            <text:p>93</text:p>
          </table:table-cell>
          <table:table-cell table:formula="of:=[.B102]" office:value-type="float" office:value="26" calcext:value-type="float">
            <text:p>26</text:p>
          </table:table-cell>
          <table:table-cell table:formula="of:=[.D102]/100 + 14" office:value-type="float" office:value="14.26" calcext:value-type="float">
            <text:p>14.26</text:p>
          </table:table-cell>
          <table:table-cell table:formula="of:=[.E102]*9/5+32" office:value-type="float" office:value="57.668" calcext:value-type="float">
            <text:p>57.66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57.668" calcext:value-type="float">
            <text:p>57.668</text:p>
          </table:table-cell>
          <table:table-cell office:value-type="float" office:value="93" calcext:value-type="float">
            <text:p>93</text:p>
          </table:table-cell>
          <table:table-cell office:value-type="float" office:value="57.536" calcext:value-type="float">
            <text:p>57.536</text:p>
          </table:table-cell>
          <table:table-cell office:value-type="float" office:value="57.668" calcext:value-type="float">
            <text:p>57.668</text:p>
          </table:table-cell>
          <table:table-cell table:number-columns-repeated="18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  <table:table-cell table:formula="of:=[.A103]-1880" office:value-type="float" office:value="94" calcext:value-type="float">
            <text:p>94</text:p>
          </table:table-cell>
          <table:table-cell table:formula="of:=[.B103]" office:value-type="float" office:value="0" calcext:value-type="float">
            <text:p>0</text:p>
          </table:table-cell>
          <table:table-cell table:formula="of:=[.D103]/100 + 14" office:value-type="float" office:value="14" calcext:value-type="float">
            <text:p>14</text:p>
          </table:table-cell>
          <table:table-cell table:formula="of:=[.E103]*9/5+32" office:value-type="float" office:value="57.2" calcext:value-type="float">
            <text:p>57.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57.2" calcext:value-type="float">
            <text:p>57.2</text:p>
          </table:table-cell>
          <table:table-cell office:value-type="float" office:value="94" calcext:value-type="float">
            <text:p>94</text:p>
          </table:table-cell>
          <table:table-cell office:value-type="float" office:value="57.5486" calcext:value-type="float">
            <text:p>57.5486</text:p>
          </table:table-cell>
          <table:table-cell office:value-type="float" office:value="57.2" calcext:value-type="float">
            <text:p>57.2</text:p>
          </table:table-cell>
          <table:table-cell table:number-columns-repeated="18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7" calcext:value-type="float">
            <text:p>17</text:p>
          </table:table-cell>
          <table:table-cell table:formula="of:=[.A104]-1880" office:value-type="float" office:value="95" calcext:value-type="float">
            <text:p>95</text:p>
          </table:table-cell>
          <table:table-cell table:formula="of:=[.B104]" office:value-type="float" office:value="17" calcext:value-type="float">
            <text:p>17</text:p>
          </table:table-cell>
          <table:table-cell table:formula="of:=[.D104]/100 + 14" office:value-type="float" office:value="14.17" calcext:value-type="float">
            <text:p>14.17</text:p>
          </table:table-cell>
          <table:table-cell table:formula="of:=[.E104]*9/5+32" office:value-type="float" office:value="57.506" calcext:value-type="float">
            <text:p>57.50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57.506" calcext:value-type="float">
            <text:p>57.506</text:p>
          </table:table-cell>
          <table:table-cell office:value-type="float" office:value="95" calcext:value-type="float">
            <text:p>95</text:p>
          </table:table-cell>
          <table:table-cell office:value-type="float" office:value="57.5613" calcext:value-type="float">
            <text:p>57.5613</text:p>
          </table:table-cell>
          <table:table-cell office:value-type="float" office:value="57.506" calcext:value-type="float">
            <text:p>57.506</text:p>
          </table:table-cell>
          <table:table-cell table:number-columns-repeated="18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23" calcext:value-type="float">
            <text:p>-23</text:p>
          </table:table-cell>
          <table:table-cell table:formula="of:=[.A105]-1880" office:value-type="float" office:value="96" calcext:value-type="float">
            <text:p>96</text:p>
          </table:table-cell>
          <table:table-cell table:formula="of:=[.B105]" office:value-type="float" office:value="-23" calcext:value-type="float">
            <text:p>-23</text:p>
          </table:table-cell>
          <table:table-cell table:formula="of:=[.D105]/100 + 14" office:value-type="float" office:value="13.77" calcext:value-type="float">
            <text:p>13.77</text:p>
          </table:table-cell>
          <table:table-cell table:formula="of:=[.E105]*9/5+32" office:value-type="float" office:value="56.786" calcext:value-type="float">
            <text:p>56.78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56.786" calcext:value-type="float">
            <text:p>56.786</text:p>
          </table:table-cell>
          <table:table-cell office:value-type="float" office:value="96" calcext:value-type="float">
            <text:p>96</text:p>
          </table:table-cell>
          <table:table-cell office:value-type="float" office:value="57.574" calcext:value-type="float">
            <text:p>57.574</text:p>
          </table:table-cell>
          <table:table-cell office:value-type="float" office:value="56.786" calcext:value-type="float">
            <text:p>56.786</text:p>
          </table:table-cell>
          <table:table-cell table:number-columns-repeated="18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0" calcext:value-type="float">
            <text:p>30</text:p>
          </table:table-cell>
          <table:table-cell table:formula="of:=[.A106]-1880" office:value-type="float" office:value="97" calcext:value-type="float">
            <text:p>97</text:p>
          </table:table-cell>
          <table:table-cell table:formula="of:=[.B106]" office:value-type="float" office:value="30" calcext:value-type="float">
            <text:p>30</text:p>
          </table:table-cell>
          <table:table-cell table:formula="of:=[.D106]/100 + 14" office:value-type="float" office:value="14.3" calcext:value-type="float">
            <text:p>14.3</text:p>
          </table:table-cell>
          <table:table-cell table:formula="of:=[.E106]*9/5+32" office:value-type="float" office:value="57.74" calcext:value-type="float">
            <text:p>57.74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7.74" calcext:value-type="float">
            <text:p>57.74</text:p>
          </table:table-cell>
          <table:table-cell office:value-type="float" office:value="97" calcext:value-type="float">
            <text:p>97</text:p>
          </table:table-cell>
          <table:table-cell office:value-type="float" office:value="57.5867" calcext:value-type="float">
            <text:p>57.5867</text:p>
          </table:table-cell>
          <table:table-cell office:value-type="float" office:value="57.74" calcext:value-type="float">
            <text:p>57.74</text:p>
          </table:table-cell>
          <table:table-cell table:number-columns-repeated="16"/>
          <table:table-cell office:value-type="string" calcext:value-type="string">
            <text:p>year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7" calcext:value-type="float">
            <text:p>7</text:p>
          </table:table-cell>
          <table:table-cell table:formula="of:=[.A107]-1880" office:value-type="float" office:value="98" calcext:value-type="float">
            <text:p>98</text:p>
          </table:table-cell>
          <table:table-cell table:formula="of:=[.B107]" office:value-type="float" office:value="7" calcext:value-type="float">
            <text:p>7</text:p>
          </table:table-cell>
          <table:table-cell table:formula="of:=[.D107]/100 + 14" office:value-type="float" office:value="14.07" calcext:value-type="float">
            <text:p>14.07</text:p>
          </table:table-cell>
          <table:table-cell table:formula="of:=[.E107]*9/5+32" office:value-type="float" office:value="57.326" calcext:value-type="float">
            <text:p>57.32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7.326" calcext:value-type="float">
            <text:p>57.326</text:p>
          </table:table-cell>
          <table:table-cell office:value-type="float" office:value="98" calcext:value-type="float">
            <text:p>98</text:p>
          </table:table-cell>
          <table:table-cell office:value-type="float" office:value="57.5993" calcext:value-type="float">
            <text:p>57.5993</text:p>
          </table:table-cell>
          <table:table-cell office:value-type="float" office:value="57.326" calcext:value-type="float">
            <text:p>57.326</text:p>
          </table:table-cell>
          <table:table-cell table:number-columns-repeated="15"/>
          <table:table-cell office:value-type="string" calcext:value-type="string">
            <text:p>When I'm 40</text:p>
          </table:table-cell>
          <table:table-cell table:formula="of:=2033-1880" office:value-type="float" office:value="153" calcext:value-type="float">
            <text:p>153</text:p>
          </table:table-cell>
          <table:table-cell table:formula="of:=0.0126765994*([.AC107])+56.3443588235" office:value-type="float" office:value="58.2838785317" calcext:value-type="float">
            <text:p>58.2838785317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" calcext:value-type="float">
            <text:p>6</text:p>
          </table:table-cell>
          <table:table-cell table:formula="of:=[.A108]-1880" office:value-type="float" office:value="99" calcext:value-type="float">
            <text:p>99</text:p>
          </table:table-cell>
          <table:table-cell table:formula="of:=[.B108]" office:value-type="float" office:value="6" calcext:value-type="float">
            <text:p>6</text:p>
          </table:table-cell>
          <table:table-cell table:formula="of:=[.D108]/100 + 14" office:value-type="float" office:value="14.06" calcext:value-type="float">
            <text:p>14.06</text:p>
          </table:table-cell>
          <table:table-cell table:formula="of:=[.E108]*9/5+32" office:value-type="float" office:value="57.308" calcext:value-type="float">
            <text:p>57.30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57.308" calcext:value-type="float">
            <text:p>57.308</text:p>
          </table:table-cell>
          <table:table-cell office:value-type="float" office:value="99" calcext:value-type="float">
            <text:p>99</text:p>
          </table:table-cell>
          <table:table-cell office:value-type="float" office:value="57.612" calcext:value-type="float">
            <text:p>57.612</text:p>
          </table:table-cell>
          <table:table-cell office:value-type="float" office:value="57.308" calcext:value-type="float">
            <text:p>57.308</text:p>
          </table:table-cell>
          <table:table-cell table:number-columns-repeated="18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5" calcext:value-type="float">
            <text:p>35</text:p>
          </table:table-cell>
          <table:table-cell table:formula="of:=[.A109]-1880" office:value-type="float" office:value="100" calcext:value-type="float">
            <text:p>100</text:p>
          </table:table-cell>
          <table:table-cell table:formula="of:=[.B109]" office:value-type="float" office:value="35" calcext:value-type="float">
            <text:p>35</text:p>
          </table:table-cell>
          <table:table-cell table:formula="of:=[.D109]/100 + 14" office:value-type="float" office:value="14.35" calcext:value-type="float">
            <text:p>14.35</text:p>
          </table:table-cell>
          <table:table-cell table:formula="of:=[.E109]*9/5+32" office:value-type="float" office:value="57.83" calcext:value-type="float">
            <text:p>57.8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7.83" calcext:value-type="float">
            <text:p>57.83</text:p>
          </table:table-cell>
          <table:table-cell office:value-type="float" office:value="100" calcext:value-type="float">
            <text:p>100</text:p>
          </table:table-cell>
          <table:table-cell office:value-type="float" office:value="57.6247" calcext:value-type="float">
            <text:p>57.6247</text:p>
          </table:table-cell>
          <table:table-cell office:value-type="float" office:value="57.83" calcext:value-type="float">
            <text:p>57.83</text:p>
          </table:table-cell>
          <table:table-cell table:number-columns-repeated="15"/>
          <table:table-cell office:value-type="string" calcext:value-type="string">
            <text:p>f(x) = </text:p>
          </table:table-cell>
          <table:table-cell office:value-type="string" calcext:value-type="string">
            <text:p>0.0126765994x</text:p>
          </table:table-cell>
          <table:table-cell office:value-type="float" office:value="56.3443588235" calcext:value-type="float">
            <text:p>56.344358823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3" calcext:value-type="float">
            <text:p>23</text:p>
          </table:table-cell>
          <table:table-cell table:formula="of:=[.A110]-1880" office:value-type="float" office:value="101" calcext:value-type="float">
            <text:p>101</text:p>
          </table:table-cell>
          <table:table-cell table:formula="of:=[.B110]" office:value-type="float" office:value="23" calcext:value-type="float">
            <text:p>23</text:p>
          </table:table-cell>
          <table:table-cell table:formula="of:=[.D110]/100 + 14" office:value-type="float" office:value="14.23" calcext:value-type="float">
            <text:p>14.23</text:p>
          </table:table-cell>
          <table:table-cell table:formula="of:=[.E110]*9/5+32" office:value-type="float" office:value="57.614" calcext:value-type="float">
            <text:p>57.614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57.614" calcext:value-type="float">
            <text:p>57.614</text:p>
          </table:table-cell>
          <table:table-cell office:value-type="float" office:value="101" calcext:value-type="float">
            <text:p>101</text:p>
          </table:table-cell>
          <table:table-cell office:value-type="float" office:value="57.6374" calcext:value-type="float">
            <text:p>57.6374</text:p>
          </table:table-cell>
          <table:table-cell office:value-type="float" office:value="57.614" calcext:value-type="float">
            <text:p>57.614</text:p>
          </table:table-cell>
          <table:table-cell table:number-columns-repeated="18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5" calcext:value-type="float">
            <text:p>15</text:p>
          </table:table-cell>
          <table:table-cell table:formula="of:=[.A111]-1880" office:value-type="float" office:value="102" calcext:value-type="float">
            <text:p>102</text:p>
          </table:table-cell>
          <table:table-cell table:formula="of:=[.B111]" office:value-type="float" office:value="15" calcext:value-type="float">
            <text:p>15</text:p>
          </table:table-cell>
          <table:table-cell table:formula="of:=[.D111]/100 + 14" office:value-type="float" office:value="14.15" calcext:value-type="float">
            <text:p>14.15</text:p>
          </table:table-cell>
          <table:table-cell table:formula="of:=[.E111]*9/5+32" office:value-type="float" office:value="57.47" calcext:value-type="float">
            <text:p>57.47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57.47" calcext:value-type="float">
            <text:p>57.47</text:p>
          </table:table-cell>
          <table:table-cell office:value-type="float" office:value="102" calcext:value-type="float">
            <text:p>102</text:p>
          </table:table-cell>
          <table:table-cell office:value-type="float" office:value="57.65" calcext:value-type="float">
            <text:p>57.65</text:p>
          </table:table-cell>
          <table:table-cell office:value-type="float" office:value="57.47" calcext:value-type="float">
            <text:p>57.47</text:p>
          </table:table-cell>
          <table:table-cell table:number-columns-repeated="18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6" calcext:value-type="float">
            <text:p>36</text:p>
          </table:table-cell>
          <table:table-cell table:formula="of:=[.A112]-1880" office:value-type="float" office:value="103" calcext:value-type="float">
            <text:p>103</text:p>
          </table:table-cell>
          <table:table-cell table:formula="of:=[.B112]" office:value-type="float" office:value="36" calcext:value-type="float">
            <text:p>36</text:p>
          </table:table-cell>
          <table:table-cell table:formula="of:=[.D112]/100 + 14" office:value-type="float" office:value="14.36" calcext:value-type="float">
            <text:p>14.36</text:p>
          </table:table-cell>
          <table:table-cell table:formula="of:=[.E112]*9/5+32" office:value-type="float" office:value="57.848" calcext:value-type="float">
            <text:p>57.848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57.848" calcext:value-type="float">
            <text:p>57.848</text:p>
          </table:table-cell>
          <table:table-cell office:value-type="float" office:value="103" calcext:value-type="float">
            <text:p>103</text:p>
          </table:table-cell>
          <table:table-cell office:value-type="float" office:value="57.6627" calcext:value-type="float">
            <text:p>57.6627</text:p>
          </table:table-cell>
          <table:table-cell office:value-type="float" office:value="57.848" calcext:value-type="float">
            <text:p>57.848</text:p>
          </table:table-cell>
          <table:table-cell table:number-columns-repeated="18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4" calcext:value-type="float">
            <text:p>34</text:p>
          </table:table-cell>
          <table:table-cell table:formula="of:=[.A113]-1880" office:value-type="float" office:value="104" calcext:value-type="float">
            <text:p>104</text:p>
          </table:table-cell>
          <table:table-cell table:formula="of:=[.B113]" office:value-type="float" office:value="34" calcext:value-type="float">
            <text:p>34</text:p>
          </table:table-cell>
          <table:table-cell table:formula="of:=[.D113]/100 + 14" office:value-type="float" office:value="14.34" calcext:value-type="float">
            <text:p>14.34</text:p>
          </table:table-cell>
          <table:table-cell table:formula="of:=[.E113]*9/5+32" office:value-type="float" office:value="57.812" calcext:value-type="float">
            <text:p>57.81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57.812" calcext:value-type="float">
            <text:p>57.812</text:p>
          </table:table-cell>
          <table:table-cell office:value-type="float" office:value="104" calcext:value-type="float">
            <text:p>104</text:p>
          </table:table-cell>
          <table:table-cell office:value-type="float" office:value="57.6754" calcext:value-type="float">
            <text:p>57.6754</text:p>
          </table:table-cell>
          <table:table-cell office:value-type="float" office:value="57.812" calcext:value-type="float">
            <text:p>57.812</text:p>
          </table:table-cell>
          <table:table-cell table:number-columns-repeated="18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8" calcext:value-type="float">
            <text:p>18</text:p>
          </table:table-cell>
          <table:table-cell table:formula="of:=[.A114]-1880" office:value-type="float" office:value="105" calcext:value-type="float">
            <text:p>105</text:p>
          </table:table-cell>
          <table:table-cell table:formula="of:=[.B114]" office:value-type="float" office:value="18" calcext:value-type="float">
            <text:p>18</text:p>
          </table:table-cell>
          <table:table-cell table:formula="of:=[.D114]/100 + 14" office:value-type="float" office:value="14.18" calcext:value-type="float">
            <text:p>14.18</text:p>
          </table:table-cell>
          <table:table-cell table:formula="of:=[.E114]*9/5+32" office:value-type="float" office:value="57.524" calcext:value-type="float">
            <text:p>57.52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57.524" calcext:value-type="float">
            <text:p>57.524</text:p>
          </table:table-cell>
          <table:table-cell office:value-type="float" office:value="105" calcext:value-type="float">
            <text:p>105</text:p>
          </table:table-cell>
          <table:table-cell office:value-type="float" office:value="57.6881" calcext:value-type="float">
            <text:p>57.6881</text:p>
          </table:table-cell>
          <table:table-cell office:value-type="float" office:value="57.524" calcext:value-type="float">
            <text:p>57.524</text:p>
          </table:table-cell>
          <table:table-cell table:number-columns-repeated="18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6" calcext:value-type="float">
            <text:p>26</text:p>
          </table:table-cell>
          <table:table-cell table:formula="of:=[.A115]-1880" office:value-type="float" office:value="106" calcext:value-type="float">
            <text:p>106</text:p>
          </table:table-cell>
          <table:table-cell table:formula="of:=[.B115]" office:value-type="float" office:value="26" calcext:value-type="float">
            <text:p>26</text:p>
          </table:table-cell>
          <table:table-cell table:formula="of:=[.D115]/100 + 14" office:value-type="float" office:value="14.26" calcext:value-type="float">
            <text:p>14.26</text:p>
          </table:table-cell>
          <table:table-cell table:formula="of:=[.E115]*9/5+32" office:value-type="float" office:value="57.668" calcext:value-type="float">
            <text:p>57.66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57.668" calcext:value-type="float">
            <text:p>57.668</text:p>
          </table:table-cell>
          <table:table-cell office:value-type="float" office:value="106" calcext:value-type="float">
            <text:p>106</text:p>
          </table:table-cell>
          <table:table-cell office:value-type="float" office:value="57.7008" calcext:value-type="float">
            <text:p>57.7008</text:p>
          </table:table-cell>
          <table:table-cell office:value-type="float" office:value="57.668" calcext:value-type="float">
            <text:p>57.668</text:p>
          </table:table-cell>
          <table:table-cell table:number-columns-repeated="18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5" calcext:value-type="float">
            <text:p>25</text:p>
          </table:table-cell>
          <table:table-cell table:formula="of:=[.A116]-1880" office:value-type="float" office:value="107" calcext:value-type="float">
            <text:p>107</text:p>
          </table:table-cell>
          <table:table-cell table:formula="of:=[.B116]" office:value-type="float" office:value="25" calcext:value-type="float">
            <text:p>25</text:p>
          </table:table-cell>
          <table:table-cell table:formula="of:=[.D116]/100 + 14" office:value-type="float" office:value="14.25" calcext:value-type="float">
            <text:p>14.25</text:p>
          </table:table-cell>
          <table:table-cell table:formula="of:=[.E116]*9/5+32" office:value-type="float" office:value="57.65" calcext:value-type="float">
            <text:p>57.6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57.65" calcext:value-type="float">
            <text:p>57.65</text:p>
          </table:table-cell>
          <table:table-cell office:value-type="float" office:value="107" calcext:value-type="float">
            <text:p>107</text:p>
          </table:table-cell>
          <table:table-cell office:value-type="float" office:value="57.7134" calcext:value-type="float">
            <text:p>57.7134</text:p>
          </table:table-cell>
          <table:table-cell office:value-type="float" office:value="57.65" calcext:value-type="float">
            <text:p>57.65</text:p>
          </table:table-cell>
          <table:table-cell table:number-columns-repeated="18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4" calcext:value-type="float">
            <text:p>44</text:p>
          </table:table-cell>
          <table:table-cell table:formula="of:=[.A117]-1880" office:value-type="float" office:value="108" calcext:value-type="float">
            <text:p>108</text:p>
          </table:table-cell>
          <table:table-cell table:formula="of:=[.B117]" office:value-type="float" office:value="44" calcext:value-type="float">
            <text:p>44</text:p>
          </table:table-cell>
          <table:table-cell table:formula="of:=[.D117]/100 + 14" office:value-type="float" office:value="14.44" calcext:value-type="float">
            <text:p>14.44</text:p>
          </table:table-cell>
          <table:table-cell table:formula="of:=[.E117]*9/5+32" office:value-type="float" office:value="57.992" calcext:value-type="float">
            <text:p>57.99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57.992" calcext:value-type="float">
            <text:p>57.992</text:p>
          </table:table-cell>
          <table:table-cell office:value-type="float" office:value="108" calcext:value-type="float">
            <text:p>108</text:p>
          </table:table-cell>
          <table:table-cell office:value-type="float" office:value="57.7261" calcext:value-type="float">
            <text:p>57.7261</text:p>
          </table:table-cell>
          <table:table-cell office:value-type="float" office:value="57.992" calcext:value-type="float">
            <text:p>57.992</text:p>
          </table:table-cell>
          <table:table-cell table:number-columns-repeated="18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7" calcext:value-type="float">
            <text:p>17</text:p>
          </table:table-cell>
          <table:table-cell table:formula="of:=[.A118]-1880" office:value-type="float" office:value="109" calcext:value-type="float">
            <text:p>109</text:p>
          </table:table-cell>
          <table:table-cell table:formula="of:=[.B118]" office:value-type="float" office:value="17" calcext:value-type="float">
            <text:p>17</text:p>
          </table:table-cell>
          <table:table-cell table:formula="of:=[.D118]/100 + 14" office:value-type="float" office:value="14.17" calcext:value-type="float">
            <text:p>14.17</text:p>
          </table:table-cell>
          <table:table-cell table:formula="of:=[.E118]*9/5+32" office:value-type="float" office:value="57.506" calcext:value-type="float">
            <text:p>57.50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57.506" calcext:value-type="float">
            <text:p>57.506</text:p>
          </table:table-cell>
          <table:table-cell office:value-type="float" office:value="109" calcext:value-type="float">
            <text:p>109</text:p>
          </table:table-cell>
          <table:table-cell office:value-type="float" office:value="57.7388" calcext:value-type="float">
            <text:p>57.7388</text:p>
          </table:table-cell>
          <table:table-cell office:value-type="float" office:value="57.506" calcext:value-type="float">
            <text:p>57.506</text:p>
          </table:table-cell>
          <table:table-cell table:number-columns-repeated="18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5" calcext:value-type="float">
            <text:p>45</text:p>
          </table:table-cell>
          <table:table-cell table:formula="of:=[.A119]-1880" office:value-type="float" office:value="110" calcext:value-type="float">
            <text:p>110</text:p>
          </table:table-cell>
          <table:table-cell table:formula="of:=[.B119]" office:value-type="float" office:value="45" calcext:value-type="float">
            <text:p>45</text:p>
          </table:table-cell>
          <table:table-cell table:formula="of:=[.D119]/100 + 14" office:value-type="float" office:value="14.45" calcext:value-type="float">
            <text:p>14.45</text:p>
          </table:table-cell>
          <table:table-cell table:formula="of:=[.E119]*9/5+32" office:value-type="float" office:value="58.01" calcext:value-type="float">
            <text:p>58.0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8.01" calcext:value-type="float">
            <text:p>58.01</text:p>
          </table:table-cell>
          <table:table-cell office:value-type="float" office:value="110" calcext:value-type="float">
            <text:p>110</text:p>
          </table:table-cell>
          <table:table-cell office:value-type="float" office:value="57.7515" calcext:value-type="float">
            <text:p>57.7515</text:p>
          </table:table-cell>
          <table:table-cell office:value-type="float" office:value="58.01" calcext:value-type="float">
            <text:p>58.01</text:p>
          </table:table-cell>
          <table:table-cell table:number-columns-repeated="18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9" calcext:value-type="float">
            <text:p>39</text:p>
          </table:table-cell>
          <table:table-cell table:formula="of:=[.A120]-1880" office:value-type="float" office:value="111" calcext:value-type="float">
            <text:p>111</text:p>
          </table:table-cell>
          <table:table-cell table:formula="of:=[.B120]" office:value-type="float" office:value="39" calcext:value-type="float">
            <text:p>39</text:p>
          </table:table-cell>
          <table:table-cell table:formula="of:=[.D120]/100 + 14" office:value-type="float" office:value="14.39" calcext:value-type="float">
            <text:p>14.39</text:p>
          </table:table-cell>
          <table:table-cell table:formula="of:=[.E120]*9/5+32" office:value-type="float" office:value="57.902" calcext:value-type="float">
            <text:p>57.90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57.902" calcext:value-type="float">
            <text:p>57.902</text:p>
          </table:table-cell>
          <table:table-cell office:value-type="float" office:value="111" calcext:value-type="float">
            <text:p>111</text:p>
          </table:table-cell>
          <table:table-cell office:value-type="float" office:value="57.7641" calcext:value-type="float">
            <text:p>57.7641</text:p>
          </table:table-cell>
          <table:table-cell office:value-type="float" office:value="57.902" calcext:value-type="float">
            <text:p>57.902</text:p>
          </table:table-cell>
          <table:table-cell table:number-columns-repeated="18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2" calcext:value-type="float">
            <text:p>32</text:p>
          </table:table-cell>
          <table:table-cell table:formula="of:=[.A121]-1880" office:value-type="float" office:value="112" calcext:value-type="float">
            <text:p>112</text:p>
          </table:table-cell>
          <table:table-cell table:formula="of:=[.B121]" office:value-type="float" office:value="32" calcext:value-type="float">
            <text:p>32</text:p>
          </table:table-cell>
          <table:table-cell table:formula="of:=[.D121]/100 + 14" office:value-type="float" office:value="14.32" calcext:value-type="float">
            <text:p>14.32</text:p>
          </table:table-cell>
          <table:table-cell table:formula="of:=[.E121]*9/5+32" office:value-type="float" office:value="57.776" calcext:value-type="float">
            <text:p>57.77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57.776" calcext:value-type="float">
            <text:p>57.776</text:p>
          </table:table-cell>
          <table:table-cell office:value-type="float" office:value="112" calcext:value-type="float">
            <text:p>112</text:p>
          </table:table-cell>
          <table:table-cell office:value-type="float" office:value="57.7768" calcext:value-type="float">
            <text:p>57.7768</text:p>
          </table:table-cell>
          <table:table-cell office:value-type="float" office:value="57.776" calcext:value-type="float">
            <text:p>57.776</text:p>
          </table:table-cell>
          <table:table-cell table:number-columns-repeated="18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6" calcext:value-type="float">
            <text:p>26</text:p>
          </table:table-cell>
          <table:table-cell table:formula="of:=[.A122]-1880" office:value-type="float" office:value="113" calcext:value-type="float">
            <text:p>113</text:p>
          </table:table-cell>
          <table:table-cell table:formula="of:=[.B122]" office:value-type="float" office:value="26" calcext:value-type="float">
            <text:p>26</text:p>
          </table:table-cell>
          <table:table-cell table:formula="of:=[.D122]/100 + 14" office:value-type="float" office:value="14.26" calcext:value-type="float">
            <text:p>14.26</text:p>
          </table:table-cell>
          <table:table-cell table:formula="of:=[.E122]*9/5+32" office:value-type="float" office:value="57.668" calcext:value-type="float">
            <text:p>57.668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57.668" calcext:value-type="float">
            <text:p>57.668</text:p>
          </table:table-cell>
          <table:table-cell office:value-type="float" office:value="113" calcext:value-type="float">
            <text:p>113</text:p>
          </table:table-cell>
          <table:table-cell office:value-type="float" office:value="57.7895" calcext:value-type="float">
            <text:p>57.7895</text:p>
          </table:table-cell>
          <table:table-cell office:value-type="float" office:value="57.668" calcext:value-type="float">
            <text:p>57.668</text:p>
          </table:table-cell>
          <table:table-cell table:number-columns-repeated="18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8" calcext:value-type="float">
            <text:p>28</text:p>
          </table:table-cell>
          <table:table-cell table:formula="of:=[.A123]-1880" office:value-type="float" office:value="114" calcext:value-type="float">
            <text:p>114</text:p>
          </table:table-cell>
          <table:table-cell table:formula="of:=[.B123]" office:value-type="float" office:value="28" calcext:value-type="float">
            <text:p>28</text:p>
          </table:table-cell>
          <table:table-cell table:formula="of:=[.D123]/100 + 14" office:value-type="float" office:value="14.28" calcext:value-type="float">
            <text:p>14.28</text:p>
          </table:table-cell>
          <table:table-cell table:formula="of:=[.E123]*9/5+32" office:value-type="float" office:value="57.704" calcext:value-type="float">
            <text:p>57.70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57.704" calcext:value-type="float">
            <text:p>57.704</text:p>
          </table:table-cell>
          <table:table-cell office:value-type="float" office:value="114" calcext:value-type="float">
            <text:p>114</text:p>
          </table:table-cell>
          <table:table-cell office:value-type="float" office:value="57.8022" calcext:value-type="float">
            <text:p>57.8022</text:p>
          </table:table-cell>
          <table:table-cell office:value-type="float" office:value="57.704" calcext:value-type="float">
            <text:p>57.704</text:p>
          </table:table-cell>
          <table:table-cell table:number-columns-repeated="1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9" calcext:value-type="float">
            <text:p>29</text:p>
          </table:table-cell>
          <table:table-cell table:formula="of:=[.A124]-1880" office:value-type="float" office:value="115" calcext:value-type="float">
            <text:p>115</text:p>
          </table:table-cell>
          <table:table-cell table:formula="of:=[.B124]" office:value-type="float" office:value="29" calcext:value-type="float">
            <text:p>29</text:p>
          </table:table-cell>
          <table:table-cell table:formula="of:=[.D124]/100 + 14" office:value-type="float" office:value="14.29" calcext:value-type="float">
            <text:p>14.29</text:p>
          </table:table-cell>
          <table:table-cell table:formula="of:=[.E124]*9/5+32" office:value-type="float" office:value="57.722" calcext:value-type="float">
            <text:p>57.722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7.722" calcext:value-type="float">
            <text:p>57.722</text:p>
          </table:table-cell>
          <table:table-cell office:value-type="float" office:value="115" calcext:value-type="float">
            <text:p>115</text:p>
          </table:table-cell>
          <table:table-cell office:value-type="float" office:value="57.8148" calcext:value-type="float">
            <text:p>57.8148</text:p>
          </table:table-cell>
          <table:table-cell office:value-type="float" office:value="57.722" calcext:value-type="float">
            <text:p>57.722</text:p>
          </table:table-cell>
          <table:table-cell table:number-columns-repeated="1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9" calcext:value-type="float">
            <text:p>29</text:p>
          </table:table-cell>
          <table:table-cell table:formula="of:=[.A125]-1880" office:value-type="float" office:value="116" calcext:value-type="float">
            <text:p>116</text:p>
          </table:table-cell>
          <table:table-cell table:formula="of:=[.B125]" office:value-type="float" office:value="29" calcext:value-type="float">
            <text:p>29</text:p>
          </table:table-cell>
          <table:table-cell table:formula="of:=[.D125]/100 + 14" office:value-type="float" office:value="14.29" calcext:value-type="float">
            <text:p>14.29</text:p>
          </table:table-cell>
          <table:table-cell table:formula="of:=[.E125]*9/5+32" office:value-type="float" office:value="57.722" calcext:value-type="float">
            <text:p>57.72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57.722" calcext:value-type="float">
            <text:p>57.722</text:p>
          </table:table-cell>
          <table:table-cell office:value-type="float" office:value="116" calcext:value-type="float">
            <text:p>116</text:p>
          </table:table-cell>
          <table:table-cell office:value-type="float" office:value="57.8275" calcext:value-type="float">
            <text:p>57.8275</text:p>
          </table:table-cell>
          <table:table-cell office:value-type="float" office:value="57.722" calcext:value-type="float">
            <text:p>57.722</text:p>
          </table:table-cell>
          <table:table-cell table:number-columns-repeated="1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8" calcext:value-type="float">
            <text:p>38</text:p>
          </table:table-cell>
          <table:table-cell table:formula="of:=[.A126]-1880" office:value-type="float" office:value="117" calcext:value-type="float">
            <text:p>117</text:p>
          </table:table-cell>
          <table:table-cell table:formula="of:=[.B126]" office:value-type="float" office:value="38" calcext:value-type="float">
            <text:p>38</text:p>
          </table:table-cell>
          <table:table-cell table:formula="of:=[.D126]/100 + 14" office:value-type="float" office:value="14.38" calcext:value-type="float">
            <text:p>14.38</text:p>
          </table:table-cell>
          <table:table-cell table:formula="of:=[.E126]*9/5+32" office:value-type="float" office:value="57.884" calcext:value-type="float">
            <text:p>57.884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57.884" calcext:value-type="float">
            <text:p>57.884</text:p>
          </table:table-cell>
          <table:table-cell office:value-type="float" office:value="117" calcext:value-type="float">
            <text:p>117</text:p>
          </table:table-cell>
          <table:table-cell office:value-type="float" office:value="57.8402" calcext:value-type="float">
            <text:p>57.8402</text:p>
          </table:table-cell>
          <table:table-cell office:value-type="float" office:value="57.884" calcext:value-type="float">
            <text:p>57.884</text:p>
          </table:table-cell>
          <table:table-cell table:number-columns-repeated="1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0" calcext:value-type="float">
            <text:p>70</text:p>
          </table:table-cell>
          <table:table-cell table:formula="of:=[.A127]-1880" office:value-type="float" office:value="118" calcext:value-type="float">
            <text:p>118</text:p>
          </table:table-cell>
          <table:table-cell table:formula="of:=[.B127]" office:value-type="float" office:value="70" calcext:value-type="float">
            <text:p>70</text:p>
          </table:table-cell>
          <table:table-cell table:formula="of:=[.D127]/100 + 14" office:value-type="float" office:value="14.7" calcext:value-type="float">
            <text:p>14.7</text:p>
          </table:table-cell>
          <table:table-cell table:formula="of:=[.E127]*9/5+32" office:value-type="float" office:value="58.46" calcext:value-type="float">
            <text:p>58.4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58.46" calcext:value-type="float">
            <text:p>58.46</text:p>
          </table:table-cell>
          <table:table-cell office:value-type="float" office:value="118" calcext:value-type="float">
            <text:p>118</text:p>
          </table:table-cell>
          <table:table-cell office:value-type="float" office:value="57.8529" calcext:value-type="float">
            <text:p>57.8529</text:p>
          </table:table-cell>
          <table:table-cell office:value-type="float" office:value="58.46" calcext:value-type="float">
            <text:p>58.46</text:p>
          </table:table-cell>
          <table:table-cell table:number-columns-repeated="1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2" calcext:value-type="float">
            <text:p>32</text:p>
          </table:table-cell>
          <table:table-cell table:formula="of:=[.A128]-1880" office:value-type="float" office:value="119" calcext:value-type="float">
            <text:p>119</text:p>
          </table:table-cell>
          <table:table-cell table:formula="of:=[.B128]" office:value-type="float" office:value="32" calcext:value-type="float">
            <text:p>32</text:p>
          </table:table-cell>
          <table:table-cell table:formula="of:=[.D128]/100 + 14" office:value-type="float" office:value="14.32" calcext:value-type="float">
            <text:p>14.32</text:p>
          </table:table-cell>
          <table:table-cell table:formula="of:=[.E128]*9/5+32" office:value-type="float" office:value="57.776" calcext:value-type="float">
            <text:p>57.77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57.776" calcext:value-type="float">
            <text:p>57.776</text:p>
          </table:table-cell>
          <table:table-cell office:value-type="float" office:value="119" calcext:value-type="float">
            <text:p>119</text:p>
          </table:table-cell>
          <table:table-cell office:value-type="float" office:value="57.8656" calcext:value-type="float">
            <text:p>57.8656</text:p>
          </table:table-cell>
          <table:table-cell office:value-type="float" office:value="57.776" calcext:value-type="float">
            <text:p>57.776</text:p>
          </table:table-cell>
          <table:table-cell table:number-columns-repeated="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" calcext:value-type="float">
            <text:p>39</text:p>
          </table:table-cell>
          <table:table-cell table:formula="of:=[.A129]-1880" office:value-type="float" office:value="120" calcext:value-type="float">
            <text:p>120</text:p>
          </table:table-cell>
          <table:table-cell table:formula="of:=[.B129]" office:value-type="float" office:value="39" calcext:value-type="float">
            <text:p>39</text:p>
          </table:table-cell>
          <table:table-cell table:formula="of:=[.D129]/100 + 14" office:value-type="float" office:value="14.39" calcext:value-type="float">
            <text:p>14.39</text:p>
          </table:table-cell>
          <table:table-cell table:formula="of:=[.E129]*9/5+32" office:value-type="float" office:value="57.902" calcext:value-type="float">
            <text:p>57.90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7.902" calcext:value-type="float">
            <text:p>57.902</text:p>
          </table:table-cell>
          <table:table-cell office:value-type="float" office:value="120" calcext:value-type="float">
            <text:p>120</text:p>
          </table:table-cell>
          <table:table-cell office:value-type="float" office:value="57.8782" calcext:value-type="float">
            <text:p>57.8782</text:p>
          </table:table-cell>
          <table:table-cell office:value-type="float" office:value="57.902" calcext:value-type="float">
            <text:p>57.902</text:p>
          </table:table-cell>
          <table:table-cell table:number-columns-repeated="1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9" calcext:value-type="float">
            <text:p>59</text:p>
          </table:table-cell>
          <table:table-cell table:formula="of:=[.A130]-1880" office:value-type="float" office:value="121" calcext:value-type="float">
            <text:p>121</text:p>
          </table:table-cell>
          <table:table-cell table:formula="of:=[.B130]" office:value-type="float" office:value="59" calcext:value-type="float">
            <text:p>59</text:p>
          </table:table-cell>
          <table:table-cell table:formula="of:=[.D130]/100 + 14" office:value-type="float" office:value="14.59" calcext:value-type="float">
            <text:p>14.59</text:p>
          </table:table-cell>
          <table:table-cell table:formula="of:=[.E130]*9/5+32" office:value-type="float" office:value="58.262" calcext:value-type="float">
            <text:p>58.262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8.262" calcext:value-type="float">
            <text:p>58.262</text:p>
          </table:table-cell>
          <table:table-cell office:value-type="float" office:value="121" calcext:value-type="float">
            <text:p>121</text:p>
          </table:table-cell>
          <table:table-cell office:value-type="float" office:value="57.8909" calcext:value-type="float">
            <text:p>57.8909</text:p>
          </table:table-cell>
          <table:table-cell office:value-type="float" office:value="58.262" calcext:value-type="float">
            <text:p>58.262</text:p>
          </table:table-cell>
          <table:table-cell table:number-columns-repeated="1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5" calcext:value-type="float">
            <text:p>65</text:p>
          </table:table-cell>
          <table:table-cell table:formula="of:=[.A131]-1880" office:value-type="float" office:value="122" calcext:value-type="float">
            <text:p>122</text:p>
          </table:table-cell>
          <table:table-cell table:formula="of:=[.B131]" office:value-type="float" office:value="65" calcext:value-type="float">
            <text:p>65</text:p>
          </table:table-cell>
          <table:table-cell table:formula="of:=[.D131]/100 + 14" office:value-type="float" office:value="14.65" calcext:value-type="float">
            <text:p>14.65</text:p>
          </table:table-cell>
          <table:table-cell table:formula="of:=[.E131]*9/5+32" office:value-type="float" office:value="58.37" calcext:value-type="float">
            <text:p>58.37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58.37" calcext:value-type="float">
            <text:p>58.37</text:p>
          </table:table-cell>
          <table:table-cell office:value-type="float" office:value="122" calcext:value-type="float">
            <text:p>122</text:p>
          </table:table-cell>
          <table:table-cell office:value-type="float" office:value="57.9036" calcext:value-type="float">
            <text:p>57.9036</text:p>
          </table:table-cell>
          <table:table-cell office:value-type="float" office:value="58.37" calcext:value-type="float">
            <text:p>58.37</text:p>
          </table:table-cell>
          <table:table-cell table:number-columns-repeated="1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3" calcext:value-type="float">
            <text:p>63</text:p>
          </table:table-cell>
          <table:table-cell table:formula="of:=[.A132]-1880" office:value-type="float" office:value="123" calcext:value-type="float">
            <text:p>123</text:p>
          </table:table-cell>
          <table:table-cell table:formula="of:=[.B132]" office:value-type="float" office:value="63" calcext:value-type="float">
            <text:p>63</text:p>
          </table:table-cell>
          <table:table-cell table:formula="of:=[.D132]/100 + 14" office:value-type="float" office:value="14.63" calcext:value-type="float">
            <text:p>14.63</text:p>
          </table:table-cell>
          <table:table-cell table:formula="of:=[.E132]*9/5+32" office:value-type="float" office:value="58.334" calcext:value-type="float">
            <text:p>58.334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58.334" calcext:value-type="float">
            <text:p>58.334</text:p>
          </table:table-cell>
          <table:table-cell office:value-type="float" office:value="123" calcext:value-type="float">
            <text:p>123</text:p>
          </table:table-cell>
          <table:table-cell office:value-type="float" office:value="57.9163" calcext:value-type="float">
            <text:p>57.9163</text:p>
          </table:table-cell>
          <table:table-cell office:value-type="float" office:value="58.334" calcext:value-type="float">
            <text:p>58.334</text:p>
          </table:table-cell>
          <table:table-cell table:number-columns-repeated="1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2" calcext:value-type="float">
            <text:p>42</text:p>
          </table:table-cell>
          <table:table-cell table:formula="of:=[.A133]-1880" office:value-type="float" office:value="124" calcext:value-type="float">
            <text:p>124</text:p>
          </table:table-cell>
          <table:table-cell table:formula="of:=[.B133]" office:value-type="float" office:value="42" calcext:value-type="float">
            <text:p>42</text:p>
          </table:table-cell>
          <table:table-cell table:formula="of:=[.D133]/100 + 14" office:value-type="float" office:value="14.42" calcext:value-type="float">
            <text:p>14.42</text:p>
          </table:table-cell>
          <table:table-cell table:formula="of:=[.E133]*9/5+32" office:value-type="float" office:value="57.956" calcext:value-type="float">
            <text:p>57.95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57.956" calcext:value-type="float">
            <text:p>57.956</text:p>
          </table:table-cell>
          <table:table-cell office:value-type="float" office:value="124" calcext:value-type="float">
            <text:p>124</text:p>
          </table:table-cell>
          <table:table-cell office:value-type="float" office:value="57.9289" calcext:value-type="float">
            <text:p>57.9289</text:p>
          </table:table-cell>
          <table:table-cell office:value-type="float" office:value="57.956" calcext:value-type="float">
            <text:p>57.956</text:p>
          </table:table-cell>
          <table:table-cell table:number-columns-repeated="1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4" calcext:value-type="float">
            <text:p>64</text:p>
          </table:table-cell>
          <table:table-cell table:formula="of:=[.A134]-1880" office:value-type="float" office:value="125" calcext:value-type="float">
            <text:p>125</text:p>
          </table:table-cell>
          <table:table-cell table:formula="of:=[.B134]" office:value-type="float" office:value="64" calcext:value-type="float">
            <text:p>64</text:p>
          </table:table-cell>
          <table:table-cell table:formula="of:=[.D134]/100 + 14" office:value-type="float" office:value="14.64" calcext:value-type="float">
            <text:p>14.64</text:p>
          </table:table-cell>
          <table:table-cell table:formula="of:=[.E134]*9/5+32" office:value-type="float" office:value="58.352" calcext:value-type="float">
            <text:p>58.35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8.352" calcext:value-type="float">
            <text:p>58.352</text:p>
          </table:table-cell>
          <table:table-cell office:value-type="float" office:value="125" calcext:value-type="float">
            <text:p>125</text:p>
          </table:table-cell>
          <table:table-cell office:value-type="float" office:value="57.9416" calcext:value-type="float">
            <text:p>57.9416</text:p>
          </table:table-cell>
          <table:table-cell office:value-type="float" office:value="58.352" calcext:value-type="float">
            <text:p>58.352</text:p>
          </table:table-cell>
          <table:table-cell table:number-columns-repeated="1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7" calcext:value-type="float">
            <text:p>47</text:p>
          </table:table-cell>
          <table:table-cell table:formula="of:=[.A135]-1880" office:value-type="float" office:value="126" calcext:value-type="float">
            <text:p>126</text:p>
          </table:table-cell>
          <table:table-cell table:formula="of:=[.B135]" office:value-type="float" office:value="47" calcext:value-type="float">
            <text:p>47</text:p>
          </table:table-cell>
          <table:table-cell table:formula="of:=[.D135]/100 + 14" office:value-type="float" office:value="14.47" calcext:value-type="float">
            <text:p>14.47</text:p>
          </table:table-cell>
          <table:table-cell table:formula="of:=[.E135]*9/5+32" office:value-type="float" office:value="58.046" calcext:value-type="float">
            <text:p>58.046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58.046" calcext:value-type="float">
            <text:p>58.046</text:p>
          </table:table-cell>
          <table:table-cell office:value-type="float" office:value="126" calcext:value-type="float">
            <text:p>126</text:p>
          </table:table-cell>
          <table:table-cell office:value-type="float" office:value="57.9543" calcext:value-type="float">
            <text:p>57.9543</text:p>
          </table:table-cell>
          <table:table-cell office:value-type="float" office:value="58.046" calcext:value-type="float">
            <text:p>58.046</text:p>
          </table:table-cell>
          <table:table-cell table:number-columns-repeated="18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8" calcext:value-type="float">
            <text:p>68</text:p>
          </table:table-cell>
          <table:table-cell table:formula="of:=[.A136]-1880" office:value-type="float" office:value="127" calcext:value-type="float">
            <text:p>127</text:p>
          </table:table-cell>
          <table:table-cell table:formula="of:=[.B136]" office:value-type="float" office:value="68" calcext:value-type="float">
            <text:p>68</text:p>
          </table:table-cell>
          <table:table-cell table:formula="of:=[.D136]/100 + 14" office:value-type="float" office:value="14.68" calcext:value-type="float">
            <text:p>14.68</text:p>
          </table:table-cell>
          <table:table-cell table:formula="of:=[.E136]*9/5+32" office:value-type="float" office:value="58.424" calcext:value-type="float">
            <text:p>58.424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8.424" calcext:value-type="float">
            <text:p>58.424</text:p>
          </table:table-cell>
          <table:table-cell office:value-type="float" office:value="127" calcext:value-type="float">
            <text:p>127</text:p>
          </table:table-cell>
          <table:table-cell office:value-type="float" office:value="57.967" calcext:value-type="float">
            <text:p>57.967</text:p>
          </table:table-cell>
          <table:table-cell office:value-type="float" office:value="58.424" calcext:value-type="float">
            <text:p>58.424</text:p>
          </table:table-cell>
          <table:table-cell table:number-columns-repeated="18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1" calcext:value-type="float">
            <text:p>51</text:p>
          </table:table-cell>
          <table:table-cell table:formula="of:=[.A137]-1880" office:value-type="float" office:value="128" calcext:value-type="float">
            <text:p>128</text:p>
          </table:table-cell>
          <table:table-cell table:formula="of:=[.B137]" office:value-type="float" office:value="51" calcext:value-type="float">
            <text:p>51</text:p>
          </table:table-cell>
          <table:table-cell table:formula="of:=[.D137]/100 + 14" office:value-type="float" office:value="14.51" calcext:value-type="float">
            <text:p>14.51</text:p>
          </table:table-cell>
          <table:table-cell table:formula="of:=[.E137]*9/5+32" office:value-type="float" office:value="58.118" calcext:value-type="float">
            <text:p>58.11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8.118" calcext:value-type="float">
            <text:p>58.118</text:p>
          </table:table-cell>
          <table:table-cell office:value-type="float" office:value="128" calcext:value-type="float">
            <text:p>128</text:p>
          </table:table-cell>
          <table:table-cell office:value-type="float" office:value="57.9796" calcext:value-type="float">
            <text:p>57.9796</text:p>
          </table:table-cell>
          <table:table-cell office:value-type="float" office:value="58.118" calcext:value-type="float">
            <text:p>58.118</text:p>
          </table:table-cell>
          <table:table-cell table:number-columns-repeated="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4" calcext:value-type="float">
            <text:p>64</text:p>
          </table:table-cell>
          <table:table-cell table:formula="of:=[.A138]-1880" office:value-type="float" office:value="129" calcext:value-type="float">
            <text:p>129</text:p>
          </table:table-cell>
          <table:table-cell table:formula="of:=[.B138]" office:value-type="float" office:value="64" calcext:value-type="float">
            <text:p>64</text:p>
          </table:table-cell>
          <table:table-cell table:formula="of:=[.D138]/100 + 14" office:value-type="float" office:value="14.64" calcext:value-type="float">
            <text:p>14.64</text:p>
          </table:table-cell>
          <table:table-cell table:formula="of:=[.E138]*9/5+32" office:value-type="float" office:value="58.352" calcext:value-type="float">
            <text:p>58.352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58.352" calcext:value-type="float">
            <text:p>58.352</text:p>
          </table:table-cell>
          <table:table-cell office:value-type="float" office:value="129" calcext:value-type="float">
            <text:p>129</text:p>
          </table:table-cell>
          <table:table-cell office:value-type="float" office:value="57.9923" calcext:value-type="float">
            <text:p>57.9923</text:p>
          </table:table-cell>
          <table:table-cell office:value-type="float" office:value="58.352" calcext:value-type="float">
            <text:p>58.352</text:p>
          </table:table-cell>
          <table:table-cell table:number-columns-repeated="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5" calcext:value-type="float">
            <text:p>75</text:p>
          </table:table-cell>
          <table:table-cell table:formula="of:=[.A139]-1880" office:value-type="float" office:value="130" calcext:value-type="float">
            <text:p>130</text:p>
          </table:table-cell>
          <table:table-cell table:formula="of:=[.B139]" office:value-type="float" office:value="75" calcext:value-type="float">
            <text:p>75</text:p>
          </table:table-cell>
          <table:table-cell table:formula="of:=[.D139]/100 + 14" office:value-type="float" office:value="14.75" calcext:value-type="float">
            <text:p>14.75</text:p>
          </table:table-cell>
          <table:table-cell table:formula="of:=[.E139]*9/5+32" office:value-type="float" office:value="58.55" calcext:value-type="float">
            <text:p>58.5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58.55" calcext:value-type="float">
            <text:p>58.55</text:p>
          </table:table-cell>
          <table:table-cell office:value-type="float" office:value="130" calcext:value-type="float">
            <text:p>130</text:p>
          </table:table-cell>
          <table:table-cell office:value-type="float" office:value="58.005" calcext:value-type="float">
            <text:p>58.005</text:p>
          </table:table-cell>
          <table:table-cell office:value-type="float" office:value="58.55" calcext:value-type="float">
            <text:p>58.55</text:p>
          </table:table-cell>
          <table:table-cell table:number-columns-repeated="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3" calcext:value-type="float">
            <text:p>53</text:p>
          </table:table-cell>
          <table:table-cell table:formula="of:=[.A140]-1880" office:value-type="float" office:value="131" calcext:value-type="float">
            <text:p>131</text:p>
          </table:table-cell>
          <table:table-cell table:formula="of:=[.B140]" office:value-type="float" office:value="53" calcext:value-type="float">
            <text:p>53</text:p>
          </table:table-cell>
          <table:table-cell table:formula="of:=[.D140]/100 + 14" office:value-type="float" office:value="14.53" calcext:value-type="float">
            <text:p>14.53</text:p>
          </table:table-cell>
          <table:table-cell table:formula="of:=[.E140]*9/5+32" office:value-type="float" office:value="58.154" calcext:value-type="float">
            <text:p>58.15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58.154" calcext:value-type="float">
            <text:p>58.154</text:p>
          </table:table-cell>
          <table:table-cell office:value-type="float" office:value="131" calcext:value-type="float">
            <text:p>131</text:p>
          </table:table-cell>
          <table:table-cell office:value-type="float" office:value="58.0177" calcext:value-type="float">
            <text:p>58.0177</text:p>
          </table:table-cell>
          <table:table-cell office:value-type="float" office:value="58.154" calcext:value-type="float">
            <text:p>58.154</text:p>
          </table:table-cell>
          <table:table-cell table:number-columns-repeated="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6" calcext:value-type="float">
            <text:p>76</text:p>
          </table:table-cell>
          <table:table-cell table:formula="of:=[.A141]-1880" office:value-type="float" office:value="132" calcext:value-type="float">
            <text:p>132</text:p>
          </table:table-cell>
          <table:table-cell table:formula="of:=[.B141]" office:value-type="float" office:value="76" calcext:value-type="float">
            <text:p>76</text:p>
          </table:table-cell>
          <table:table-cell table:formula="of:=[.D141]/100 + 14" office:value-type="float" office:value="14.76" calcext:value-type="float">
            <text:p>14.76</text:p>
          </table:table-cell>
          <table:table-cell table:formula="of:=[.E141]*9/5+32" office:value-type="float" office:value="58.568" calcext:value-type="float">
            <text:p>58.56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8.568" calcext:value-type="float">
            <text:p>58.568</text:p>
          </table:table-cell>
          <table:table-cell office:value-type="float" office:value="132" calcext:value-type="float">
            <text:p>132</text:p>
          </table:table-cell>
          <table:table-cell office:value-type="float" office:value="58.0303" calcext:value-type="float">
            <text:p>58.0303</text:p>
          </table:table-cell>
          <table:table-cell office:value-type="float" office:value="58.568" calcext:value-type="float">
            <text:p>58.568</text:p>
          </table:table-cell>
          <table:table-cell table:number-columns-repeated="1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1" calcext:value-type="float">
            <text:p>61</text:p>
          </table:table-cell>
          <table:table-cell table:formula="of:=[.A142]-1880" office:value-type="float" office:value="133" calcext:value-type="float">
            <text:p>133</text:p>
          </table:table-cell>
          <table:table-cell table:formula="of:=[.B142]" office:value-type="float" office:value="61" calcext:value-type="float">
            <text:p>61</text:p>
          </table:table-cell>
          <table:table-cell table:formula="of:=[.D142]/100 + 14" office:value-type="float" office:value="14.61" calcext:value-type="float">
            <text:p>14.61</text:p>
          </table:table-cell>
          <table:table-cell table:formula="of:=[.E142]*9/5+32" office:value-type="float" office:value="58.298" calcext:value-type="float">
            <text:p>58.298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58.298" calcext:value-type="float">
            <text:p>58.298</text:p>
          </table:table-cell>
          <table:table-cell office:value-type="float" office:value="133" calcext:value-type="float">
            <text:p>133</text:p>
          </table:table-cell>
          <table:table-cell office:value-type="float" office:value="58.043" calcext:value-type="float">
            <text:p>58.043</text:p>
          </table:table-cell>
          <table:table-cell office:value-type="float" office:value="58.298" calcext:value-type="float">
            <text:p>58.298</text:p>
          </table:table-cell>
          <table:table-cell table:number-columns-repeated="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6" calcext:value-type="float">
            <text:p>86</text:p>
          </table:table-cell>
          <table:table-cell table:formula="of:=[.A143]-1880" office:value-type="float" office:value="134" calcext:value-type="float">
            <text:p>134</text:p>
          </table:table-cell>
          <table:table-cell table:formula="of:=[.B143]" office:value-type="float" office:value="86" calcext:value-type="float">
            <text:p>86</text:p>
          </table:table-cell>
          <table:table-cell table:formula="of:=[.D143]/100 + 14" office:value-type="float" office:value="14.86" calcext:value-type="float">
            <text:p>14.86</text:p>
          </table:table-cell>
          <table:table-cell table:formula="of:=[.E143]*9/5+32" office:value-type="float" office:value="58.748" calcext:value-type="float">
            <text:p>58.74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58.748" calcext:value-type="float">
            <text:p>58.748</text:p>
          </table:table-cell>
          <table:table-cell office:value-type="float" office:value="134" calcext:value-type="float">
            <text:p>134</text:p>
          </table:table-cell>
          <table:table-cell office:value-type="float" office:value="58.0557" calcext:value-type="float">
            <text:p>58.0557</text:p>
          </table:table-cell>
          <table:table-cell office:value-type="float" office:value="58.748" calcext:value-type="float">
            <text:p>58.748</text:p>
          </table:table-cell>
          <table:table-cell table:number-columns-repeated="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8" calcext:value-type="float">
            <text:p>78</text:p>
          </table:table-cell>
          <table:table-cell table:formula="of:=[.A144]-1880" office:value-type="float" office:value="135" calcext:value-type="float">
            <text:p>135</text:p>
          </table:table-cell>
          <table:table-cell table:formula="of:=[.B144]" office:value-type="float" office:value="78" calcext:value-type="float">
            <text:p>78</text:p>
          </table:table-cell>
          <table:table-cell table:formula="of:=[.D144]/100 + 14" office:value-type="float" office:value="14.78" calcext:value-type="float">
            <text:p>14.78</text:p>
          </table:table-cell>
          <table:table-cell table:formula="of:=[.E144]*9/5+32" office:value-type="float" office:value="58.604" calcext:value-type="float">
            <text:p>58.60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58.604" calcext:value-type="float">
            <text:p>58.604</text:p>
          </table:table-cell>
          <table:table-cell office:value-type="float" office:value="135" calcext:value-type="float">
            <text:p>135</text:p>
          </table:table-cell>
          <table:table-cell office:value-type="float" office:value="58.0684" calcext:value-type="float">
            <text:p>58.0684</text:p>
          </table:table-cell>
          <table:table-cell office:value-type="float" office:value="58.604" calcext:value-type="float">
            <text:p>58.604</text:p>
          </table:table-cell>
          <table:table-cell table:number-columns-repeated="18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formula="of:=[.A145]-1880" office:value-type="float" office:value="136" calcext:value-type="float">
            <text:p>136</text:p>
          </table:table-cell>
          <table:table-cell table:number-columns-repeated="5"/>
          <table:table-cell table:formula="of:=0.00938298*[.C145]+58.3498" office:value-type="float" office:value="59.62588528" calcext:value-type="float">
            <text:p>59.62588528</text:p>
          </table:table-cell>
          <table:table-cell office:value-type="float" office:value="136" calcext:value-type="float">
            <text:p>136</text:p>
          </table:table-cell>
          <table:table-cell office:value-type="float" office:value="58.0811" calcext:value-type="float">
            <text:p>58.0811</text:p>
          </table:table-cell>
          <table:table-cell table:number-columns-repeated="19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formula="of:=[.A146]-1880" office:value-type="float" office:value="137" calcext:value-type="float">
            <text:p>137</text:p>
          </table:table-cell>
          <table:table-cell table:number-columns-repeated="5"/>
          <table:table-cell table:formula="of:=0.00938298*[.C146]+58.3498" office:value-type="float" office:value="59.63526826" calcext:value-type="float">
            <text:p>59.63526826</text:p>
          </table:table-cell>
          <table:table-cell office:value-type="float" office:value="137" calcext:value-type="float">
            <text:p>137</text:p>
          </table:table-cell>
          <table:table-cell office:value-type="float" office:value="58.0937" calcext:value-type="float">
            <text:p>58.0937</text:p>
          </table:table-cell>
          <table:table-cell table:number-columns-repeated="19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table:formula="of:=[.A147]-1880" office:value-type="float" office:value="138" calcext:value-type="float">
            <text:p>138</text:p>
          </table:table-cell>
          <table:table-cell table:number-columns-repeated="5"/>
          <table:table-cell table:formula="of:=0.00938298*[.C147]+58.3498" office:value-type="float" office:value="59.64465124" calcext:value-type="float">
            <text:p>59.64465124</text:p>
          </table:table-cell>
          <table:table-cell office:value-type="float" office:value="138" calcext:value-type="float">
            <text:p>138</text:p>
          </table:table-cell>
          <table:table-cell office:value-type="float" office:value="58.1064" calcext:value-type="float">
            <text:p>58.1064</text:p>
          </table:table-cell>
          <table:table-cell table:number-columns-repeated="19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formula="of:=[.A148]-1880" office:value-type="float" office:value="139" calcext:value-type="float">
            <text:p>139</text:p>
          </table:table-cell>
          <table:table-cell table:number-columns-repeated="4"/>
          <table:table-cell office:value-type="string" calcext:value-type="string">
            <text:p>Projections</text:p>
          </table:table-cell>
          <table:table-cell table:formula="of:=0.00938298*[.C148]+58.3498" office:value-type="float" office:value="59.65403422" calcext:value-type="float">
            <text:p>59.65403422</text:p>
          </table:table-cell>
          <table:table-cell office:value-type="float" office:value="139" calcext:value-type="float">
            <text:p>139</text:p>
          </table:table-cell>
          <table:table-cell office:value-type="float" office:value="58.1191" calcext:value-type="float">
            <text:p>58.1191</text:p>
          </table:table-cell>
          <table:table-cell table:number-columns-repeated="19"/>
        </table:table-row>
        <table:table-row table:style-name="ro1">
          <table:table-cell office:value-type="float" office:value="2020" calcext:value-type="float">
            <text:p>2020</text:p>
          </table:table-cell>
          <table:table-cell/>
          <table:table-cell table:formula="of:=[.A149]-1880" office:value-type="float" office:value="140" calcext:value-type="float">
            <text:p>140</text:p>
          </table:table-cell>
          <table:table-cell table:number-columns-repeated="5"/>
          <table:table-cell table:formula="of:=0.00938298*[.C149]+58.3498" office:value-type="float" office:value="59.6634172" calcext:value-type="float">
            <text:p>59.6634172</text:p>
          </table:table-cell>
          <table:table-cell office:value-type="float" office:value="140" calcext:value-type="float">
            <text:p>140</text:p>
          </table:table-cell>
          <table:table-cell office:value-type="float" office:value="58.1318" calcext:value-type="float">
            <text:p>58.1318</text:p>
          </table:table-cell>
          <table:table-cell table:number-columns-repeated="19"/>
        </table:table-row>
        <table:table-row table:style-name="ro1">
          <table:table-cell office:value-type="float" office:value="2021" calcext:value-type="float">
            <text:p>2021</text:p>
          </table:table-cell>
          <table:table-cell/>
          <table:table-cell table:formula="of:=[.A150]-1880" office:value-type="float" office:value="141" calcext:value-type="float">
            <text:p>141</text:p>
          </table:table-cell>
          <table:table-cell table:number-columns-repeated="5"/>
          <table:table-cell table:formula="of:=0.00938298*[.C150]+58.3498" office:value-type="float" office:value="59.67280018" calcext:value-type="float">
            <text:p>59.67280018</text:p>
          </table:table-cell>
          <table:table-cell office:value-type="float" office:value="141" calcext:value-type="float">
            <text:p>141</text:p>
          </table:table-cell>
          <table:table-cell office:value-type="float" office:value="58.1444" calcext:value-type="float">
            <text:p>58.1444</text:p>
          </table:table-cell>
          <table:table-cell table:number-columns-repeated="19"/>
        </table:table-row>
        <table:table-row table:style-name="ro1">
          <table:table-cell office:value-type="float" office:value="2022" calcext:value-type="float">
            <text:p>2022</text:p>
          </table:table-cell>
          <table:table-cell/>
          <table:table-cell table:formula="of:=[.A151]-1880" office:value-type="float" office:value="142" calcext:value-type="float">
            <text:p>142</text:p>
          </table:table-cell>
          <table:table-cell table:number-columns-repeated="5"/>
          <table:table-cell table:formula="of:=0.00938298*[.C151]+58.3498" office:value-type="float" office:value="59.68218316" calcext:value-type="float">
            <text:p>59.68218316</text:p>
          </table:table-cell>
          <table:table-cell office:value-type="float" office:value="142" calcext:value-type="float">
            <text:p>142</text:p>
          </table:table-cell>
          <table:table-cell office:value-type="float" office:value="58.1571" calcext:value-type="float">
            <text:p>58.1571</text:p>
          </table:table-cell>
          <table:table-cell table:number-columns-repeated="19"/>
        </table:table-row>
        <table:table-row table:style-name="ro1">
          <table:table-cell office:value-type="float" office:value="2023" calcext:value-type="float">
            <text:p>2023</text:p>
          </table:table-cell>
          <table:table-cell/>
          <table:table-cell table:formula="of:=[.A152]-1880" office:value-type="float" office:value="143" calcext:value-type="float">
            <text:p>143</text:p>
          </table:table-cell>
          <table:table-cell table:number-columns-repeated="5"/>
          <table:table-cell table:formula="of:=0.00938298*[.C152]+58.3498" office:value-type="float" office:value="59.69156614" calcext:value-type="float">
            <text:p>59.69156614</text:p>
          </table:table-cell>
          <table:table-cell office:value-type="float" office:value="143" calcext:value-type="float">
            <text:p>143</text:p>
          </table:table-cell>
          <table:table-cell office:value-type="float" office:value="58.1698" calcext:value-type="float">
            <text:p>58.1698</text:p>
          </table:table-cell>
          <table:table-cell table:number-columns-repeated="19"/>
        </table:table-row>
        <table:table-row table:style-name="ro1">
          <table:table-cell office:value-type="float" office:value="2024" calcext:value-type="float">
            <text:p>2024</text:p>
          </table:table-cell>
          <table:table-cell/>
          <table:table-cell table:formula="of:=[.A153]-1880" office:value-type="float" office:value="144" calcext:value-type="float">
            <text:p>144</text:p>
          </table:table-cell>
          <table:table-cell table:number-columns-repeated="5"/>
          <table:table-cell table:formula="of:=0.00938298*[.C153]+58.3498" office:value-type="float" office:value="59.70094912" calcext:value-type="float">
            <text:p>59.70094912</text:p>
          </table:table-cell>
          <table:table-cell office:value-type="float" office:value="144" calcext:value-type="float">
            <text:p>144</text:p>
          </table:table-cell>
          <table:table-cell office:value-type="float" office:value="58.1825" calcext:value-type="float">
            <text:p>58.1825</text:p>
          </table:table-cell>
          <table:table-cell table:number-columns-repeated="19"/>
        </table:table-row>
        <table:table-row table:style-name="ro1">
          <table:table-cell office:value-type="float" office:value="2025" calcext:value-type="float">
            <text:p>2025</text:p>
          </table:table-cell>
          <table:table-cell/>
          <table:table-cell table:formula="of:=[.A154]-1880" office:value-type="float" office:value="145" calcext:value-type="float">
            <text:p>145</text:p>
          </table:table-cell>
          <table:table-cell table:number-columns-repeated="5"/>
          <table:table-cell table:formula="of:=0.00938298*[.C154]+58.3498" office:value-type="float" office:value="59.7103321" calcext:value-type="float">
            <text:p>59.7103321</text:p>
          </table:table-cell>
          <table:table-cell office:value-type="float" office:value="145" calcext:value-type="float">
            <text:p>145</text:p>
          </table:table-cell>
          <table:table-cell office:value-type="float" office:value="58.1951" calcext:value-type="float">
            <text:p>58.1951</text:p>
          </table:table-cell>
          <table:table-cell table:number-columns-repeated="19"/>
        </table:table-row>
        <table:table-row table:style-name="ro1">
          <table:table-cell office:value-type="float" office:value="2026" calcext:value-type="float">
            <text:p>2026</text:p>
          </table:table-cell>
          <table:table-cell/>
          <table:table-cell table:formula="of:=[.A155]-1880" office:value-type="float" office:value="146" calcext:value-type="float">
            <text:p>146</text:p>
          </table:table-cell>
          <table:table-cell table:number-columns-repeated="5"/>
          <table:table-cell table:formula="of:=0.00938298*[.C155]+58.3498" office:value-type="float" office:value="59.71971508" calcext:value-type="float">
            <text:p>59.71971508</text:p>
          </table:table-cell>
          <table:table-cell office:value-type="float" office:value="146" calcext:value-type="float">
            <text:p>146</text:p>
          </table:table-cell>
          <table:table-cell office:value-type="float" office:value="58.2078" calcext:value-type="float">
            <text:p>58.2078</text:p>
          </table:table-cell>
          <table:table-cell table:number-columns-repeated="19"/>
        </table:table-row>
        <table:table-row table:style-name="ro1">
          <table:table-cell office:value-type="float" office:value="2027" calcext:value-type="float">
            <text:p>2027</text:p>
          </table:table-cell>
          <table:table-cell/>
          <table:table-cell table:formula="of:=[.A156]-1880" office:value-type="float" office:value="147" calcext:value-type="float">
            <text:p>147</text:p>
          </table:table-cell>
          <table:table-cell table:number-columns-repeated="5"/>
          <table:table-cell table:formula="of:=0.00938298*[.C156]+58.3498" office:value-type="float" office:value="59.72909806" calcext:value-type="float">
            <text:p>59.72909806</text:p>
          </table:table-cell>
          <table:table-cell office:value-type="float" office:value="147" calcext:value-type="float">
            <text:p>147</text:p>
          </table:table-cell>
          <table:table-cell office:value-type="float" office:value="58.2205" calcext:value-type="float">
            <text:p>58.2205</text:p>
          </table:table-cell>
          <table:table-cell table:number-columns-repeated="19"/>
        </table:table-row>
        <table:table-row table:style-name="ro1">
          <table:table-cell office:value-type="float" office:value="2028" calcext:value-type="float">
            <text:p>2028</text:p>
          </table:table-cell>
          <table:table-cell/>
          <table:table-cell table:formula="of:=[.A157]-1880" office:value-type="float" office:value="148" calcext:value-type="float">
            <text:p>148</text:p>
          </table:table-cell>
          <table:table-cell table:number-columns-repeated="5"/>
          <table:table-cell table:formula="of:=0.00938298*[.C157]+58.3498" office:value-type="float" office:value="59.73848104" calcext:value-type="float">
            <text:p>59.73848104</text:p>
          </table:table-cell>
          <table:table-cell office:value-type="float" office:value="148" calcext:value-type="float">
            <text:p>148</text:p>
          </table:table-cell>
          <table:table-cell office:value-type="float" office:value="58.2332" calcext:value-type="float">
            <text:p>58.2332</text:p>
          </table:table-cell>
          <table:table-cell table:number-columns-repeated="19"/>
        </table:table-row>
        <table:table-row table:style-name="ro1">
          <table:table-cell office:value-type="float" office:value="2029" calcext:value-type="float">
            <text:p>2029</text:p>
          </table:table-cell>
          <table:table-cell/>
          <table:table-cell table:formula="of:=[.A158]-1880" office:value-type="float" office:value="149" calcext:value-type="float">
            <text:p>149</text:p>
          </table:table-cell>
          <table:table-cell table:number-columns-repeated="5"/>
          <table:table-cell table:formula="of:=0.00938298*[.C158]+58.3498" office:value-type="float" office:value="59.74786402" calcext:value-type="float">
            <text:p>59.74786402</text:p>
          </table:table-cell>
          <table:table-cell office:value-type="float" office:value="149" calcext:value-type="float">
            <text:p>149</text:p>
          </table:table-cell>
          <table:table-cell office:value-type="float" office:value="58.2458" calcext:value-type="float">
            <text:p>58.2458</text:p>
          </table:table-cell>
          <table:table-cell table:number-columns-repeated="19"/>
        </table:table-row>
        <table:table-row table:style-name="ro1">
          <table:table-cell office:value-type="float" office:value="2030" calcext:value-type="float">
            <text:p>2030</text:p>
          </table:table-cell>
          <table:table-cell/>
          <table:table-cell table:formula="of:=[.A159]-1880" office:value-type="float" office:value="150" calcext:value-type="float">
            <text:p>150</text:p>
          </table:table-cell>
          <table:table-cell table:number-columns-repeated="5"/>
          <table:table-cell table:formula="of:=0.00938298*[.C159]+58.3498" office:value-type="float" office:value="59.757247" calcext:value-type="float">
            <text:p>59.757247</text:p>
          </table:table-cell>
          <table:table-cell office:value-type="float" office:value="150" calcext:value-type="float">
            <text:p>150</text:p>
          </table:table-cell>
          <table:table-cell office:value-type="float" office:value="58.2585" calcext:value-type="float">
            <text:p>58.2585</text:p>
          </table:table-cell>
          <table:table-cell table:number-columns-repeated="19"/>
        </table:table-row>
        <table:table-row table:style-name="ro1">
          <table:table-cell office:value-type="float" office:value="2031" calcext:value-type="float">
            <text:p>2031</text:p>
          </table:table-cell>
          <table:table-cell/>
          <table:table-cell table:formula="of:=[.A160]-1880" office:value-type="float" office:value="151" calcext:value-type="float">
            <text:p>151</text:p>
          </table:table-cell>
          <table:table-cell table:number-columns-repeated="5"/>
          <table:table-cell table:formula="of:=0.00938298*[.C160]+58.3498" office:value-type="float" office:value="59.76662998" calcext:value-type="float">
            <text:p>59.76662998</text:p>
          </table:table-cell>
          <table:table-cell office:value-type="float" office:value="151" calcext:value-type="float">
            <text:p>151</text:p>
          </table:table-cell>
          <table:table-cell office:value-type="float" office:value="58.2712" calcext:value-type="float">
            <text:p>58.2712</text:p>
          </table:table-cell>
          <table:table-cell table:number-columns-repeated="19"/>
        </table:table-row>
        <table:table-row table:style-name="ro1">
          <table:table-cell office:value-type="float" office:value="2032" calcext:value-type="float">
            <text:p>2032</text:p>
          </table:table-cell>
          <table:table-cell/>
          <table:table-cell table:formula="of:=[.A161]-1880" office:value-type="float" office:value="152" calcext:value-type="float">
            <text:p>152</text:p>
          </table:table-cell>
          <table:table-cell table:number-columns-repeated="5"/>
          <table:table-cell table:formula="of:=0.00938298*[.C161]+58.3498" office:value-type="float" office:value="59.77601296" calcext:value-type="float">
            <text:p>59.77601296</text:p>
          </table:table-cell>
          <table:table-cell office:value-type="float" office:value="152" calcext:value-type="float">
            <text:p>152</text:p>
          </table:table-cell>
          <table:table-cell office:value-type="float" office:value="58.2839" calcext:value-type="float">
            <text:p>58.2839</text:p>
          </table:table-cell>
          <table:table-cell table:number-columns-repeated="19"/>
        </table:table-row>
        <table:table-row table:style-name="ro1">
          <table:table-cell office:value-type="float" office:value="2033" calcext:value-type="float">
            <text:p>2033</text:p>
          </table:table-cell>
          <table:table-cell/>
          <table:table-cell table:formula="of:=[.A162]-1880" office:value-type="float" office:value="153" calcext:value-type="float">
            <text:p>153</text:p>
          </table:table-cell>
          <table:table-cell table:number-columns-repeated="5"/>
          <table:table-cell table:formula="of:=0.00938298*[.C162]+58.3498" office:value-type="float" office:value="59.78539594" calcext:value-type="float">
            <text:p>59.78539594</text:p>
          </table:table-cell>
          <table:table-cell office:value-type="float" office:value="153" calcext:value-type="float">
            <text:p>153</text:p>
          </table:table-cell>
          <table:table-cell office:value-type="float" office:value="58.2966" calcext:value-type="float">
            <text:p>58.2966</text:p>
          </table:table-cell>
          <table:table-cell table:number-columns-repeated="19"/>
        </table:table-row>
        <table:table-row table:style-name="ro1">
          <table:table-cell table:number-columns-repeated="10"/>
          <table:table-cell office:value-type="float" office:value="58.3092" calcext:value-type="float">
            <text:p>58.3092</text:p>
          </table:table-cell>
          <table:table-cell table:number-columns-repeated="19"/>
        </table:table-row>
        <table:table-row table:style-name="ro1">
          <table:table-cell table:number-columns-repeated="10"/>
          <table:table-cell office:value-type="float" office:value="58.3219" calcext:value-type="float">
            <text:p>58.3219</text:p>
          </table:table-cell>
          <table:table-cell table:number-columns-repeated="19"/>
        </table:table-row>
        <table:table-row table:style-name="ro1" table:number-rows-repeated="5">
          <table:table-cell table:number-columns-repeated="30"/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i 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6.948" calcext:value-type="float">
            <text:p>56.948</text:p>
          </table:table-cell>
          <table:table-cell table:formula="of:=[.B171]*[.B171]" office:value-type="float" office:value="0" calcext:value-type="float">
            <text:p>0</text:p>
          </table:table-cell>
          <table:table-cell table:formula="of:=[.C171]*[.B171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7.128" calcext:value-type="float">
            <text:p>57.128</text:p>
          </table:table-cell>
          <table:table-cell table:formula="of:=[.B172]*[.B172]" office:value-type="float" office:value="1" calcext:value-type="float">
            <text:p>1</text:p>
          </table:table-cell>
          <table:table-cell table:formula="of:=[.C172]*[.B172]" office:value-type="float" office:value="57.128" calcext:value-type="float">
            <text:p>57.12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6.894" calcext:value-type="float">
            <text:p>56.894</text:p>
          </table:table-cell>
          <table:table-cell table:formula="of:=[.B173]*[.B173]" office:value-type="float" office:value="4" calcext:value-type="float">
            <text:p>4</text:p>
          </table:table-cell>
          <table:table-cell table:formula="of:=[.C173]*[.B173]" office:value-type="float" office:value="113.788" calcext:value-type="float">
            <text:p>113.78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6.75" calcext:value-type="float">
            <text:p>56.75</text:p>
          </table:table-cell>
          <table:table-cell table:formula="of:=[.B174]*[.B174]" office:value-type="float" office:value="9" calcext:value-type="float">
            <text:p>9</text:p>
          </table:table-cell>
          <table:table-cell table:formula="of:=[.C174]*[.B174]" office:value-type="float" office:value="170.25" calcext:value-type="float">
            <text:p>170.2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6.642" calcext:value-type="float">
            <text:p>56.642</text:p>
          </table:table-cell>
          <table:table-cell table:formula="of:=[.B175]*[.B175]" office:value-type="float" office:value="16" calcext:value-type="float">
            <text:p>16</text:p>
          </table:table-cell>
          <table:table-cell table:formula="of:=[.C175]*[.B175]" office:value-type="float" office:value="226.568" calcext:value-type="float">
            <text:p>226.56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6.462" calcext:value-type="float">
            <text:p>56.462</text:p>
          </table:table-cell>
          <table:table-cell table:formula="of:=[.B176]*[.B176]" office:value-type="float" office:value="25" calcext:value-type="float">
            <text:p>25</text:p>
          </table:table-cell>
          <table:table-cell table:formula="of:=[.C176]*[.B176]" office:value-type="float" office:value="282.31" calcext:value-type="float">
            <text:p>282.3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6.714" calcext:value-type="float">
            <text:p>56.714</text:p>
          </table:table-cell>
          <table:table-cell table:formula="of:=[.B177]*[.B177]" office:value-type="float" office:value="36" calcext:value-type="float">
            <text:p>36</text:p>
          </table:table-cell>
          <table:table-cell table:formula="of:=[.C177]*[.B177]" office:value-type="float" office:value="340.284" calcext:value-type="float">
            <text:p>340.28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6.606" calcext:value-type="float">
            <text:p>56.606</text:p>
          </table:table-cell>
          <table:table-cell table:formula="of:=[.B178]*[.B178]" office:value-type="float" office:value="49" calcext:value-type="float">
            <text:p>49</text:p>
          </table:table-cell>
          <table:table-cell table:formula="of:=[.C178]*[.B178]" office:value-type="float" office:value="396.242" calcext:value-type="float">
            <text:p>396.24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6.804" calcext:value-type="float">
            <text:p>56.804</text:p>
          </table:table-cell>
          <table:table-cell table:formula="of:=[.B179]*[.B179]" office:value-type="float" office:value="64" calcext:value-type="float">
            <text:p>64</text:p>
          </table:table-cell>
          <table:table-cell table:formula="of:=[.C179]*[.B179]" office:value-type="float" office:value="454.432" calcext:value-type="float">
            <text:p>454.43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7.164" calcext:value-type="float">
            <text:p>57.164</text:p>
          </table:table-cell>
          <table:table-cell table:formula="of:=[.B180]*[.B180]" office:value-type="float" office:value="81" calcext:value-type="float">
            <text:p>81</text:p>
          </table:table-cell>
          <table:table-cell table:formula="of:=[.C180]*[.B180]" office:value-type="float" office:value="514.476" calcext:value-type="float">
            <text:p>514.47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6.354" calcext:value-type="float">
            <text:p>56.354</text:p>
          </table:table-cell>
          <table:table-cell table:formula="of:=[.B181]*[.B181]" office:value-type="float" office:value="100" calcext:value-type="float">
            <text:p>100</text:p>
          </table:table-cell>
          <table:table-cell table:formula="of:=[.C181]*[.B181]" office:value-type="float" office:value="563.54" calcext:value-type="float">
            <text:p>563.5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6.912" calcext:value-type="float">
            <text:p>56.912</text:p>
          </table:table-cell>
          <table:table-cell table:formula="of:=[.B182]*[.B182]" office:value-type="float" office:value="121" calcext:value-type="float">
            <text:p>121</text:p>
          </table:table-cell>
          <table:table-cell table:formula="of:=[.C182]*[.B182]" office:value-type="float" office:value="626.032" calcext:value-type="float">
            <text:p>626.03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6.768" calcext:value-type="float">
            <text:p>56.768</text:p>
          </table:table-cell>
          <table:table-cell table:formula="of:=[.B183]*[.B183]" office:value-type="float" office:value="144" calcext:value-type="float">
            <text:p>144</text:p>
          </table:table-cell>
          <table:table-cell table:formula="of:=[.C183]*[.B183]" office:value-type="float" office:value="681.216" calcext:value-type="float">
            <text:p>681.21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6.588" calcext:value-type="float">
            <text:p>56.588</text:p>
          </table:table-cell>
          <table:table-cell table:formula="of:=[.B184]*[.B184]" office:value-type="float" office:value="169" calcext:value-type="float">
            <text:p>169</text:p>
          </table:table-cell>
          <table:table-cell table:formula="of:=[.C184]*[.B184]" office:value-type="float" office:value="735.644" calcext:value-type="float">
            <text:p>735.64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6.678" calcext:value-type="float">
            <text:p>56.678</text:p>
          </table:table-cell>
          <table:table-cell table:formula="of:=[.B185]*[.B185]" office:value-type="float" office:value="196" calcext:value-type="float">
            <text:p>196</text:p>
          </table:table-cell>
          <table:table-cell table:formula="of:=[.C185]*[.B185]" office:value-type="float" office:value="793.492" calcext:value-type="float">
            <text:p>793.49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6.804" calcext:value-type="float">
            <text:p>56.804</text:p>
          </table:table-cell>
          <table:table-cell table:formula="of:=[.B186]*[.B186]" office:value-type="float" office:value="225" calcext:value-type="float">
            <text:p>225</text:p>
          </table:table-cell>
          <table:table-cell table:formula="of:=[.C186]*[.B186]" office:value-type="float" office:value="852.06" calcext:value-type="float">
            <text:p>852.0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6.858" calcext:value-type="float">
            <text:p>56.858</text:p>
          </table:table-cell>
          <table:table-cell table:formula="of:=[.B187]*[.B187]" office:value-type="float" office:value="256" calcext:value-type="float">
            <text:p>256</text:p>
          </table:table-cell>
          <table:table-cell table:formula="of:=[.C187]*[.B187]" office:value-type="float" office:value="909.728" calcext:value-type="float">
            <text:p>909.72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7.2" calcext:value-type="float">
            <text:p>57.2</text:p>
          </table:table-cell>
          <table:table-cell table:formula="of:=[.B188]*[.B188]" office:value-type="float" office:value="289" calcext:value-type="float">
            <text:p>289</text:p>
          </table:table-cell>
          <table:table-cell table:formula="of:=[.C188]*[.B188]" office:value-type="float" office:value="972.4" calcext:value-type="float">
            <text:p>972.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6.552" calcext:value-type="float">
            <text:p>56.552</text:p>
          </table:table-cell>
          <table:table-cell table:formula="of:=[.B189]*[.B189]" office:value-type="float" office:value="324" calcext:value-type="float">
            <text:p>324</text:p>
          </table:table-cell>
          <table:table-cell table:formula="of:=[.C189]*[.B189]" office:value-type="float" office:value="1017.936" calcext:value-type="float">
            <text:p>1017.93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6.84" calcext:value-type="float">
            <text:p>56.84</text:p>
          </table:table-cell>
          <table:table-cell table:formula="of:=[.B190]*[.B190]" office:value-type="float" office:value="361" calcext:value-type="float">
            <text:p>361</text:p>
          </table:table-cell>
          <table:table-cell table:formula="of:=[.C190]*[.B190]" office:value-type="float" office:value="1079.96" calcext:value-type="float">
            <text:p>1079.9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7.11" calcext:value-type="float">
            <text:p>57.11</text:p>
          </table:table-cell>
          <table:table-cell table:formula="of:=[.B191]*[.B191]" office:value-type="float" office:value="400" calcext:value-type="float">
            <text:p>400</text:p>
          </table:table-cell>
          <table:table-cell table:formula="of:=[.C191]*[.B191]" office:value-type="float" office:value="1142.2" calcext:value-type="float">
            <text:p>1142.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6.876" calcext:value-type="float">
            <text:p>56.876</text:p>
          </table:table-cell>
          <table:table-cell table:formula="of:=[.B192]*[.B192]" office:value-type="float" office:value="441" calcext:value-type="float">
            <text:p>441</text:p>
          </table:table-cell>
          <table:table-cell table:formula="of:=[.C192]*[.B192]" office:value-type="float" office:value="1194.396" calcext:value-type="float">
            <text:p>1194.39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6.642" calcext:value-type="float">
            <text:p>56.642</text:p>
          </table:table-cell>
          <table:table-cell table:formula="of:=[.B193]*[.B193]" office:value-type="float" office:value="484" calcext:value-type="float">
            <text:p>484</text:p>
          </table:table-cell>
          <table:table-cell table:formula="of:=[.C193]*[.B193]" office:value-type="float" office:value="1246.124" calcext:value-type="float">
            <text:p>1246.12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6.444" calcext:value-type="float">
            <text:p>56.444</text:p>
          </table:table-cell>
          <table:table-cell table:formula="of:=[.B194]*[.B194]" office:value-type="float" office:value="529" calcext:value-type="float">
            <text:p>529</text:p>
          </table:table-cell>
          <table:table-cell table:formula="of:=[.C194]*[.B194]" office:value-type="float" office:value="1298.212" calcext:value-type="float">
            <text:p>1298.21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6.3" calcext:value-type="float">
            <text:p>56.3</text:p>
          </table:table-cell>
          <table:table-cell table:formula="of:=[.B195]*[.B195]" office:value-type="float" office:value="576" calcext:value-type="float">
            <text:p>576</text:p>
          </table:table-cell>
          <table:table-cell table:formula="of:=[.C195]*[.B195]" office:value-type="float" office:value="1351.2" calcext:value-type="float">
            <text:p>1351.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6.606" calcext:value-type="float">
            <text:p>56.606</text:p>
          </table:table-cell>
          <table:table-cell table:formula="of:=[.B196]*[.B196]" office:value-type="float" office:value="625" calcext:value-type="float">
            <text:p>625</text:p>
          </table:table-cell>
          <table:table-cell table:formula="of:=[.C196]*[.B196]" office:value-type="float" office:value="1415.15" calcext:value-type="float">
            <text:p>1415.1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6.84" calcext:value-type="float">
            <text:p>56.84</text:p>
          </table:table-cell>
          <table:table-cell table:formula="of:=[.B197]*[.B197]" office:value-type="float" office:value="676" calcext:value-type="float">
            <text:p>676</text:p>
          </table:table-cell>
          <table:table-cell table:formula="of:=[.C197]*[.B197]" office:value-type="float" office:value="1477.84" calcext:value-type="float">
            <text:p>1477.8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56.372" calcext:value-type="float">
            <text:p>56.372</text:p>
          </table:table-cell>
          <table:table-cell table:formula="of:=[.B198]*[.B198]" office:value-type="float" office:value="729" calcext:value-type="float">
            <text:p>729</text:p>
          </table:table-cell>
          <table:table-cell table:formula="of:=[.C198]*[.B198]" office:value-type="float" office:value="1522.044" calcext:value-type="float">
            <text:p>1522.04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56.48" calcext:value-type="float">
            <text:p>56.48</text:p>
          </table:table-cell>
          <table:table-cell table:formula="of:=[.B199]*[.B199]" office:value-type="float" office:value="784" calcext:value-type="float">
            <text:p>784</text:p>
          </table:table-cell>
          <table:table-cell table:formula="of:=[.C199]*[.B199]" office:value-type="float" office:value="1581.44" calcext:value-type="float">
            <text:p>1581.4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56.246" calcext:value-type="float">
            <text:p>56.246</text:p>
          </table:table-cell>
          <table:table-cell table:formula="of:=[.B200]*[.B200]" office:value-type="float" office:value="841" calcext:value-type="float">
            <text:p>841</text:p>
          </table:table-cell>
          <table:table-cell table:formula="of:=[.C200]*[.B200]" office:value-type="float" office:value="1631.134" calcext:value-type="float">
            <text:p>1631.13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6.588" calcext:value-type="float">
            <text:p>56.588</text:p>
          </table:table-cell>
          <table:table-cell table:formula="of:=[.B201]*[.B201]" office:value-type="float" office:value="900" calcext:value-type="float">
            <text:p>900</text:p>
          </table:table-cell>
          <table:table-cell table:formula="of:=[.C201]*[.B201]" office:value-type="float" office:value="1697.64" calcext:value-type="float">
            <text:p>1697.6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56.264" calcext:value-type="float">
            <text:p>56.264</text:p>
          </table:table-cell>
          <table:table-cell table:formula="of:=[.B202]*[.B202]" office:value-type="float" office:value="961" calcext:value-type="float">
            <text:p>961</text:p>
          </table:table-cell>
          <table:table-cell table:formula="of:=[.C202]*[.B202]" office:value-type="float" office:value="1744.184" calcext:value-type="float">
            <text:p>1744.18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56.858" calcext:value-type="float">
            <text:p>56.858</text:p>
          </table:table-cell>
          <table:table-cell table:formula="of:=[.B203]*[.B203]" office:value-type="float" office:value="1024" calcext:value-type="float">
            <text:p>1024</text:p>
          </table:table-cell>
          <table:table-cell table:formula="of:=[.C203]*[.B203]" office:value-type="float" office:value="1819.456" calcext:value-type="float">
            <text:p>1819.45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6.39" calcext:value-type="float">
            <text:p>56.39</text:p>
          </table:table-cell>
          <table:table-cell table:formula="of:=[.B204]*[.B204]" office:value-type="float" office:value="1089" calcext:value-type="float">
            <text:p>1089</text:p>
          </table:table-cell>
          <table:table-cell table:formula="of:=[.C204]*[.B204]" office:value-type="float" office:value="1860.87" calcext:value-type="float">
            <text:p>1860.8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6.858" calcext:value-type="float">
            <text:p>56.858</text:p>
          </table:table-cell>
          <table:table-cell table:formula="of:=[.B205]*[.B205]" office:value-type="float" office:value="1156" calcext:value-type="float">
            <text:p>1156</text:p>
          </table:table-cell>
          <table:table-cell table:formula="of:=[.C205]*[.B205]" office:value-type="float" office:value="1933.172" calcext:value-type="float">
            <text:p>1933.17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57.182" calcext:value-type="float">
            <text:p>57.182</text:p>
          </table:table-cell>
          <table:table-cell table:formula="of:=[.B206]*[.B206]" office:value-type="float" office:value="1225" calcext:value-type="float">
            <text:p>1225</text:p>
          </table:table-cell>
          <table:table-cell table:formula="of:=[.C206]*[.B206]" office:value-type="float" office:value="2001.37" calcext:value-type="float">
            <text:p>2001.3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6.732" calcext:value-type="float">
            <text:p>56.732</text:p>
          </table:table-cell>
          <table:table-cell table:formula="of:=[.B207]*[.B207]" office:value-type="float" office:value="1296" calcext:value-type="float">
            <text:p>1296</text:p>
          </table:table-cell>
          <table:table-cell table:formula="of:=[.C207]*[.B207]" office:value-type="float" office:value="2042.352" calcext:value-type="float">
            <text:p>2042.35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6.336" calcext:value-type="float">
            <text:p>56.336</text:p>
          </table:table-cell>
          <table:table-cell table:formula="of:=[.B208]*[.B208]" office:value-type="float" office:value="1369" calcext:value-type="float">
            <text:p>1369</text:p>
          </table:table-cell>
          <table:table-cell table:formula="of:=[.C208]*[.B208]" office:value-type="float" office:value="2084.432" calcext:value-type="float">
            <text:p>2084.43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6.552" calcext:value-type="float">
            <text:p>56.552</text:p>
          </table:table-cell>
          <table:table-cell table:formula="of:=[.B209]*[.B209]" office:value-type="float" office:value="1444" calcext:value-type="float">
            <text:p>1444</text:p>
          </table:table-cell>
          <table:table-cell table:formula="of:=[.C209]*[.B209]" office:value-type="float" office:value="2148.976" calcext:value-type="float">
            <text:p>2148.97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6.858" calcext:value-type="float">
            <text:p>56.858</text:p>
          </table:table-cell>
          <table:table-cell table:formula="of:=[.B210]*[.B210]" office:value-type="float" office:value="1521" calcext:value-type="float">
            <text:p>1521</text:p>
          </table:table-cell>
          <table:table-cell table:formula="of:=[.C210]*[.B210]" office:value-type="float" office:value="2217.462" calcext:value-type="float">
            <text:p>2217.46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6.75" calcext:value-type="float">
            <text:p>56.75</text:p>
          </table:table-cell>
          <table:table-cell table:formula="of:=[.B211]*[.B211]" office:value-type="float" office:value="1600" calcext:value-type="float">
            <text:p>1600</text:p>
          </table:table-cell>
          <table:table-cell table:formula="of:=[.C211]*[.B211]" office:value-type="float" office:value="2270" calcext:value-type="float">
            <text:p>2270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6.57" calcext:value-type="float">
            <text:p>56.57</text:p>
          </table:table-cell>
          <table:table-cell table:formula="of:=[.B212]*[.B212]" office:value-type="float" office:value="1681" calcext:value-type="float">
            <text:p>1681</text:p>
          </table:table-cell>
          <table:table-cell table:formula="of:=[.C212]*[.B212]" office:value-type="float" office:value="2319.37" calcext:value-type="float">
            <text:p>2319.3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6.588" calcext:value-type="float">
            <text:p>56.588</text:p>
          </table:table-cell>
          <table:table-cell table:formula="of:=[.B213]*[.B213]" office:value-type="float" office:value="1764" calcext:value-type="float">
            <text:p>1764</text:p>
          </table:table-cell>
          <table:table-cell table:formula="of:=[.C213]*[.B213]" office:value-type="float" office:value="2376.696" calcext:value-type="float">
            <text:p>2376.69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6.624" calcext:value-type="float">
            <text:p>56.624</text:p>
          </table:table-cell>
          <table:table-cell table:formula="of:=[.B214]*[.B214]" office:value-type="float" office:value="1849" calcext:value-type="float">
            <text:p>1849</text:p>
          </table:table-cell>
          <table:table-cell table:formula="of:=[.C214]*[.B214]" office:value-type="float" office:value="2434.832" calcext:value-type="float">
            <text:p>2434.83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6.876" calcext:value-type="float">
            <text:p>56.876</text:p>
          </table:table-cell>
          <table:table-cell table:formula="of:=[.B215]*[.B215]" office:value-type="float" office:value="1936" calcext:value-type="float">
            <text:p>1936</text:p>
          </table:table-cell>
          <table:table-cell table:formula="of:=[.C215]*[.B215]" office:value-type="float" office:value="2502.544" calcext:value-type="float">
            <text:p>2502.54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6.678" calcext:value-type="float">
            <text:p>56.678</text:p>
          </table:table-cell>
          <table:table-cell table:formula="of:=[.B216]*[.B216]" office:value-type="float" office:value="2025" calcext:value-type="float">
            <text:p>2025</text:p>
          </table:table-cell>
          <table:table-cell table:formula="of:=[.C216]*[.B216]" office:value-type="float" office:value="2550.51" calcext:value-type="float">
            <text:p>2550.5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6.768" calcext:value-type="float">
            <text:p>56.768</text:p>
          </table:table-cell>
          <table:table-cell table:formula="of:=[.B217]*[.B217]" office:value-type="float" office:value="2116" calcext:value-type="float">
            <text:p>2116</text:p>
          </table:table-cell>
          <table:table-cell table:formula="of:=[.C217]*[.B217]" office:value-type="float" office:value="2611.328" calcext:value-type="float">
            <text:p>2611.32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6.768" calcext:value-type="float">
            <text:p>56.768</text:p>
          </table:table-cell>
          <table:table-cell table:formula="of:=[.B218]*[.B218]" office:value-type="float" office:value="2209" calcext:value-type="float">
            <text:p>2209</text:p>
          </table:table-cell>
          <table:table-cell table:formula="of:=[.C218]*[.B218]" office:value-type="float" office:value="2668.096" calcext:value-type="float">
            <text:p>2668.09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6.678" calcext:value-type="float">
            <text:p>56.678</text:p>
          </table:table-cell>
          <table:table-cell table:formula="of:=[.B219]*[.B219]" office:value-type="float" office:value="2304" calcext:value-type="float">
            <text:p>2304</text:p>
          </table:table-cell>
          <table:table-cell table:formula="of:=[.C219]*[.B219]" office:value-type="float" office:value="2720.544" calcext:value-type="float">
            <text:p>2720.54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6.516" calcext:value-type="float">
            <text:p>56.516</text:p>
          </table:table-cell>
          <table:table-cell table:formula="of:=[.B220]*[.B220]" office:value-type="float" office:value="2401" calcext:value-type="float">
            <text:p>2401</text:p>
          </table:table-cell>
          <table:table-cell table:formula="of:=[.C220]*[.B220]" office:value-type="float" office:value="2769.284" calcext:value-type="float">
            <text:p>2769.28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6.768" calcext:value-type="float">
            <text:p>56.768</text:p>
          </table:table-cell>
          <table:table-cell table:formula="of:=[.B221]*[.B221]" office:value-type="float" office:value="2500" calcext:value-type="float">
            <text:p>2500</text:p>
          </table:table-cell>
          <table:table-cell table:formula="of:=[.C221]*[.B221]" office:value-type="float" office:value="2838.4" calcext:value-type="float">
            <text:p>2838.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6.804" calcext:value-type="float">
            <text:p>56.804</text:p>
          </table:table-cell>
          <table:table-cell table:formula="of:=[.B222]*[.B222]" office:value-type="float" office:value="2601" calcext:value-type="float">
            <text:p>2601</text:p>
          </table:table-cell>
          <table:table-cell table:formula="of:=[.C222]*[.B222]" office:value-type="float" office:value="2897.004" calcext:value-type="float">
            <text:p>2897.00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6.804" calcext:value-type="float">
            <text:p>56.804</text:p>
          </table:table-cell>
          <table:table-cell table:formula="of:=[.B223]*[.B223]" office:value-type="float" office:value="2704" calcext:value-type="float">
            <text:p>2704</text:p>
          </table:table-cell>
          <table:table-cell table:formula="of:=[.C223]*[.B223]" office:value-type="float" office:value="2953.808" calcext:value-type="float">
            <text:p>2953.80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6.75" calcext:value-type="float">
            <text:p>56.75</text:p>
          </table:table-cell>
          <table:table-cell table:formula="of:=[.B224]*[.B224]" office:value-type="float" office:value="2809" calcext:value-type="float">
            <text:p>2809</text:p>
          </table:table-cell>
          <table:table-cell table:formula="of:=[.C224]*[.B224]" office:value-type="float" office:value="3007.75" calcext:value-type="float">
            <text:p>3007.7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7.02" calcext:value-type="float">
            <text:p>57.02</text:p>
          </table:table-cell>
          <table:table-cell table:formula="of:=[.B225]*[.B225]" office:value-type="float" office:value="2916" calcext:value-type="float">
            <text:p>2916</text:p>
          </table:table-cell>
          <table:table-cell table:formula="of:=[.C225]*[.B225]" office:value-type="float" office:value="3079.08" calcext:value-type="float">
            <text:p>3079.0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6.75" calcext:value-type="float">
            <text:p>56.75</text:p>
          </table:table-cell>
          <table:table-cell table:formula="of:=[.B226]*[.B226]" office:value-type="float" office:value="3025" calcext:value-type="float">
            <text:p>3025</text:p>
          </table:table-cell>
          <table:table-cell table:formula="of:=[.C226]*[.B226]" office:value-type="float" office:value="3121.25" calcext:value-type="float">
            <text:p>3121.2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6.93" calcext:value-type="float">
            <text:p>56.93</text:p>
          </table:table-cell>
          <table:table-cell table:formula="of:=[.B227]*[.B227]" office:value-type="float" office:value="3136" calcext:value-type="float">
            <text:p>3136</text:p>
          </table:table-cell>
          <table:table-cell table:formula="of:=[.C227]*[.B227]" office:value-type="float" office:value="3188.08" calcext:value-type="float">
            <text:p>3188.0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7.092" calcext:value-type="float">
            <text:p>57.092</text:p>
          </table:table-cell>
          <table:table-cell table:formula="of:=[.B228]*[.B228]" office:value-type="float" office:value="3249" calcext:value-type="float">
            <text:p>3249</text:p>
          </table:table-cell>
          <table:table-cell table:formula="of:=[.C228]*[.B228]" office:value-type="float" office:value="3254.244" calcext:value-type="float">
            <text:p>3254.24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7.074" calcext:value-type="float">
            <text:p>57.074</text:p>
          </table:table-cell>
          <table:table-cell table:formula="of:=[.B229]*[.B229]" office:value-type="float" office:value="3364" calcext:value-type="float">
            <text:p>3364</text:p>
          </table:table-cell>
          <table:table-cell table:formula="of:=[.C229]*[.B229]" office:value-type="float" office:value="3310.292" calcext:value-type="float">
            <text:p>3310.29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57.074" calcext:value-type="float">
            <text:p>57.074</text:p>
          </table:table-cell>
          <table:table-cell table:formula="of:=[.B230]*[.B230]" office:value-type="float" office:value="3481" calcext:value-type="float">
            <text:p>3481</text:p>
          </table:table-cell>
          <table:table-cell table:formula="of:=[.C230]*[.B230]" office:value-type="float" office:value="3367.366" calcext:value-type="float">
            <text:p>3367.36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7.308" calcext:value-type="float">
            <text:p>57.308</text:p>
          </table:table-cell>
          <table:table-cell table:formula="of:=[.B231]*[.B231]" office:value-type="float" office:value="3600" calcext:value-type="float">
            <text:p>3600</text:p>
          </table:table-cell>
          <table:table-cell table:formula="of:=[.C231]*[.B231]" office:value-type="float" office:value="3438.48" calcext:value-type="float">
            <text:p>3438.4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57.38" calcext:value-type="float">
            <text:p>57.38</text:p>
          </table:table-cell>
          <table:table-cell table:formula="of:=[.B232]*[.B232]" office:value-type="float" office:value="3721" calcext:value-type="float">
            <text:p>3721</text:p>
          </table:table-cell>
          <table:table-cell table:formula="of:=[.C232]*[.B232]" office:value-type="float" office:value="3500.18" calcext:value-type="float">
            <text:p>3500.1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57.452" calcext:value-type="float">
            <text:p>57.452</text:p>
          </table:table-cell>
          <table:table-cell table:formula="of:=[.B233]*[.B233]" office:value-type="float" office:value="3844" calcext:value-type="float">
            <text:p>3844</text:p>
          </table:table-cell>
          <table:table-cell table:formula="of:=[.C233]*[.B233]" office:value-type="float" office:value="3562.024" calcext:value-type="float">
            <text:p>3562.02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57.38" calcext:value-type="float">
            <text:p>57.38</text:p>
          </table:table-cell>
          <table:table-cell table:formula="of:=[.B234]*[.B234]" office:value-type="float" office:value="3969" calcext:value-type="float">
            <text:p>3969</text:p>
          </table:table-cell>
          <table:table-cell table:formula="of:=[.C234]*[.B234]" office:value-type="float" office:value="3614.94" calcext:value-type="float">
            <text:p>3614.9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7.668" calcext:value-type="float">
            <text:p>57.668</text:p>
          </table:table-cell>
          <table:table-cell table:formula="of:=[.B235]*[.B235]" office:value-type="float" office:value="4096" calcext:value-type="float">
            <text:p>4096</text:p>
          </table:table-cell>
          <table:table-cell table:formula="of:=[.C235]*[.B235]" office:value-type="float" office:value="3690.752" calcext:value-type="float">
            <text:p>3690.75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7.38" calcext:value-type="float">
            <text:p>57.38</text:p>
          </table:table-cell>
          <table:table-cell table:formula="of:=[.B236]*[.B236]" office:value-type="float" office:value="4225" calcext:value-type="float">
            <text:p>4225</text:p>
          </table:table-cell>
          <table:table-cell table:formula="of:=[.C236]*[.B236]" office:value-type="float" office:value="3729.7" calcext:value-type="float">
            <text:p>3729.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7.146" calcext:value-type="float">
            <text:p>57.146</text:p>
          </table:table-cell>
          <table:table-cell table:formula="of:=[.B237]*[.B237]" office:value-type="float" office:value="4356" calcext:value-type="float">
            <text:p>4356</text:p>
          </table:table-cell>
          <table:table-cell table:formula="of:=[.C237]*[.B237]" office:value-type="float" office:value="3771.636" calcext:value-type="float">
            <text:p>3771.63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57.092" calcext:value-type="float">
            <text:p>57.092</text:p>
          </table:table-cell>
          <table:table-cell table:formula="of:=[.B238]*[.B238]" office:value-type="float" office:value="4489" calcext:value-type="float">
            <text:p>4489</text:p>
          </table:table-cell>
          <table:table-cell table:formula="of:=[.C238]*[.B238]" office:value-type="float" office:value="3825.164" calcext:value-type="float">
            <text:p>3825.16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57.308" calcext:value-type="float">
            <text:p>57.308</text:p>
          </table:table-cell>
          <table:table-cell table:formula="of:=[.B239]*[.B239]" office:value-type="float" office:value="4624" calcext:value-type="float">
            <text:p>4624</text:p>
          </table:table-cell>
          <table:table-cell table:formula="of:=[.C239]*[.B239]" office:value-type="float" office:value="3896.944" calcext:value-type="float">
            <text:p>3896.94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57.002" calcext:value-type="float">
            <text:p>57.002</text:p>
          </table:table-cell>
          <table:table-cell table:formula="of:=[.B240]*[.B240]" office:value-type="float" office:value="4761" calcext:value-type="float">
            <text:p>4761</text:p>
          </table:table-cell>
          <table:table-cell table:formula="of:=[.C240]*[.B240]" office:value-type="float" office:value="3933.138" calcext:value-type="float">
            <text:p>3933.13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6.984" calcext:value-type="float">
            <text:p>56.984</text:p>
          </table:table-cell>
          <table:table-cell table:formula="of:=[.B241]*[.B241]" office:value-type="float" office:value="4900" calcext:value-type="float">
            <text:p>4900</text:p>
          </table:table-cell>
          <table:table-cell table:formula="of:=[.C241]*[.B241]" office:value-type="float" office:value="3988.88" calcext:value-type="float">
            <text:p>3988.8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57.164" calcext:value-type="float">
            <text:p>57.164</text:p>
          </table:table-cell>
          <table:table-cell table:formula="of:=[.B242]*[.B242]" office:value-type="float" office:value="5041" calcext:value-type="float">
            <text:p>5041</text:p>
          </table:table-cell>
          <table:table-cell table:formula="of:=[.C242]*[.B242]" office:value-type="float" office:value="4058.644" calcext:value-type="float">
            <text:p>4058.64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57.11" calcext:value-type="float">
            <text:p>57.11</text:p>
          </table:table-cell>
          <table:table-cell table:formula="of:=[.B243]*[.B243]" office:value-type="float" office:value="5184" calcext:value-type="float">
            <text:p>5184</text:p>
          </table:table-cell>
          <table:table-cell table:formula="of:=[.C243]*[.B243]" office:value-type="float" office:value="4111.92" calcext:value-type="float">
            <text:p>4111.9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57.362" calcext:value-type="float">
            <text:p>57.362</text:p>
          </table:table-cell>
          <table:table-cell table:formula="of:=[.B244]*[.B244]" office:value-type="float" office:value="5329" calcext:value-type="float">
            <text:p>5329</text:p>
          </table:table-cell>
          <table:table-cell table:formula="of:=[.C244]*[.B244]" office:value-type="float" office:value="4187.426" calcext:value-type="float">
            <text:p>4187.42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56.84" calcext:value-type="float">
            <text:p>56.84</text:p>
          </table:table-cell>
          <table:table-cell table:formula="of:=[.B245]*[.B245]" office:value-type="float" office:value="5476" calcext:value-type="float">
            <text:p>5476</text:p>
          </table:table-cell>
          <table:table-cell table:formula="of:=[.C245]*[.B245]" office:value-type="float" office:value="4206.16" calcext:value-type="float">
            <text:p>4206.1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6.84" calcext:value-type="float">
            <text:p>56.84</text:p>
          </table:table-cell>
          <table:table-cell table:formula="of:=[.B246]*[.B246]" office:value-type="float" office:value="5625" calcext:value-type="float">
            <text:p>5625</text:p>
          </table:table-cell>
          <table:table-cell table:formula="of:=[.C246]*[.B246]" office:value-type="float" office:value="4263" calcext:value-type="float">
            <text:p>426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56.714" calcext:value-type="float">
            <text:p>56.714</text:p>
          </table:table-cell>
          <table:table-cell table:formula="of:=[.B247]*[.B247]" office:value-type="float" office:value="5776" calcext:value-type="float">
            <text:p>5776</text:p>
          </table:table-cell>
          <table:table-cell table:formula="of:=[.C247]*[.B247]" office:value-type="float" office:value="4310.264" calcext:value-type="float">
            <text:p>4310.26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57.326" calcext:value-type="float">
            <text:p>57.326</text:p>
          </table:table-cell>
          <table:table-cell table:formula="of:=[.B248]*[.B248]" office:value-type="float" office:value="5929" calcext:value-type="float">
            <text:p>5929</text:p>
          </table:table-cell>
          <table:table-cell table:formula="of:=[.C248]*[.B248]" office:value-type="float" office:value="4414.102" calcext:value-type="float">
            <text:p>4414.10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57.326" calcext:value-type="float">
            <text:p>57.326</text:p>
          </table:table-cell>
          <table:table-cell table:formula="of:=[.B249]*[.B249]" office:value-type="float" office:value="6084" calcext:value-type="float">
            <text:p>6084</text:p>
          </table:table-cell>
          <table:table-cell table:formula="of:=[.C249]*[.B249]" office:value-type="float" office:value="4471.428" calcext:value-type="float">
            <text:p>4471.42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57.29" calcext:value-type="float">
            <text:p>57.29</text:p>
          </table:table-cell>
          <table:table-cell table:formula="of:=[.B250]*[.B250]" office:value-type="float" office:value="6241" calcext:value-type="float">
            <text:p>6241</text:p>
          </table:table-cell>
          <table:table-cell table:formula="of:=[.C250]*[.B250]" office:value-type="float" office:value="4525.91" calcext:value-type="float">
            <text:p>4525.9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57.038" calcext:value-type="float">
            <text:p>57.038</text:p>
          </table:table-cell>
          <table:table-cell table:formula="of:=[.B251]*[.B251]" office:value-type="float" office:value="6400" calcext:value-type="float">
            <text:p>6400</text:p>
          </table:table-cell>
          <table:table-cell table:formula="of:=[.C251]*[.B251]" office:value-type="float" office:value="4563.04" calcext:value-type="float">
            <text:p>4563.0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57.452" calcext:value-type="float">
            <text:p>57.452</text:p>
          </table:table-cell>
          <table:table-cell table:formula="of:=[.B252]*[.B252]" office:value-type="float" office:value="6561" calcext:value-type="float">
            <text:p>6561</text:p>
          </table:table-cell>
          <table:table-cell table:formula="of:=[.C252]*[.B252]" office:value-type="float" office:value="4653.612" calcext:value-type="float">
            <text:p>4653.61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57.092" calcext:value-type="float">
            <text:p>57.092</text:p>
          </table:table-cell>
          <table:table-cell table:formula="of:=[.B253]*[.B253]" office:value-type="float" office:value="6724" calcext:value-type="float">
            <text:p>6724</text:p>
          </table:table-cell>
          <table:table-cell table:formula="of:=[.C253]*[.B253]" office:value-type="float" office:value="4681.544" calcext:value-type="float">
            <text:p>4681.54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57.02" calcext:value-type="float">
            <text:p>57.02</text:p>
          </table:table-cell>
          <table:table-cell table:formula="of:=[.B254]*[.B254]" office:value-type="float" office:value="6889" calcext:value-type="float">
            <text:p>6889</text:p>
          </table:table-cell>
          <table:table-cell table:formula="of:=[.C254]*[.B254]" office:value-type="float" office:value="4732.66" calcext:value-type="float">
            <text:p>4732.6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56.732" calcext:value-type="float">
            <text:p>56.732</text:p>
          </table:table-cell>
          <table:table-cell table:formula="of:=[.B255]*[.B255]" office:value-type="float" office:value="7056" calcext:value-type="float">
            <text:p>7056</text:p>
          </table:table-cell>
          <table:table-cell table:formula="of:=[.C255]*[.B255]" office:value-type="float" office:value="4765.488" calcext:value-type="float">
            <text:p>4765.48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56.948" calcext:value-type="float">
            <text:p>56.948</text:p>
          </table:table-cell>
          <table:table-cell table:formula="of:=[.B256]*[.B256]" office:value-type="float" office:value="7225" calcext:value-type="float">
            <text:p>7225</text:p>
          </table:table-cell>
          <table:table-cell table:formula="of:=[.C256]*[.B256]" office:value-type="float" office:value="4840.58" calcext:value-type="float">
            <text:p>4840.5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57.038" calcext:value-type="float">
            <text:p>57.038</text:p>
          </table:table-cell>
          <table:table-cell table:formula="of:=[.B257]*[.B257]" office:value-type="float" office:value="7396" calcext:value-type="float">
            <text:p>7396</text:p>
          </table:table-cell>
          <table:table-cell table:formula="of:=[.C257]*[.B257]" office:value-type="float" office:value="4905.268" calcext:value-type="float">
            <text:p>4905.26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57.416" calcext:value-type="float">
            <text:p>57.416</text:p>
          </table:table-cell>
          <table:table-cell table:formula="of:=[.B258]*[.B258]" office:value-type="float" office:value="7569" calcext:value-type="float">
            <text:p>7569</text:p>
          </table:table-cell>
          <table:table-cell table:formula="of:=[.C258]*[.B258]" office:value-type="float" office:value="4995.192" calcext:value-type="float">
            <text:p>4995.19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57.02" calcext:value-type="float">
            <text:p>57.02</text:p>
          </table:table-cell>
          <table:table-cell table:formula="of:=[.B259]*[.B259]" office:value-type="float" office:value="7744" calcext:value-type="float">
            <text:p>7744</text:p>
          </table:table-cell>
          <table:table-cell table:formula="of:=[.C259]*[.B259]" office:value-type="float" office:value="5017.76" calcext:value-type="float">
            <text:p>5017.7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57.542" calcext:value-type="float">
            <text:p>57.542</text:p>
          </table:table-cell>
          <table:table-cell table:formula="of:=[.B260]*[.B260]" office:value-type="float" office:value="7921" calcext:value-type="float">
            <text:p>7921</text:p>
          </table:table-cell>
          <table:table-cell table:formula="of:=[.C260]*[.B260]" office:value-type="float" office:value="5121.238" calcext:value-type="float">
            <text:p>5121.23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57.11" calcext:value-type="float">
            <text:p>57.11</text:p>
          </table:table-cell>
          <table:table-cell table:formula="of:=[.B261]*[.B261]" office:value-type="float" office:value="8100" calcext:value-type="float">
            <text:p>8100</text:p>
          </table:table-cell>
          <table:table-cell table:formula="of:=[.C261]*[.B261]" office:value-type="float" office:value="5139.9" calcext:value-type="float">
            <text:p>5139.9</text:p>
          </table:table-cell>
          <table:table-cell table:number-columns-repeated="25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57.074" calcext:value-type="float">
            <text:p>57.074</text:p>
          </table:table-cell>
          <table:table-cell table:formula="of:=[.B262]*[.B262]" office:value-type="float" office:value="8281" calcext:value-type="float">
            <text:p>8281</text:p>
          </table:table-cell>
          <table:table-cell table:formula="of:=[.C262]*[.B262]" office:value-type="float" office:value="5193.734" calcext:value-type="float">
            <text:p>5193.73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57.182" calcext:value-type="float">
            <text:p>57.182</text:p>
          </table:table-cell>
          <table:table-cell table:formula="of:=[.B263]*[.B263]" office:value-type="float" office:value="8464" calcext:value-type="float">
            <text:p>8464</text:p>
          </table:table-cell>
          <table:table-cell table:formula="of:=[.C263]*[.B263]" office:value-type="float" office:value="5260.744" calcext:value-type="float">
            <text:p>5260.74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57.668" calcext:value-type="float">
            <text:p>57.668</text:p>
          </table:table-cell>
          <table:table-cell table:formula="of:=[.B264]*[.B264]" office:value-type="float" office:value="8649" calcext:value-type="float">
            <text:p>8649</text:p>
          </table:table-cell>
          <table:table-cell table:formula="of:=[.C264]*[.B264]" office:value-type="float" office:value="5363.124" calcext:value-type="float">
            <text:p>5363.12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57.2" calcext:value-type="float">
            <text:p>57.2</text:p>
          </table:table-cell>
          <table:table-cell table:formula="of:=[.B265]*[.B265]" office:value-type="float" office:value="8836" calcext:value-type="float">
            <text:p>8836</text:p>
          </table:table-cell>
          <table:table-cell table:formula="of:=[.C265]*[.B265]" office:value-type="float" office:value="5376.8" calcext:value-type="float">
            <text:p>5376.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57.506" calcext:value-type="float">
            <text:p>57.506</text:p>
          </table:table-cell>
          <table:table-cell table:formula="of:=[.B266]*[.B266]" office:value-type="float" office:value="9025" calcext:value-type="float">
            <text:p>9025</text:p>
          </table:table-cell>
          <table:table-cell table:formula="of:=[.C266]*[.B266]" office:value-type="float" office:value="5463.07" calcext:value-type="float">
            <text:p>5463.0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56.786" calcext:value-type="float">
            <text:p>56.786</text:p>
          </table:table-cell>
          <table:table-cell table:formula="of:=[.B267]*[.B267]" office:value-type="float" office:value="9216" calcext:value-type="float">
            <text:p>9216</text:p>
          </table:table-cell>
          <table:table-cell table:formula="of:=[.C267]*[.B267]" office:value-type="float" office:value="5451.456" calcext:value-type="float">
            <text:p>5451.45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57.74" calcext:value-type="float">
            <text:p>57.74</text:p>
          </table:table-cell>
          <table:table-cell table:formula="of:=[.B268]*[.B268]" office:value-type="float" office:value="9409" calcext:value-type="float">
            <text:p>9409</text:p>
          </table:table-cell>
          <table:table-cell table:formula="of:=[.C268]*[.B268]" office:value-type="float" office:value="5600.78" calcext:value-type="float">
            <text:p>5600.7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57.326" calcext:value-type="float">
            <text:p>57.326</text:p>
          </table:table-cell>
          <table:table-cell table:formula="of:=[.B269]*[.B269]" office:value-type="float" office:value="9604" calcext:value-type="float">
            <text:p>9604</text:p>
          </table:table-cell>
          <table:table-cell table:formula="of:=[.C269]*[.B269]" office:value-type="float" office:value="5617.948" calcext:value-type="float">
            <text:p>5617.94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57.308" calcext:value-type="float">
            <text:p>57.308</text:p>
          </table:table-cell>
          <table:table-cell table:formula="of:=[.B270]*[.B270]" office:value-type="float" office:value="9801" calcext:value-type="float">
            <text:p>9801</text:p>
          </table:table-cell>
          <table:table-cell table:formula="of:=[.C270]*[.B270]" office:value-type="float" office:value="5673.492" calcext:value-type="float">
            <text:p>5673.49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7.83" calcext:value-type="float">
            <text:p>57.83</text:p>
          </table:table-cell>
          <table:table-cell table:formula="of:=[.B271]*[.B271]" office:value-type="float" office:value="10000" calcext:value-type="float">
            <text:p>10000</text:p>
          </table:table-cell>
          <table:table-cell table:formula="of:=[.C271]*[.B271]" office:value-type="float" office:value="5783" calcext:value-type="float">
            <text:p>578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57.614" calcext:value-type="float">
            <text:p>57.614</text:p>
          </table:table-cell>
          <table:table-cell table:formula="of:=[.B272]*[.B272]" office:value-type="float" office:value="10201" calcext:value-type="float">
            <text:p>10201</text:p>
          </table:table-cell>
          <table:table-cell table:formula="of:=[.C272]*[.B272]" office:value-type="float" office:value="5819.014" calcext:value-type="float">
            <text:p>5819.01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57.47" calcext:value-type="float">
            <text:p>57.47</text:p>
          </table:table-cell>
          <table:table-cell table:formula="of:=[.B273]*[.B273]" office:value-type="float" office:value="10404" calcext:value-type="float">
            <text:p>10404</text:p>
          </table:table-cell>
          <table:table-cell table:formula="of:=[.C273]*[.B273]" office:value-type="float" office:value="5861.94" calcext:value-type="float">
            <text:p>5861.9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57.848" calcext:value-type="float">
            <text:p>57.848</text:p>
          </table:table-cell>
          <table:table-cell table:formula="of:=[.B274]*[.B274]" office:value-type="float" office:value="10609" calcext:value-type="float">
            <text:p>10609</text:p>
          </table:table-cell>
          <table:table-cell table:formula="of:=[.C274]*[.B274]" office:value-type="float" office:value="5958.344" calcext:value-type="float">
            <text:p>5958.34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57.812" calcext:value-type="float">
            <text:p>57.812</text:p>
          </table:table-cell>
          <table:table-cell table:formula="of:=[.B275]*[.B275]" office:value-type="float" office:value="10816" calcext:value-type="float">
            <text:p>10816</text:p>
          </table:table-cell>
          <table:table-cell table:formula="of:=[.C275]*[.B275]" office:value-type="float" office:value="6012.448" calcext:value-type="float">
            <text:p>6012.44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57.524" calcext:value-type="float">
            <text:p>57.524</text:p>
          </table:table-cell>
          <table:table-cell table:formula="of:=[.B276]*[.B276]" office:value-type="float" office:value="11025" calcext:value-type="float">
            <text:p>11025</text:p>
          </table:table-cell>
          <table:table-cell table:formula="of:=[.C276]*[.B276]" office:value-type="float" office:value="6040.02" calcext:value-type="float">
            <text:p>6040.0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57.668" calcext:value-type="float">
            <text:p>57.668</text:p>
          </table:table-cell>
          <table:table-cell table:formula="of:=[.B277]*[.B277]" office:value-type="float" office:value="11236" calcext:value-type="float">
            <text:p>11236</text:p>
          </table:table-cell>
          <table:table-cell table:formula="of:=[.C277]*[.B277]" office:value-type="float" office:value="6112.808" calcext:value-type="float">
            <text:p>6112.80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57.65" calcext:value-type="float">
            <text:p>57.65</text:p>
          </table:table-cell>
          <table:table-cell table:formula="of:=[.B278]*[.B278]" office:value-type="float" office:value="11449" calcext:value-type="float">
            <text:p>11449</text:p>
          </table:table-cell>
          <table:table-cell table:formula="of:=[.C278]*[.B278]" office:value-type="float" office:value="6168.55" calcext:value-type="float">
            <text:p>6168.5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57.992" calcext:value-type="float">
            <text:p>57.992</text:p>
          </table:table-cell>
          <table:table-cell table:formula="of:=[.B279]*[.B279]" office:value-type="float" office:value="11664" calcext:value-type="float">
            <text:p>11664</text:p>
          </table:table-cell>
          <table:table-cell table:formula="of:=[.C279]*[.B279]" office:value-type="float" office:value="6263.136" calcext:value-type="float">
            <text:p>6263.13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57.506" calcext:value-type="float">
            <text:p>57.506</text:p>
          </table:table-cell>
          <table:table-cell table:formula="of:=[.B280]*[.B280]" office:value-type="float" office:value="11881" calcext:value-type="float">
            <text:p>11881</text:p>
          </table:table-cell>
          <table:table-cell table:formula="of:=[.C280]*[.B280]" office:value-type="float" office:value="6268.154" calcext:value-type="float">
            <text:p>6268.15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58.01" calcext:value-type="float">
            <text:p>58.01</text:p>
          </table:table-cell>
          <table:table-cell table:formula="of:=[.B281]*[.B281]" office:value-type="float" office:value="12100" calcext:value-type="float">
            <text:p>12100</text:p>
          </table:table-cell>
          <table:table-cell table:formula="of:=[.C281]*[.B281]" office:value-type="float" office:value="6381.1" calcext:value-type="float">
            <text:p>6381.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57.902" calcext:value-type="float">
            <text:p>57.902</text:p>
          </table:table-cell>
          <table:table-cell table:formula="of:=[.B282]*[.B282]" office:value-type="float" office:value="12321" calcext:value-type="float">
            <text:p>12321</text:p>
          </table:table-cell>
          <table:table-cell table:formula="of:=[.C282]*[.B282]" office:value-type="float" office:value="6427.122" calcext:value-type="float">
            <text:p>6427.12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57.776" calcext:value-type="float">
            <text:p>57.776</text:p>
          </table:table-cell>
          <table:table-cell table:formula="of:=[.B283]*[.B283]" office:value-type="float" office:value="12544" calcext:value-type="float">
            <text:p>12544</text:p>
          </table:table-cell>
          <table:table-cell table:formula="of:=[.C283]*[.B283]" office:value-type="float" office:value="6470.912" calcext:value-type="float">
            <text:p>6470.91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57.668" calcext:value-type="float">
            <text:p>57.668</text:p>
          </table:table-cell>
          <table:table-cell table:formula="of:=[.B284]*[.B284]" office:value-type="float" office:value="12769" calcext:value-type="float">
            <text:p>12769</text:p>
          </table:table-cell>
          <table:table-cell table:formula="of:=[.C284]*[.B284]" office:value-type="float" office:value="6516.484" calcext:value-type="float">
            <text:p>6516.48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57.704" calcext:value-type="float">
            <text:p>57.704</text:p>
          </table:table-cell>
          <table:table-cell table:formula="of:=[.B285]*[.B285]" office:value-type="float" office:value="12996" calcext:value-type="float">
            <text:p>12996</text:p>
          </table:table-cell>
          <table:table-cell table:formula="of:=[.C285]*[.B285]" office:value-type="float" office:value="6578.256" calcext:value-type="float">
            <text:p>6578.25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57.722" calcext:value-type="float">
            <text:p>57.722</text:p>
          </table:table-cell>
          <table:table-cell table:formula="of:=[.B286]*[.B286]" office:value-type="float" office:value="13225" calcext:value-type="float">
            <text:p>13225</text:p>
          </table:table-cell>
          <table:table-cell table:formula="of:=[.C286]*[.B286]" office:value-type="float" office:value="6638.03" calcext:value-type="float">
            <text:p>6638.03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57.722" calcext:value-type="float">
            <text:p>57.722</text:p>
          </table:table-cell>
          <table:table-cell table:formula="of:=[.B287]*[.B287]" office:value-type="float" office:value="13456" calcext:value-type="float">
            <text:p>13456</text:p>
          </table:table-cell>
          <table:table-cell table:formula="of:=[.C287]*[.B287]" office:value-type="float" office:value="6695.752" calcext:value-type="float">
            <text:p>6695.75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57.884" calcext:value-type="float">
            <text:p>57.884</text:p>
          </table:table-cell>
          <table:table-cell table:formula="of:=[.B288]*[.B288]" office:value-type="float" office:value="13689" calcext:value-type="float">
            <text:p>13689</text:p>
          </table:table-cell>
          <table:table-cell table:formula="of:=[.C288]*[.B288]" office:value-type="float" office:value="6772.428" calcext:value-type="float">
            <text:p>6772.42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58.46" calcext:value-type="float">
            <text:p>58.46</text:p>
          </table:table-cell>
          <table:table-cell table:formula="of:=[.B289]*[.B289]" office:value-type="float" office:value="13924" calcext:value-type="float">
            <text:p>13924</text:p>
          </table:table-cell>
          <table:table-cell table:formula="of:=[.C289]*[.B289]" office:value-type="float" office:value="6898.28" calcext:value-type="float">
            <text:p>6898.2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57.776" calcext:value-type="float">
            <text:p>57.776</text:p>
          </table:table-cell>
          <table:table-cell table:formula="of:=[.B290]*[.B290]" office:value-type="float" office:value="14161" calcext:value-type="float">
            <text:p>14161</text:p>
          </table:table-cell>
          <table:table-cell table:formula="of:=[.C290]*[.B290]" office:value-type="float" office:value="6875.344" calcext:value-type="float">
            <text:p>6875.34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57.902" calcext:value-type="float">
            <text:p>57.902</text:p>
          </table:table-cell>
          <table:table-cell table:formula="of:=[.B291]*[.B291]" office:value-type="float" office:value="14400" calcext:value-type="float">
            <text:p>14400</text:p>
          </table:table-cell>
          <table:table-cell table:formula="of:=[.C291]*[.B291]" office:value-type="float" office:value="6948.24" calcext:value-type="float">
            <text:p>6948.2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58.262" calcext:value-type="float">
            <text:p>58.262</text:p>
          </table:table-cell>
          <table:table-cell table:formula="of:=[.B292]*[.B292]" office:value-type="float" office:value="14641" calcext:value-type="float">
            <text:p>14641</text:p>
          </table:table-cell>
          <table:table-cell table:formula="of:=[.C292]*[.B292]" office:value-type="float" office:value="7049.702" calcext:value-type="float">
            <text:p>7049.70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58.37" calcext:value-type="float">
            <text:p>58.37</text:p>
          </table:table-cell>
          <table:table-cell table:formula="of:=[.B293]*[.B293]" office:value-type="float" office:value="14884" calcext:value-type="float">
            <text:p>14884</text:p>
          </table:table-cell>
          <table:table-cell table:formula="of:=[.C293]*[.B293]" office:value-type="float" office:value="7121.14" calcext:value-type="float">
            <text:p>7121.1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58.334" calcext:value-type="float">
            <text:p>58.334</text:p>
          </table:table-cell>
          <table:table-cell table:formula="of:=[.B294]*[.B294]" office:value-type="float" office:value="15129" calcext:value-type="float">
            <text:p>15129</text:p>
          </table:table-cell>
          <table:table-cell table:formula="of:=[.C294]*[.B294]" office:value-type="float" office:value="7175.082" calcext:value-type="float">
            <text:p>7175.08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57.956" calcext:value-type="float">
            <text:p>57.956</text:p>
          </table:table-cell>
          <table:table-cell table:formula="of:=[.B295]*[.B295]" office:value-type="float" office:value="15376" calcext:value-type="float">
            <text:p>15376</text:p>
          </table:table-cell>
          <table:table-cell table:formula="of:=[.C295]*[.B295]" office:value-type="float" office:value="7186.544" calcext:value-type="float">
            <text:p>7186.54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58.352" calcext:value-type="float">
            <text:p>58.352</text:p>
          </table:table-cell>
          <table:table-cell table:formula="of:=[.B296]*[.B296]" office:value-type="float" office:value="15625" calcext:value-type="float">
            <text:p>15625</text:p>
          </table:table-cell>
          <table:table-cell table:formula="of:=[.C296]*[.B296]" office:value-type="float" office:value="7294" calcext:value-type="float">
            <text:p>729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58.046" calcext:value-type="float">
            <text:p>58.046</text:p>
          </table:table-cell>
          <table:table-cell table:formula="of:=[.B297]*[.B297]" office:value-type="float" office:value="15876" calcext:value-type="float">
            <text:p>15876</text:p>
          </table:table-cell>
          <table:table-cell table:formula="of:=[.C297]*[.B297]" office:value-type="float" office:value="7313.796" calcext:value-type="float">
            <text:p>7313.79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58.424" calcext:value-type="float">
            <text:p>58.424</text:p>
          </table:table-cell>
          <table:table-cell table:formula="of:=[.B298]*[.B298]" office:value-type="float" office:value="16129" calcext:value-type="float">
            <text:p>16129</text:p>
          </table:table-cell>
          <table:table-cell table:formula="of:=[.C298]*[.B298]" office:value-type="float" office:value="7419.848" calcext:value-type="float">
            <text:p>7419.84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58.118" calcext:value-type="float">
            <text:p>58.118</text:p>
          </table:table-cell>
          <table:table-cell table:formula="of:=[.B299]*[.B299]" office:value-type="float" office:value="16384" calcext:value-type="float">
            <text:p>16384</text:p>
          </table:table-cell>
          <table:table-cell table:formula="of:=[.C299]*[.B299]" office:value-type="float" office:value="7439.104" calcext:value-type="float">
            <text:p>7439.10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58.352" calcext:value-type="float">
            <text:p>58.352</text:p>
          </table:table-cell>
          <table:table-cell table:formula="of:=[.B300]*[.B300]" office:value-type="float" office:value="16641" calcext:value-type="float">
            <text:p>16641</text:p>
          </table:table-cell>
          <table:table-cell table:formula="of:=[.C300]*[.B300]" office:value-type="float" office:value="7527.408" calcext:value-type="float">
            <text:p>7527.408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58.55" calcext:value-type="float">
            <text:p>58.55</text:p>
          </table:table-cell>
          <table:table-cell table:formula="of:=[.B301]*[.B301]" office:value-type="float" office:value="16900" calcext:value-type="float">
            <text:p>16900</text:p>
          </table:table-cell>
          <table:table-cell table:formula="of:=[.C301]*[.B301]" office:value-type="float" office:value="7611.5" calcext:value-type="float">
            <text:p>7611.5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58.154" calcext:value-type="float">
            <text:p>58.154</text:p>
          </table:table-cell>
          <table:table-cell table:formula="of:=[.B302]*[.B302]" office:value-type="float" office:value="17161" calcext:value-type="float">
            <text:p>17161</text:p>
          </table:table-cell>
          <table:table-cell table:formula="of:=[.C302]*[.B302]" office:value-type="float" office:value="7618.174" calcext:value-type="float">
            <text:p>7618.17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58.568" calcext:value-type="float">
            <text:p>58.568</text:p>
          </table:table-cell>
          <table:table-cell table:formula="of:=[.B303]*[.B303]" office:value-type="float" office:value="17424" calcext:value-type="float">
            <text:p>17424</text:p>
          </table:table-cell>
          <table:table-cell table:formula="of:=[.C303]*[.B303]" office:value-type="float" office:value="7730.976" calcext:value-type="float">
            <text:p>7730.976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58.298" calcext:value-type="float">
            <text:p>58.298</text:p>
          </table:table-cell>
          <table:table-cell table:formula="of:=[.B304]*[.B304]" office:value-type="float" office:value="17689" calcext:value-type="float">
            <text:p>17689</text:p>
          </table:table-cell>
          <table:table-cell table:formula="of:=[.C304]*[.B304]" office:value-type="float" office:value="7753.634" calcext:value-type="float">
            <text:p>7753.634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58.748" calcext:value-type="float">
            <text:p>58.748</text:p>
          </table:table-cell>
          <table:table-cell table:formula="of:=[.B305]*[.B305]" office:value-type="float" office:value="17956" calcext:value-type="float">
            <text:p>17956</text:p>
          </table:table-cell>
          <table:table-cell table:formula="of:=[.C305]*[.B305]" office:value-type="float" office:value="7872.232" calcext:value-type="float">
            <text:p>7872.232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58.604" calcext:value-type="float">
            <text:p>58.604</text:p>
          </table:table-cell>
          <table:table-cell table:formula="of:=[.B306]*[.B306]" office:value-type="float" office:value="18225" calcext:value-type="float">
            <text:p>18225</text:p>
          </table:table-cell>
          <table:table-cell table:formula="of:=[.C306]*[.B306]" office:value-type="float" office:value="7911.54" calcext:value-type="float">
            <text:p>7911.54</text:p>
          </table:table-cell>
          <table:table-cell table:number-columns-repeated="25"/>
        </table:table-row>
        <table:table-row table:style-name="ro1">
          <table:table-cell/>
          <table:table-cell table:formula="of:=SUM([.B171:.B306])" office:value-type="float" office:value="9180" calcext:value-type="float">
            <text:p>9180</text:p>
          </table:table-cell>
          <table:table-cell table:formula="of:=SUM([.C171:.C306])" office:value-type="float" office:value="7780.928" calcext:value-type="float">
            <text:p>7780.928</text:p>
          </table:table-cell>
          <table:table-cell table:formula="of:=SUM([.D171:.D306])" office:value-type="float" office:value="829260" calcext:value-type="float">
            <text:p>829260</text:p>
          </table:table-cell>
          <table:table-cell table:formula="of:=SUM([.E171:.E306])" office:value-type="float" office:value="527869.782" calcext:value-type="float">
            <text:p>527869.782</text:p>
          </table:table-cell>
          <table:table-cell table:number-columns-repeated="25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36" calcext:value-type="float">
            <text:p>136</text:p>
          </table:table-cell>
          <table:table-cell table:number-columns-repeated="28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office:value-type="string" calcext:value-type="string">
            <text:p>Alpha = </text:p>
          </table:table-cell>
          <table:table-cell table:formula="of:=[.D307]/[.B311]" office:value-type="float" office:value="6097.5" calcext:value-type="float">
            <text:p>6097.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eta = </text:p>
          </table:table-cell>
          <table:table-cell table:formula="of:=[.B307]/[.B311]" office:value-type="float" office:value="67.5" calcext:value-type="float">
            <text:p>67.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amma = </text:p>
          </table:table-cell>
          <table:table-cell table:formula="of:=[.E307]/[.B311]" office:value-type="float" office:value="3881.39545588235" calcext:value-type="float">
            <text:p>3881.395455882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lta = </text:p>
          </table:table-cell>
          <table:table-cell table:formula="of:=[.C307]/[.B311]" office:value-type="float" office:value="57.2127058823529" calcext:value-type="float">
            <text:p>57.2127058824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 style:data-style-name="N2" text:time-value="20:44:24.178805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3:34:51.215288450</meta:creation-date>
    <meta:generator>LibreOffice/4.2.8.2$Linux_X86_64 LibreOffice_project/420m0$Build-2</meta:generator>
    <dc:date>2016-01-19T13:45:22.177094868</dc:date>
    <meta:editing-duration>P0D</meta:editing-duration>
    <meta:editing-cycles>2</meta:editing-cycles>
    <meta:document-statistic meta:table-count="1" meta:cell-count="23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815cm" svg:height="9.244cm" xlink:href=".." xlink:type="simple" chart:class="chart:line" chart:style-name="ch1">
        <chart:title svg:x="7.064cm" svg:y="0.32cm" chart:style-name="ch2">
          <text:p>Temperature Data</text:p>
        </chart:title>
        <chart:plot-area chart:style-name="ch3" table:cell-range-address="Sheet1.G9:Sheet1.H144" chart:data-source-has-labels="column" svg:x="1.367cm" svg:y="1.309cm" svg:width="16.092cm" svg:height="6.77cm">
          <chartooo:coordinate-region svg:x="2.279cm" svg:y="1.508cm" svg:width="15.18cm" svg:height="5.647cm"/>
          <chart:axis chart:dimension="x" chart:name="primary-x" chart:style-name="ch4" chartooo:axis-type="auto">
            <chartooo:date-scale/>
            <chart:title svg:x="8.099cm" svg:y="8.263cm" chart:style-name="ch5">
              <text:p>Year (since 1880)</text:p>
            </chart:title>
            <chart:categories table:cell-range-address="Sheet1.G9:Sheet1.G144"/>
          </chart:axis>
          <chart:axis chart:dimension="y" chart:name="primary-y" chart:style-name="ch4">
            <chart:title svg:x="0.451cm" svg:y="5.955cm" chart:style-name="ch6">
              <text:p>Temperature (°F)</text:p>
            </chart:title>
            <chart:grid chart:style-name="ch7" chart:class="major"/>
          </chart:axis>
          <chart:series chart:style-name="ch8" chart:values-cell-range-address="Sheet1.H9:Sheet1.H144" chart:class="chart:line">
            <chart:data-point chart:repeated="1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G9:Sheet1.G144</svg:desc>
                </draw:g>
              </table:table-cell>
              <table:table-cell office:value-type="float" office:value="56.948">
                <text:p>56.948</text:p>
                <draw:g>
                  <svg:desc>Sheet1.H9:Sheet1.H14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7.128">
                <text:p>57.12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6.894">
                <text:p>56.89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6.642">
                <text:p>56.64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6.462">
                <text:p>56.46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6.714">
                <text:p>56.71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6.606">
                <text:p>56.6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6.804">
                <text:p>56.80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7.164">
                <text:p>57.1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6.354">
                <text:p>56.35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6.912">
                <text:p>56.91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6.768">
                <text:p>56.7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6.588">
                <text:p>56.58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6.678">
                <text:p>56.67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6.804">
                <text:p>56.8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6.858">
                <text:p>56.85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6.552">
                <text:p>56.55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6.84">
                <text:p>56.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7.11">
                <text:p>57.1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6.876">
                <text:p>56.87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6.642">
                <text:p>56.64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56.444">
                <text:p>56.44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6.606">
                <text:p>56.60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6.84">
                <text:p>56.8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6.372">
                <text:p>56.37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56.48">
                <text:p>56.4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56.246">
                <text:p>56.2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6.588">
                <text:p>56.58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6.264">
                <text:p>56.2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6.858">
                <text:p>56.85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6.39">
                <text:p>56.3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6.858">
                <text:p>56.85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7.182">
                <text:p>57.18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56.732">
                <text:p>56.73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6.336">
                <text:p>56.33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56.552">
                <text:p>56.55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56.858">
                <text:p>56.8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56.57">
                <text:p>56.5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56.588">
                <text:p>56.58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6.624">
                <text:p>56.62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6.876">
                <text:p>56.87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56.678">
                <text:p>56.67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6.768">
                <text:p>56.76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6.768">
                <text:p>56.76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56.678">
                <text:p>56.67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56.516">
                <text:p>56.5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6.768">
                <text:p>56.76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6.804">
                <text:p>56.80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6.804">
                <text:p>56.80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7.02">
                <text:p>57.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.93">
                <text:p>56.9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.092">
                <text:p>57.09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7.074">
                <text:p>57.07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7.074">
                <text:p>57.0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7.308">
                <text:p>57.30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7.38">
                <text:p>57.3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57.452">
                <text:p>57.45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57.38">
                <text:p>57.3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7.668">
                <text:p>57.66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57.38">
                <text:p>57.3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57.146">
                <text:p>57.14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57.092">
                <text:p>57.09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57.308">
                <text:p>57.30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7.002">
                <text:p>57.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6.984">
                <text:p>56.98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7.164">
                <text:p>57.16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7.11">
                <text:p>57.1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56.84">
                <text:p>56.8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6.84">
                <text:p>56.8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56.714">
                <text:p>56.71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7.326">
                <text:p>57.32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7.326">
                <text:p>57.32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57.29">
                <text:p>57.2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7.038">
                <text:p>57.03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57.452">
                <text:p>57.45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57.092">
                <text:p>57.0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57.02">
                <text:p>57.0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56.732">
                <text:p>56.73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6.948">
                <text:p>56.94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57.038">
                <text:p>57.03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57.416">
                <text:p>57.41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57.02">
                <text:p>57.0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7.542">
                <text:p>57.5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7.11">
                <text:p>57.1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7.074">
                <text:p>57.07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57.182">
                <text:p>57.18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57.668">
                <text:p>57.66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57.506">
                <text:p>57.50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56.786">
                <text:p>56.78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57.74">
                <text:p>57.7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57.326">
                <text:p>57.32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57.308">
                <text:p>57.3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7.83">
                <text:p>57.83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57.614">
                <text:p>57.61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57.47">
                <text:p>57.4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57.848">
                <text:p>57.848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57.812">
                <text:p>57.81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57.524">
                <text:p>57.52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57.668">
                <text:p>57.66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57.65">
                <text:p>57.6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57.992">
                <text:p>57.99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57.506">
                <text:p>57.50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8.01">
                <text:p>58.0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57.902">
                <text:p>57.9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57.776">
                <text:p>57.77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57.668">
                <text:p>57.668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57.704">
                <text:p>57.70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57.722">
                <text:p>57.722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57.722">
                <text:p>57.72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57.884">
                <text:p>57.88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58.46">
                <text:p>58.4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57.776">
                <text:p>57.77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7.902">
                <text:p>57.9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58.262">
                <text:p>58.26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58.37">
                <text:p>58.3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58.334">
                <text:p>58.33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57.956">
                <text:p>57.95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58.352">
                <text:p>58.35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58.046">
                <text:p>58.046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58.424">
                <text:p>58.42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8.118">
                <text:p>58.118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58.352">
                <text:p>58.35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58.154">
                <text:p>58.15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58.568">
                <text:p>58.568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58.298">
                <text:p>58.298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58.748">
                <text:p>58.74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58.604">
                <text:p>58.6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102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63cm" svg:height="8.947cm" xlink:href=".." xlink:type="simple" chart:class="chart:line" chart:style-name="ch1">
        <chart:title svg:x="5.432cm" svg:y="0.114cm" chart:style-name="ch2">
          <text:p>Temperate Data (with best fit line)</text:p>
        </chart:title>
        <chart:plot-area chart:style-name="ch3" table:cell-range-address="Sheet1.J9:Sheet1.L162" chart:data-source-has-labels="column" svg:x="0.729cm" svg:y="1.038cm" svg:width="15.059cm" svg:height="7.084cm">
          <chartooo:coordinate-region svg:x="1.641cm" svg:y="1.237cm" svg:width="14.147cm" svg:height="5.961cm"/>
          <chart:axis chart:dimension="x" chart:name="primary-x" chart:style-name="ch4" chartooo:axis-type="auto">
            <chartooo:date-scale/>
            <chart:title svg:x="6.944cm" svg:y="8.3cm" chart:style-name="ch5">
              <text:p>Year (since 1880)</text:p>
            </chart:title>
            <chart:categories table:cell-range-address="Sheet1.J9:Sheet1.J162"/>
          </chart:axis>
          <chart:axis chart:dimension="y" chart:name="primary-y" chart:style-name="ch4">
            <chart:title svg:x="0cm" svg:y="5.881cm" chart:style-name="ch6">
              <text:p>Temperature  (°F)</text:p>
            </chart:title>
            <chart:grid chart:style-name="ch7" chart:class="major"/>
          </chart:axis>
          <chart:series chart:style-name="ch8" chart:values-cell-range-address="Sheet1.K9:Sheet1.K162" chart:class="chart:line">
            <chart:data-point chart:repeated="154"/>
          </chart:series>
          <chart:series chart:style-name="ch9" chart:values-cell-range-address="Sheet1.L9:Sheet1.L162" chart:class="chart:line">
            <chart:data-point chart:repeated="1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J9:Sheet1.J162</svg:desc>
                </draw:g>
              </table:table-cell>
              <table:table-cell office:value-type="float" office:value="56.357">
                <text:p>56.357</text:p>
                <draw:g>
                  <svg:desc>Sheet1.K9:Sheet1.K162</svg:desc>
                </draw:g>
              </table:table-cell>
              <table:table-cell office:value-type="float" office:value="56.948">
                <text:p>56.948</text:p>
                <draw:g>
                  <svg:desc>Sheet1.L9:Sheet1.L16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6.3697">
                <text:p>56.3697</text:p>
              </table:table-cell>
              <table:table-cell office:value-type="float" office:value="57.128">
                <text:p>57.12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6.3824">
                <text:p>56.3824</text:p>
              </table:table-cell>
              <table:table-cell office:value-type="float" office:value="56.894">
                <text:p>56.89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6.3951">
                <text:p>56.3951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6.4077">
                <text:p>56.4077</text:p>
              </table:table-cell>
              <table:table-cell office:value-type="float" office:value="56.642">
                <text:p>56.64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6.4204">
                <text:p>56.4204</text:p>
              </table:table-cell>
              <table:table-cell office:value-type="float" office:value="56.462">
                <text:p>56.46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6.4331">
                <text:p>56.4331</text:p>
              </table:table-cell>
              <table:table-cell office:value-type="float" office:value="56.714">
                <text:p>56.71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6.4458">
                <text:p>56.4458</text:p>
              </table:table-cell>
              <table:table-cell office:value-type="float" office:value="56.606">
                <text:p>56.6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6.4584">
                <text:p>56.4584</text:p>
              </table:table-cell>
              <table:table-cell office:value-type="float" office:value="56.804">
                <text:p>56.80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6.4711">
                <text:p>56.4711</text:p>
              </table:table-cell>
              <table:table-cell office:value-type="float" office:value="57.164">
                <text:p>57.1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6.4838">
                <text:p>56.4838</text:p>
              </table:table-cell>
              <table:table-cell office:value-type="float" office:value="56.354">
                <text:p>56.35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6.4965">
                <text:p>56.4965</text:p>
              </table:table-cell>
              <table:table-cell office:value-type="float" office:value="56.912">
                <text:p>56.91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6.5092">
                <text:p>56.5092</text:p>
              </table:table-cell>
              <table:table-cell office:value-type="float" office:value="56.768">
                <text:p>56.7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6.5218">
                <text:p>56.5218</text:p>
              </table:table-cell>
              <table:table-cell office:value-type="float" office:value="56.588">
                <text:p>56.58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6.5345">
                <text:p>56.5345</text:p>
              </table:table-cell>
              <table:table-cell office:value-type="float" office:value="56.678">
                <text:p>56.67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6.5472">
                <text:p>56.5472</text:p>
              </table:table-cell>
              <table:table-cell office:value-type="float" office:value="56.804">
                <text:p>56.8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6.5599">
                <text:p>56.5599</text:p>
              </table:table-cell>
              <table:table-cell office:value-type="float" office:value="56.858">
                <text:p>56.85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6.5725">
                <text:p>56.5725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6.5852">
                <text:p>56.5852</text:p>
              </table:table-cell>
              <table:table-cell office:value-type="float" office:value="56.552">
                <text:p>56.55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6.5979">
                <text:p>56.5979</text:p>
              </table:table-cell>
              <table:table-cell office:value-type="float" office:value="56.84">
                <text:p>56.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6.6106">
                <text:p>56.6106</text:p>
              </table:table-cell>
              <table:table-cell office:value-type="float" office:value="57.11">
                <text:p>57.1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6.6232">
                <text:p>56.6232</text:p>
              </table:table-cell>
              <table:table-cell office:value-type="float" office:value="56.876">
                <text:p>56.87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6.6359">
                <text:p>56.6359</text:p>
              </table:table-cell>
              <table:table-cell office:value-type="float" office:value="56.642">
                <text:p>56.64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56.6486">
                <text:p>56.6486</text:p>
              </table:table-cell>
              <table:table-cell office:value-type="float" office:value="56.444">
                <text:p>56.44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6.6613">
                <text:p>56.6613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6.674">
                <text:p>56.674</text:p>
              </table:table-cell>
              <table:table-cell office:value-type="float" office:value="56.606">
                <text:p>56.60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6.6866">
                <text:p>56.6866</text:p>
              </table:table-cell>
              <table:table-cell office:value-type="float" office:value="56.84">
                <text:p>56.8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6.6993">
                <text:p>56.6993</text:p>
              </table:table-cell>
              <table:table-cell office:value-type="float" office:value="56.372">
                <text:p>56.37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56.712">
                <text:p>56.712</text:p>
              </table:table-cell>
              <table:table-cell office:value-type="float" office:value="56.48">
                <text:p>56.4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56.7247">
                <text:p>56.7247</text:p>
              </table:table-cell>
              <table:table-cell office:value-type="float" office:value="56.246">
                <text:p>56.2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6.7373">
                <text:p>56.7373</text:p>
              </table:table-cell>
              <table:table-cell office:value-type="float" office:value="56.588">
                <text:p>56.58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6.75">
                <text:p>56.75</text:p>
              </table:table-cell>
              <table:table-cell office:value-type="float" office:value="56.264">
                <text:p>56.2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6.7627">
                <text:p>56.7627</text:p>
              </table:table-cell>
              <table:table-cell office:value-type="float" office:value="56.858">
                <text:p>56.85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6.7754">
                <text:p>56.7754</text:p>
              </table:table-cell>
              <table:table-cell office:value-type="float" office:value="56.39">
                <text:p>56.3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6.788">
                <text:p>56.788</text:p>
              </table:table-cell>
              <table:table-cell office:value-type="float" office:value="56.858">
                <text:p>56.85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6.8007">
                <text:p>56.8007</text:p>
              </table:table-cell>
              <table:table-cell office:value-type="float" office:value="57.182">
                <text:p>57.18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56.8134">
                <text:p>56.8134</text:p>
              </table:table-cell>
              <table:table-cell office:value-type="float" office:value="56.732">
                <text:p>56.73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6.8261">
                <text:p>56.8261</text:p>
              </table:table-cell>
              <table:table-cell office:value-type="float" office:value="56.336">
                <text:p>56.33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56.8387">
                <text:p>56.8387</text:p>
              </table:table-cell>
              <table:table-cell office:value-type="float" office:value="56.552">
                <text:p>56.55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56.8514">
                <text:p>56.8514</text:p>
              </table:table-cell>
              <table:table-cell office:value-type="float" office:value="56.858">
                <text:p>56.8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6.8641">
                <text:p>56.8641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56.8768">
                <text:p>56.8768</text:p>
              </table:table-cell>
              <table:table-cell office:value-type="float" office:value="56.57">
                <text:p>56.5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56.8895">
                <text:p>56.8895</text:p>
              </table:table-cell>
              <table:table-cell office:value-type="float" office:value="56.588">
                <text:p>56.58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6.9021">
                <text:p>56.9021</text:p>
              </table:table-cell>
              <table:table-cell office:value-type="float" office:value="56.624">
                <text:p>56.62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6.9148">
                <text:p>56.9148</text:p>
              </table:table-cell>
              <table:table-cell office:value-type="float" office:value="56.876">
                <text:p>56.87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56.9275">
                <text:p>56.9275</text:p>
              </table:table-cell>
              <table:table-cell office:value-type="float" office:value="56.678">
                <text:p>56.67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6.9402">
                <text:p>56.9402</text:p>
              </table:table-cell>
              <table:table-cell office:value-type="float" office:value="56.768">
                <text:p>56.76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6.9528">
                <text:p>56.9528</text:p>
              </table:table-cell>
              <table:table-cell office:value-type="float" office:value="56.768">
                <text:p>56.76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56.9655">
                <text:p>56.9655</text:p>
              </table:table-cell>
              <table:table-cell office:value-type="float" office:value="56.678">
                <text:p>56.67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56.9782">
                <text:p>56.9782</text:p>
              </table:table-cell>
              <table:table-cell office:value-type="float" office:value="56.516">
                <text:p>56.5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6.9909">
                <text:p>56.9909</text:p>
              </table:table-cell>
              <table:table-cell office:value-type="float" office:value="56.768">
                <text:p>56.76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7.0035">
                <text:p>57.0035</text:p>
              </table:table-cell>
              <table:table-cell office:value-type="float" office:value="56.804">
                <text:p>56.80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7.0162">
                <text:p>57.0162</text:p>
              </table:table-cell>
              <table:table-cell office:value-type="float" office:value="56.804">
                <text:p>56.80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7.0289">
                <text:p>57.0289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7.0416">
                <text:p>57.0416</text:p>
              </table:table-cell>
              <table:table-cell office:value-type="float" office:value="57.02">
                <text:p>57.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7.0542">
                <text:p>57.0542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7.0669">
                <text:p>57.0669</text:p>
              </table:table-cell>
              <table:table-cell office:value-type="float" office:value="56.93">
                <text:p>56.9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.0796">
                <text:p>57.0796</text:p>
              </table:table-cell>
              <table:table-cell office:value-type="float" office:value="57.092">
                <text:p>57.09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7.0923">
                <text:p>57.0923</text:p>
              </table:table-cell>
              <table:table-cell office:value-type="float" office:value="57.074">
                <text:p>57.07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7.105">
                <text:p>57.105</text:p>
              </table:table-cell>
              <table:table-cell office:value-type="float" office:value="57.074">
                <text:p>57.0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7.1176">
                <text:p>57.1176</text:p>
              </table:table-cell>
              <table:table-cell office:value-type="float" office:value="57.308">
                <text:p>57.30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7.1303">
                <text:p>57.1303</text:p>
              </table:table-cell>
              <table:table-cell office:value-type="float" office:value="57.38">
                <text:p>57.3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57.143">
                <text:p>57.143</text:p>
              </table:table-cell>
              <table:table-cell office:value-type="float" office:value="57.452">
                <text:p>57.45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57.1557">
                <text:p>57.1557</text:p>
              </table:table-cell>
              <table:table-cell office:value-type="float" office:value="57.38">
                <text:p>57.3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7.1683">
                <text:p>57.1683</text:p>
              </table:table-cell>
              <table:table-cell office:value-type="float" office:value="57.668">
                <text:p>57.66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57.181">
                <text:p>57.181</text:p>
              </table:table-cell>
              <table:table-cell office:value-type="float" office:value="57.38">
                <text:p>57.3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57.1937">
                <text:p>57.1937</text:p>
              </table:table-cell>
              <table:table-cell office:value-type="float" office:value="57.146">
                <text:p>57.14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57.2064">
                <text:p>57.2064</text:p>
              </table:table-cell>
              <table:table-cell office:value-type="float" office:value="57.092">
                <text:p>57.09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57.219">
                <text:p>57.219</text:p>
              </table:table-cell>
              <table:table-cell office:value-type="float" office:value="57.308">
                <text:p>57.30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7.2317">
                <text:p>57.2317</text:p>
              </table:table-cell>
              <table:table-cell office:value-type="float" office:value="57.002">
                <text:p>57.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7.2444">
                <text:p>57.2444</text:p>
              </table:table-cell>
              <table:table-cell office:value-type="float" office:value="56.984">
                <text:p>56.98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7.2571">
                <text:p>57.2571</text:p>
              </table:table-cell>
              <table:table-cell office:value-type="float" office:value="57.164">
                <text:p>57.16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7.2698">
                <text:p>57.2698</text:p>
              </table:table-cell>
              <table:table-cell office:value-type="float" office:value="57.11">
                <text:p>57.1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57.2824">
                <text:p>57.2824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57.2951">
                <text:p>57.2951</text:p>
              </table:table-cell>
              <table:table-cell office:value-type="float" office:value="56.84">
                <text:p>56.8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7.3078">
                <text:p>57.3078</text:p>
              </table:table-cell>
              <table:table-cell office:value-type="float" office:value="56.84">
                <text:p>56.8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57.3205">
                <text:p>57.3205</text:p>
              </table:table-cell>
              <table:table-cell office:value-type="float" office:value="56.714">
                <text:p>56.71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7.3331">
                <text:p>57.3331</text:p>
              </table:table-cell>
              <table:table-cell office:value-type="float" office:value="57.326">
                <text:p>57.32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7.3458">
                <text:p>57.3458</text:p>
              </table:table-cell>
              <table:table-cell office:value-type="float" office:value="57.326">
                <text:p>57.32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57.3585">
                <text:p>57.3585</text:p>
              </table:table-cell>
              <table:table-cell office:value-type="float" office:value="57.29">
                <text:p>57.2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7.3712">
                <text:p>57.3712</text:p>
              </table:table-cell>
              <table:table-cell office:value-type="float" office:value="57.038">
                <text:p>57.03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57.3838">
                <text:p>57.3838</text:p>
              </table:table-cell>
              <table:table-cell office:value-type="float" office:value="57.452">
                <text:p>57.45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57.3965">
                <text:p>57.3965</text:p>
              </table:table-cell>
              <table:table-cell office:value-type="float" office:value="57.092">
                <text:p>57.0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57.4092">
                <text:p>57.4092</text:p>
              </table:table-cell>
              <table:table-cell office:value-type="float" office:value="57.02">
                <text:p>57.0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57.4219">
                <text:p>57.4219</text:p>
              </table:table-cell>
              <table:table-cell office:value-type="float" office:value="56.732">
                <text:p>56.73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7.4345">
                <text:p>57.4345</text:p>
              </table:table-cell>
              <table:table-cell office:value-type="float" office:value="56.948">
                <text:p>56.94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57.4472">
                <text:p>57.4472</text:p>
              </table:table-cell>
              <table:table-cell office:value-type="float" office:value="57.038">
                <text:p>57.03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57.4599">
                <text:p>57.4599</text:p>
              </table:table-cell>
              <table:table-cell office:value-type="float" office:value="57.416">
                <text:p>57.41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57.4726">
                <text:p>57.4726</text:p>
              </table:table-cell>
              <table:table-cell office:value-type="float" office:value="57.02">
                <text:p>57.0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7.4853">
                <text:p>57.4853</text:p>
              </table:table-cell>
              <table:table-cell office:value-type="float" office:value="57.542">
                <text:p>57.5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7.4979">
                <text:p>57.4979</text:p>
              </table:table-cell>
              <table:table-cell office:value-type="float" office:value="57.11">
                <text:p>57.1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7.5106">
                <text:p>57.5106</text:p>
              </table:table-cell>
              <table:table-cell office:value-type="float" office:value="57.074">
                <text:p>57.07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57.5233">
                <text:p>57.5233</text:p>
              </table:table-cell>
              <table:table-cell office:value-type="float" office:value="57.182">
                <text:p>57.18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57.536">
                <text:p>57.536</text:p>
              </table:table-cell>
              <table:table-cell office:value-type="float" office:value="57.668">
                <text:p>57.66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57.5486">
                <text:p>57.5486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57.5613">
                <text:p>57.5613</text:p>
              </table:table-cell>
              <table:table-cell office:value-type="float" office:value="57.506">
                <text:p>57.50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57.574">
                <text:p>57.574</text:p>
              </table:table-cell>
              <table:table-cell office:value-type="float" office:value="56.786">
                <text:p>56.78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57.5867">
                <text:p>57.5867</text:p>
              </table:table-cell>
              <table:table-cell office:value-type="float" office:value="57.74">
                <text:p>57.7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57.5993">
                <text:p>57.5993</text:p>
              </table:table-cell>
              <table:table-cell office:value-type="float" office:value="57.326">
                <text:p>57.32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57.612">
                <text:p>57.612</text:p>
              </table:table-cell>
              <table:table-cell office:value-type="float" office:value="57.308">
                <text:p>57.3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7.6247">
                <text:p>57.6247</text:p>
              </table:table-cell>
              <table:table-cell office:value-type="float" office:value="57.83">
                <text:p>57.83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57.6374">
                <text:p>57.6374</text:p>
              </table:table-cell>
              <table:table-cell office:value-type="float" office:value="57.614">
                <text:p>57.61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57.65">
                <text:p>57.65</text:p>
              </table:table-cell>
              <table:table-cell office:value-type="float" office:value="57.47">
                <text:p>57.4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57.6627">
                <text:p>57.6627</text:p>
              </table:table-cell>
              <table:table-cell office:value-type="float" office:value="57.848">
                <text:p>57.848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57.6754">
                <text:p>57.6754</text:p>
              </table:table-cell>
              <table:table-cell office:value-type="float" office:value="57.812">
                <text:p>57.81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57.6881">
                <text:p>57.6881</text:p>
              </table:table-cell>
              <table:table-cell office:value-type="float" office:value="57.524">
                <text:p>57.52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57.7008">
                <text:p>57.7008</text:p>
              </table:table-cell>
              <table:table-cell office:value-type="float" office:value="57.668">
                <text:p>57.66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57.7134">
                <text:p>57.7134</text:p>
              </table:table-cell>
              <table:table-cell office:value-type="float" office:value="57.65">
                <text:p>57.6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57.7261">
                <text:p>57.7261</text:p>
              </table:table-cell>
              <table:table-cell office:value-type="float" office:value="57.992">
                <text:p>57.99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57.7388">
                <text:p>57.7388</text:p>
              </table:table-cell>
              <table:table-cell office:value-type="float" office:value="57.506">
                <text:p>57.50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7.7515">
                <text:p>57.7515</text:p>
              </table:table-cell>
              <table:table-cell office:value-type="float" office:value="58.01">
                <text:p>58.0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57.7641">
                <text:p>57.7641</text:p>
              </table:table-cell>
              <table:table-cell office:value-type="float" office:value="57.902">
                <text:p>57.9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57.7768">
                <text:p>57.7768</text:p>
              </table:table-cell>
              <table:table-cell office:value-type="float" office:value="57.776">
                <text:p>57.77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57.7895">
                <text:p>57.7895</text:p>
              </table:table-cell>
              <table:table-cell office:value-type="float" office:value="57.668">
                <text:p>57.668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57.8022">
                <text:p>57.8022</text:p>
              </table:table-cell>
              <table:table-cell office:value-type="float" office:value="57.704">
                <text:p>57.70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57.8148">
                <text:p>57.8148</text:p>
              </table:table-cell>
              <table:table-cell office:value-type="float" office:value="57.722">
                <text:p>57.722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57.8275">
                <text:p>57.8275</text:p>
              </table:table-cell>
              <table:table-cell office:value-type="float" office:value="57.722">
                <text:p>57.72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57.8402">
                <text:p>57.8402</text:p>
              </table:table-cell>
              <table:table-cell office:value-type="float" office:value="57.884">
                <text:p>57.88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57.8529">
                <text:p>57.8529</text:p>
              </table:table-cell>
              <table:table-cell office:value-type="float" office:value="58.46">
                <text:p>58.4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57.8656">
                <text:p>57.8656</text:p>
              </table:table-cell>
              <table:table-cell office:value-type="float" office:value="57.776">
                <text:p>57.77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7.8782">
                <text:p>57.8782</text:p>
              </table:table-cell>
              <table:table-cell office:value-type="float" office:value="57.902">
                <text:p>57.9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57.8909">
                <text:p>57.8909</text:p>
              </table:table-cell>
              <table:table-cell office:value-type="float" office:value="58.262">
                <text:p>58.26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57.9036">
                <text:p>57.9036</text:p>
              </table:table-cell>
              <table:table-cell office:value-type="float" office:value="58.37">
                <text:p>58.3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57.9163">
                <text:p>57.9163</text:p>
              </table:table-cell>
              <table:table-cell office:value-type="float" office:value="58.334">
                <text:p>58.33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57.9289">
                <text:p>57.9289</text:p>
              </table:table-cell>
              <table:table-cell office:value-type="float" office:value="57.956">
                <text:p>57.95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57.9416">
                <text:p>57.9416</text:p>
              </table:table-cell>
              <table:table-cell office:value-type="float" office:value="58.352">
                <text:p>58.35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57.9543">
                <text:p>57.9543</text:p>
              </table:table-cell>
              <table:table-cell office:value-type="float" office:value="58.046">
                <text:p>58.046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57.967">
                <text:p>57.967</text:p>
              </table:table-cell>
              <table:table-cell office:value-type="float" office:value="58.424">
                <text:p>58.42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7.9796">
                <text:p>57.9796</text:p>
              </table:table-cell>
              <table:table-cell office:value-type="float" office:value="58.118">
                <text:p>58.118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57.9923">
                <text:p>57.9923</text:p>
              </table:table-cell>
              <table:table-cell office:value-type="float" office:value="58.352">
                <text:p>58.35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8.005">
                <text:p>58.005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58.0177">
                <text:p>58.0177</text:p>
              </table:table-cell>
              <table:table-cell office:value-type="float" office:value="58.154">
                <text:p>58.15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58.0303">
                <text:p>58.0303</text:p>
              </table:table-cell>
              <table:table-cell office:value-type="float" office:value="58.568">
                <text:p>58.568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58.043">
                <text:p>58.043</text:p>
              </table:table-cell>
              <table:table-cell office:value-type="float" office:value="58.298">
                <text:p>58.298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58.0557">
                <text:p>58.0557</text:p>
              </table:table-cell>
              <table:table-cell office:value-type="float" office:value="58.748">
                <text:p>58.74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58.0684">
                <text:p>58.0684</text:p>
              </table:table-cell>
              <table:table-cell office:value-type="float" office:value="58.604">
                <text:p>58.60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58.0811">
                <text:p>58.0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58.0937">
                <text:p>58.0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58.1064">
                <text:p>58.1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58.1191">
                <text:p>58.1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8.1318">
                <text:p>58.1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58.1444">
                <text:p>58.1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58.1571">
                <text:p>58.1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58.1698">
                <text:p>58.1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58.1825">
                <text:p>58.1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58.1951">
                <text:p>58.1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58.2078">
                <text:p>58.2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58.2205">
                <text:p>58.2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58.2332">
                <text:p>58.2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58.2458">
                <text:p>58.2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8.2585">
                <text:p>58.2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58.2712">
                <text:p>58.2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58.2839">
                <text:p>58.2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58.2966">
                <text:p>58.29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